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Book Antiqua" svg:font-family="'Book Antiqu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Tahoma" svg:font-family="Tahoma" style:font-family-generic="swiss" style:font-pitch="variable"/>
  </office:font-face-decls>
  <office:automatic-styles>
    <style:style style:name="Tabla2" style:family="table">
      <style:table-properties style:width="17.724cm" fo:margin-left="0.508cm" table:align="left"/>
    </style:style>
    <style:style style:name="Tabla2.A" style:family="table-column">
      <style:table-column-properties style:column-width="3.429cm"/>
    </style:style>
    <style:style style:name="Tabla2.B" style:family="table-column">
      <style:table-column-properties style:column-width="2.002cm"/>
    </style:style>
    <style:style style:name="Tabla2.D" style:family="table-column">
      <style:table-column-properties style:column-width="6.003cm"/>
    </style:style>
    <style:style style:name="Tabla2.E" style:family="table-column">
      <style:table-column-properties style:column-width="4.288cm"/>
    </style:style>
    <style:style style:name="Tabla2.1" style:family="table-row">
      <style:table-row-properties style:min-row-height="1.229cm" style:use-optimal-row-height="false"/>
    </style:style>
    <style:style style:name="Tabla2.A1" style:family="table-cell">
      <style:table-cell-properties fo:padding-left="0.191cm" fo:padding-right="0.191cm" fo:padding-top="0cm" fo:padding-bottom="0cm" fo:border="0.5pt solid #000000" style:writing-mode="lr-tb"/>
    </style:style>
    <style:style style:name="Tabla2.2" style:family="table-row">
      <style:table-row-properties style:min-row-height="0.799cm" style:use-optimal-row-height="false"/>
    </style:style>
    <style:style style:name="P1" style:family="paragraph" style:parent-style-name="Heading">
      <style:paragraph-properties fo:margin-left="0cm" fo:margin-right="0.635cm" fo:text-align="center" style:justify-single-word="false" fo:text-indent="0cm" style:auto-text-indent="false"/>
    </style:style>
    <style:style style:name="P2" style:family="paragraph" style:parent-style-name="Heading">
      <style:paragraph-properties fo:text-align="center" style:justify-single-word="false"/>
    </style:style>
    <style:style style:name="P3" style:family="paragraph" style:parent-style-name="Heading">
      <style:paragraph-properties fo:text-align="end" style:justify-single-word="false"/>
    </style:style>
    <style:style style:name="P4" style:family="paragraph" style:parent-style-name="Heading">
      <style:text-properties fo:language="en" fo:country="US"/>
    </style:style>
    <style:style style:name="P5" style:family="paragraph" style:parent-style-name="Footer">
      <style:paragraph-properties>
        <style:tab-stops>
          <style:tab-stop style:position="13.653cm"/>
        </style:tab-stops>
      </style:paragraph-properties>
    </style:style>
    <style:style style:name="P6" style:family="paragraph" style:parent-style-name="Footer">
      <style:paragraph-properties>
        <style:tab-stops>
          <style:tab-stop style:position="13.018cm"/>
        </style:tab-stops>
      </style:paragraph-properties>
    </style:style>
    <style:style style:name="P7" style:family="paragraph" style:parent-style-name="Footer">
      <style:paragraph-properties>
        <style:tab-stops>
          <style:tab-stop style:position="13.335cm"/>
        </style:tab-stops>
      </style:paragraph-properties>
    </style:style>
    <style:style style:name="P8" style:family="paragraph" style:parent-style-name="Texto_20_independiente">
      <style:paragraph-properties fo:break-before="page"/>
      <style:text-properties style:font-name="Arial" style:font-name-complex="Arial"/>
    </style:style>
    <style:style style:name="P9" style:family="paragraph" style:parent-style-name="Texto_20_independiente">
      <style:paragraph-properties fo:text-align="center" style:justify-single-word="false" fo:break-before="page"/>
      <style:text-properties fo:font-size="14pt" fo:font-weight="bold" fo:background-color="#ffffff" style:font-size-asian="14pt" style:font-weight-asian="bold"/>
    </style:style>
    <style:style style:name="P10" style:family="paragraph" style:parent-style-name="Normal">
      <style:text-properties style:font-name="Arial" fo:font-weight="bold" fo:background-color="#ffffff" style:font-weight-asian="bold" style:font-name-complex="Arial"/>
    </style:style>
    <style:style style:name="P11" style:family="paragraph" style:parent-style-name="Normal">
      <style:text-properties style:font-name="Arial" fo:background-color="#ffffff" style:font-name-complex="Arial"/>
    </style:style>
    <style:style style:name="P12" style:family="paragraph" style:parent-style-name="Normal">
      <style:paragraph-properties fo:text-align="justify" style:justify-single-word="false"/>
      <style:text-properties fo:color="#0000ff" style:font-name="Arial" fo:font-style="italic" fo:background-color="#ffffff" style:font-style-asian="italic" style:font-name-complex="Arial"/>
    </style:style>
    <style:style style:name="P13" style:family="paragraph" style:parent-style-name="Normal">
      <style:paragraph-properties fo:text-align="center" style:justify-single-word="false"/>
    </style:style>
    <style:style style:name="P14" style:family="paragraph" style:parent-style-name="Normal">
      <style:paragraph-properties fo:text-align="center" style:justify-single-word="false"/>
      <style:text-properties fo:color="#000000" style:font-name="Arial" fo:font-size="12pt" fo:font-weight="bold" fo:background-color="#ffffff" style:font-size-asian="12pt" style:font-weight-asian="bold" style:font-name-complex="Arial" style:font-size-complex="12pt" style:font-weight-complex="bold"/>
    </style:style>
    <style:style style:name="P15" style:family="paragraph" style:parent-style-name="Normal">
      <style:paragraph-properties fo:text-align="center" style:justify-single-word="false"/>
      <style:text-properties fo:color="#000000" style:font-name="Arial" fo:font-size="12pt" fo:language="fr" fo:country="FR" fo:background-color="#ffffff" style:font-size-asian="12pt" style:font-name-complex="Arial" style:font-size-complex="12pt"/>
    </style:style>
    <style:style style:name="P16" style:family="paragraph" style:parent-style-name="Normal">
      <style:text-properties fo:color="#000000" style:font-name="Arial" fo:font-size="12pt" fo:background-color="#ffffff" style:font-size-asian="12pt" style:font-name-complex="Arial" style:font-size-complex="12pt"/>
    </style:style>
    <style:style style:name="P17" style:family="paragraph" style:parent-style-name="Normal">
      <style:text-properties fo:background-color="#ffffff"/>
    </style:style>
    <style:style style:name="P18" style:family="paragraph" style:parent-style-name="TDC_20_1">
      <style:paragraph-properties>
        <style:tab-stops>
          <style:tab-stop style:position="0.847cm"/>
          <style:tab-stop style:position="16.983cm" style:type="right" style:leader-style="dotted" style:leader-text="."/>
        </style:tab-stops>
      </style:paragraph-properties>
    </style:style>
    <style:style style:name="P19" style:family="paragraph" style:parent-style-name="TDC_20_2">
      <style:paragraph-properties>
        <style:tab-stops>
          <style:tab-stop style:position="1.129cm"/>
          <style:tab-stop style:position="16.559cm" style:type="right" style:leader-style="dotted" style:leader-text="."/>
        </style:tab-stops>
      </style:paragraph-properties>
    </style:style>
    <style:style style:name="P20" style:family="paragraph" style:parent-style-name="TDC_20_3">
      <style:paragraph-properties>
        <style:tab-stops>
          <style:tab-stop style:position="1.482cm"/>
          <style:tab-stop style:position="16.136cm" style:type="right" style:leader-style="dotted" style:leader-text="."/>
        </style:tab-stops>
      </style:paragraph-properties>
    </style:style>
    <style:style style:name="P21" style:family="paragraph" style:parent-style-name="TDC_20_3">
      <style:paragraph-properties>
        <style:tab-stops>
          <style:tab-stop style:position="16.136cm" style:type="right" style:leader-style="dotted" style:leader-text="."/>
        </style:tab-stops>
      </style:paragraph-properties>
    </style:style>
    <style:style style:name="P22" style:family="paragraph" style:parent-style-name="Normal">
      <style:paragraph-properties fo:margin-left="0.635cm" fo:margin-right="0cm" fo:text-align="justify" style:justify-single-word="false" fo:text-indent="0cm" style:auto-text-indent="false">
        <style:tab-stops/>
      </style:paragraph-properties>
      <style:text-properties fo:color="#000000" style:font-name="Arial" fo:font-size="12pt" fo:font-style="italic" fo:background-color="#ffffff" style:font-size-asian="12pt" style:font-style-asian="italic" style:font-name-complex="Arial" style:font-size-complex="12pt"/>
    </style:style>
    <style:style style:name="P23" style:family="paragraph" style:parent-style-name="Normal">
      <style:paragraph-properties fo:margin-left="0.635cm" fo:margin-right="0cm" fo:margin-top="0cm" fo:margin-bottom="0cm" style:contextual-spacing="false" fo:text-align="justify" style:justify-single-word="false" fo:text-indent="0cm" style:auto-text-indent="false">
        <style:tab-stops/>
      </style:paragraph-properties>
      <style:text-properties fo:font-size="12pt" fo:font-style="normal" fo:background-color="#ffffff" style:font-size-asian="12pt" style:font-style-asian="normal"/>
    </style:style>
    <style:style style:name="P24"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font-style="normal" style:text-underline-style="none" fo:font-weight="bold" style:text-blinking="false" fo:background-color="#ffffff" style:font-size-asian="12pt" style:font-weight-asian="bold" style:font-name-complex="Candara" style:font-size-complex="12pt" style:font-weight-complex="bold"/>
    </style:style>
    <style:style style:name="P25" style:family="paragraph" style:parent-style-name="Standard">
      <style:paragraph-properties>
        <style:tab-stops>
          <style:tab-stop style:position="-3.251cm"/>
          <style:tab-stop style:position="2.251cm"/>
        </style:tab-stops>
      </style:paragraph-properties>
      <style:text-properties fo:font-variant="normal" fo:text-transform="none" fo:color="#000000" style:text-line-through-style="none" style:text-line-through-type="none" style:font-name="Arial1" fo:font-size="12pt" fo:font-style="normal" style:text-underline-style="none" fo:font-weight="normal" style:text-blinking="false" fo:background-color="#ffffff" style:font-size-asian="12pt" style:font-weight-asian="bold" style:font-name-complex="Candara" style:font-size-complex="12pt" style:font-weight-complex="bold"/>
    </style:style>
    <style:style style:name="P26" style:family="paragraph" style:parent-style-name="Standard">
      <style:paragraph-properties fo:margin-top="0cm" fo:margin-bottom="0cm" style:contextual-spacing="false" fo:line-height="114%" fo:text-align="start" style:justify-single-word="false" style:writing-mode="lr-tb"/>
      <style:text-properties fo:font-variant="normal" fo:text-transform="none" fo:color="#000000" style:text-line-through-style="none" style:text-line-through-type="none" style:font-name="Candara" fo:font-size="12pt" fo:font-style="normal" style:text-underline-style="none" fo:font-weight="normal" style:text-blinking="false" fo:background-color="#ffffff" style:font-size-asian="12pt" style:font-weight-asian="bold" style:font-name-complex="Candara" style:font-size-complex="12pt" style:font-weight-complex="bold"/>
    </style:style>
    <style:style style:name="P27" style:family="paragraph" style:parent-style-name="Standard">
      <style:paragraph-properties fo:margin-top="0cm" fo:margin-bottom="0cm" style:contextual-spacing="false" fo:line-height="114%" fo:text-align="start"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ffffff" style:font-size-asian="12pt" style:font-weight-asian="bold" style:font-name-complex="Candara" style:font-size-complex="12pt" style:font-weight-complex="bold"/>
    </style:style>
    <style:style style:name="P28"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29" style:family="paragraph" style:parent-style-name="Text_20_body">
      <style:paragraph-properties fo:margin-top="0cm" fo:margin-bottom="0cm" style:contextual-spacing="false" fo:line-height="114%" style:writing-mode="lr-tb"/>
      <style:text-properties fo:color="#000000" style:font-name="Arial" fo:font-size="12pt" fo:background-color="#ffffff" style:font-size-asian="12pt" style:font-size-complex="12pt"/>
    </style:style>
    <style:style style:name="P30" style:family="paragraph" style:parent-style-name="Text_20_body">
      <style:paragraph-properties fo:margin-top="0cm" fo:margin-bottom="0cm" style:contextual-spacing="false" fo:line-height="114%" style:writing-mode="lr-tb"/>
      <style:text-properties fo:color="#ff3333" style:font-name="Arial" fo:font-size="12pt" officeooo:rsid="00194af9" fo:background-color="#ffffff" style:font-size-asian="12pt" style:font-size-complex="12pt"/>
    </style:style>
    <style:style style:name="P31" style:family="paragraph" style:parent-style-name="Text_20_body">
      <style:paragraph-properties fo:margin-top="0cm" fo:margin-bottom="0cm"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32" style:family="paragraph" style:parent-style-name="Text_20_body">
      <style:paragraph-properties fo:margin-left="1.249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33" style:family="paragraph" style:parent-style-name="Text_20_body">
      <style:paragraph-properties fo:margin-left="1.249cm" fo:margin-right="0cm" fo:margin-top="0cm" fo:margin-bottom="0cm" style:contextual-spacing="false" fo:line-height="114%" fo:text-align="start"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34" style:family="paragraph" style:parent-style-name="Text_20_body">
      <style:paragraph-properties fo:margin-left="1.249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ffffff" style:font-size-asian="12pt" style:font-size-complex="12pt"/>
    </style:style>
    <style:style style:name="P35" style:family="paragraph" style:parent-style-name="Text_20_body">
      <style:paragraph-properties fo:margin-left="1.249cm" fo:margin-right="0cm" fo:margin-top="0cm" fo:margin-bottom="0cm" style:contextual-spacing="false" fo:line-height="114%" fo:text-align="start"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ffffff" style:font-size-asian="12pt" style:font-size-complex="12pt"/>
    </style:style>
    <style:style style:name="P36" style:family="paragraph" style:parent-style-name="Text_20_body">
      <style:paragraph-properties fo:margin-left="1.249cm" fo:margin-right="0cm" fo:margin-top="0cm" fo:margin-bottom="0cm" style:contextual-spacing="false" fo:line-height="114%" fo:text-align="start"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37" style:family="paragraph" style:parent-style-name="Text_20_body">
      <style:paragraph-properties fo:margin-left="1.249cm" fo:margin-right="0cm" fo:margin-top="0cm" fo:margin-bottom="0cm" style:contextual-spacing="false" fo:text-align="justify" style:justify-single-word="false" fo:text-indent="0cm" style:auto-text-indent="false">
        <style:tab-stops>
          <style:tab-stop style:position="0.318cm"/>
        </style:tab-stops>
      </style:paragraph-properties>
      <style:text-properties fo:font-variant="normal" fo:text-transform="none" fo:color="#000000" style:text-line-through-style="none" style:text-line-through-type="none" style:font-name="Arial" fo:font-size="12pt" fo:font-style="normal" style:text-underline-style="none" fo:font-weight="bold" style:text-blinking="false" fo:background-color="#ffffff" style:font-size-asian="12pt" style:font-style-asian="normal" style:font-size-complex="12pt"/>
    </style:style>
    <style:style style:name="P38" style:family="paragraph" style:parent-style-name="Título_20_de_20_índice">
      <style:paragraph-properties fo:margin-left="1.249cm" fo:margin-right="0cm" fo:text-align="justify" style:justify-single-word="false" fo:text-indent="0cm" style:auto-text-indent="false">
        <style:tab-stops/>
      </style:paragraph-properties>
      <style:text-properties fo:color="#000000" style:font-name="Arial" fo:font-size="12pt" fo:font-style="italic" fo:background-color="#ffffff" style:font-size-asian="12pt" style:font-style-asian="italic" style:font-name-complex="Arial" style:font-size-complex="12pt" style:font-style-complex="italic"/>
    </style:style>
    <style:style style:name="P39" style:family="paragraph" style:parent-style-name="Normal">
      <style:paragraph-properties fo:margin-left="1.249cm" fo:margin-right="0cm" fo:text-align="justify" style:justify-single-word="false" fo:text-indent="0cm" style:auto-text-indent="false">
        <style:tab-stops/>
      </style:paragraph-properties>
      <style:text-properties fo:color="#000000" style:font-name="Arial" fo:font-size="12pt" fo:font-style="normal" fo:background-color="#ffffff" style:font-size-asian="12pt" style:font-style-asian="normal" style:font-name-complex="Arial" style:font-size-complex="12pt" style:font-style-complex="normal"/>
    </style:style>
    <style:style style:name="P40" style:family="paragraph" style:parent-style-name="Normal">
      <style:paragraph-properties fo:margin-left="1.249cm" fo:margin-right="0cm" fo:text-indent="0cm" style:auto-text-indent="false">
        <style:tab-stops/>
      </style:paragraph-properties>
      <style:text-properties fo:color="#000000" style:font-name="Arial" fo:font-size="12pt" fo:font-weight="bold" fo:background-color="#ffffff" style:font-size-asian="12pt" style:font-weight-asian="bold" style:font-size-complex="12pt" style:font-weight-complex="bold"/>
    </style:style>
    <style:style style:name="P41" style:family="paragraph" style:parent-style-name="Normal">
      <style:paragraph-properties fo:margin-left="1.249cm" fo:margin-right="0cm" fo:text-indent="0cm" style:auto-text-indent="false">
        <style:tab-stops/>
      </style:paragraph-properties>
      <style:text-properties fo:color="#000000" style:font-name="Arial" fo:font-size="12pt" fo:background-color="#ffffff" style:font-size-asian="12pt" style:font-size-complex="12pt"/>
    </style:style>
    <style:style style:name="P42" style:family="paragraph" style:parent-style-name="Normal">
      <style:paragraph-properties fo:margin-left="1.249cm" fo:margin-right="0cm" fo:text-indent="0cm" style:auto-text-indent="false"/>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tyle-asian="normal" style:font-size-complex="12pt"/>
    </style:style>
    <style:style style:name="P43" style:family="paragraph" style:parent-style-name="Normal">
      <style:paragraph-properties fo:margin-left="1.249cm" fo:margin-right="0cm" fo:text-align="justify" style:justify-single-word="false" fo:text-indent="0cm" style:auto-text-indent="false">
        <style:tab-stops/>
      </style:paragraph-properties>
      <style:text-properties fo:color="#0000ff" style:font-name="Arial" fo:font-style="italic" fo:background-color="#ffffff" style:font-style-asian="italic" style:font-name-complex="Arial"/>
    </style:style>
    <style:style style:name="P44" style:family="paragraph" style:parent-style-name="Text_20_body">
      <style:paragraph-properties fo:margin-left="1.249cm" fo:margin-right="0cm" fo:text-align="justify" style:justify-single-word="false" fo:text-indent="0cm" style:auto-text-indent="false">
        <style:tab-stops/>
      </style:paragraph-properties>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tyle-asian="italic" style:font-name-complex="Arial" style:font-size-complex="12pt"/>
    </style:style>
    <style:style style:name="P45" style:family="paragraph" style:parent-style-name="Text_20_body">
      <style:paragraph-properties fo:margin-left="1.249cm" fo:margin-right="0cm" fo:text-indent="0cm" style:auto-text-indent="false"/>
      <style:text-properties fo:font-variant="normal" fo:text-transform="none" fo:color="#000000" style:text-line-through-style="none" style:text-line-through-type="none" style:font-name="Arial" fo:font-size="12pt" fo:font-style="normal" style:text-underline-style="none" fo:font-weight="bold" style:text-blinking="false" fo:background-color="#ffffff" style:font-size-asian="12pt" style:font-size-complex="12pt"/>
    </style:style>
    <style:style style:name="P46" style:family="paragraph" style:parent-style-name="Text_20_body">
      <style:paragraph-properties fo:margin-left="1.249cm" fo:margin-right="0cm" fo:text-indent="0cm" style:auto-text-indent="false"/>
      <style:text-properties fo:color="#000000" style:font-name="Arial" fo:font-size="12pt" fo:background-color="#ffffff" style:font-size-asian="12pt" style:font-size-complex="12pt"/>
    </style:style>
    <style:style style:name="P47" style:family="paragraph" style:parent-style-name="Text_20_body">
      <style:paragraph-properties fo:margin-left="1.249cm" fo:margin-right="0cm" fo:text-indent="0cm" style:auto-text-indent="false"/>
      <style:text-properties fo:color="#000000" style:font-name="Arial" fo:font-size="12pt" fo:font-style="normal" fo:background-color="#ffffff" style:font-size-asian="12pt" style:font-style-asian="normal" style:font-size-complex="12pt"/>
    </style:style>
    <style:style style:name="P48" style:family="paragraph" style:parent-style-name="Texto_20_independiente">
      <style:paragraph-properties fo:margin-left="1.588cm" fo:margin-right="0cm" fo:text-indent="0cm" style:auto-text-indent="false">
        <style:tab-stops/>
      </style:paragraph-properties>
      <style:text-properties fo:color="#000000" style:font-name="Arial" fo:font-size="12pt" fo:font-style="normal" fo:background-color="#ffffff" style:font-size-asian="12pt" style:font-style-asian="normal" style:font-size-complex="12pt" style:font-style-complex="normal"/>
    </style:style>
    <style:style style:name="P49" style:family="paragraph" style:parent-style-name="Texto_20_independiente">
      <style:paragraph-properties fo:margin-left="1.588cm" fo:margin-right="0cm" fo:text-indent="0cm" style:auto-text-indent="false">
        <style:tab-stops/>
      </style:paragraph-properties>
      <style:text-properties fo:color="#0000ff" fo:font-style="italic" fo:background-color="#ffffff" style:font-style-asian="italic"/>
    </style:style>
    <style:style style:name="P50" style:family="paragraph" style:parent-style-name="Texto_20_independiente">
      <style:paragraph-properties fo:text-align="center" style:justify-single-word="false"/>
      <style:text-properties fo:font-size="14pt" fo:font-weight="bold" fo:background-color="#ffffff" style:font-size-asian="14pt" style:font-weight-asian="bold"/>
    </style:style>
    <style:style style:name="P51" style:family="paragraph" style:parent-style-name="Sangría_20_3_20_de_20_t._20_independiente">
      <style:paragraph-properties fo:margin-left="0cm" fo:margin-right="0cm" fo:line-height="100%" fo:text-indent="0cm" style:auto-text-indent="false">
        <style:tab-stops/>
      </style:paragraph-properties>
      <style:text-properties fo:color="#0000ff" fo:font-size="12pt" fo:language="es" fo:country="AR" fo:font-style="italic" fo:background-color="#ffffff" style:font-size-asian="12pt" style:font-style-asian="italic" style:font-name-complex="Arial"/>
    </style:style>
    <style:style style:name="P52" style:family="paragraph" style:parent-style-name="Text_20_body">
      <style:paragraph-properties fo:margin-left="0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53" style:family="paragraph" style:parent-style-name="Text_20_body">
      <style:paragraph-properties fo:margin-left="0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ffffff" style:font-size-asian="12pt" style:font-size-complex="12pt"/>
    </style:style>
    <style:style style:name="P54"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0.318cm"/>
        </style:tab-stops>
      </style:paragraph-properties>
      <style:text-properties fo:font-variant="normal" fo:text-transform="none" fo:color="#000000" style:text-line-through-style="none" style:text-line-through-type="none" style:font-name="Arial" fo:font-size="12pt" fo:font-style="normal" style:text-underline-style="none" fo:font-weight="bold" style:text-blinking="false" fo:background-color="#ffffff" style:font-size-asian="12pt" style:font-style-asian="normal" style:font-name-complex="Arial" style:font-size-complex="12pt"/>
    </style:style>
    <style:style style:name="P55"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0.318cm"/>
        </style:tab-stops>
      </style:paragraph-properties>
      <style:text-properties fo:font-variant="normal" fo:text-transform="none" fo:color="#000000" style:text-line-through-style="none" style:text-line-through-type="none" style:font-name="Arial" fo:font-size="12pt" fo:font-style="normal" style:text-underline-style="none" fo:font-weight="bold" style:text-blinking="false" fo:background-color="#ffffff" style:font-size-asian="12pt" style:font-style-asian="normal" style:font-size-complex="12pt"/>
    </style:style>
    <style:style style:name="P56"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0.318cm"/>
        </style:tab-stops>
      </style:paragraph-properties>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tyle-asian="normal" style:font-name-complex="Arial" style:font-size-complex="12pt"/>
    </style:style>
    <style:style style:name="P57" style:family="paragraph" style:parent-style-name="Normal">
      <style:paragraph-properties fo:margin-left="0cm" fo:margin-right="0cm" fo:text-align="justify" style:justify-single-word="false" fo:text-indent="0cm" style:auto-text-indent="false">
        <style:tab-stops/>
      </style:paragraph-properties>
      <style:text-properties fo:font-size="14pt" fo:background-color="#ffffff" style:font-size-asian="14pt"/>
    </style:style>
    <style:style style:name="P58" style:family="paragraph" style:parent-style-name="Normal">
      <style:paragraph-properties fo:margin-left="1.27cm" fo:margin-right="0cm" fo:text-align="justify" style:justify-single-word="false" fo:text-indent="0cm" style:auto-text-indent="false">
        <style:tab-stops/>
      </style:paragraph-properties>
      <style:text-properties fo:color="#000000" style:font-name="Arial" fo:font-size="12pt" fo:font-style="italic" fo:background-color="#ffffff" style:font-size-asian="12pt" style:font-style-asian="italic" style:font-name-complex="Arial" style:font-size-complex="12pt"/>
    </style:style>
    <style:style style:name="P59" style:family="paragraph" style:parent-style-name="Normal">
      <style:paragraph-properties fo:margin-left="1.27cm" fo:margin-right="0cm" fo:text-align="justify" style:justify-single-word="false" fo:text-indent="0cm" style:auto-text-indent="false">
        <style:tab-stops/>
      </style:paragraph-properties>
      <style:text-properties fo:color="#000000" style:font-name="Arial" fo:font-size="12pt" fo:font-style="normal" fo:background-color="#ffffff" style:font-size-asian="12pt" style:font-style-asian="normal" style:font-name-complex="Arial" style:font-size-complex="12pt" style:font-style-complex="normal"/>
    </style:style>
    <style:style style:name="P60" style:family="paragraph" style:parent-style-name="Normal">
      <style:paragraph-properties fo:margin-left="1.27cm" fo:margin-right="0cm" fo:text-align="justify" style:justify-single-word="false" fo:text-indent="0cm" style:auto-text-indent="false">
        <style:tab-stops/>
      </style:paragraph-properties>
      <style:text-properties fo:color="#000000" style:font-name="Arial" fo:font-size="12pt" fo:font-style="normal" fo:background-color="transparent" style:font-size-asian="12pt" style:font-style-asian="normal" style:font-name-complex="Arial" style:font-size-complex="12pt" style:font-style-complex="normal"/>
    </style:style>
    <style:style style:name="P61" style:family="paragraph" style:parent-style-name="Text_20_body">
      <style:paragraph-properties fo:margin-left="1.27cm" fo:margin-right="0cm" fo:text-align="justify" style:justify-single-word="false" fo:text-indent="0cm" style:auto-text-indent="false">
        <style:tab-stops/>
      </style:paragraph-properties>
      <style:text-properties fo:color="#000000" style:font-name="Arial" fo:font-size="12pt" fo:language="es" fo:country="ES" fo:font-style="normal" fo:background-color="#ffffff" style:font-size-asian="12pt" style:font-style-asian="normal" style:font-name-complex="Arial" style:font-size-complex="12pt" style:language-complex="ar" style:country-complex="SA" style:font-style-complex="normal"/>
    </style:style>
    <style:style style:name="P62" style:family="paragraph" style:parent-style-name="Sangría_20_3_20_de_20_t._20_independiente">
      <style:paragraph-properties fo:margin-left="1.39cm" fo:margin-right="0cm" fo:line-height="100%" fo:text-indent="0cm" style:auto-text-indent="false">
        <style:tab-stops/>
      </style:paragraph-properties>
      <style:text-properties fo:color="#0000ff" fo:font-size="12pt" fo:font-style="italic" fo:background-color="#ffffff" style:font-size-asian="12pt" style:font-style-asian="italic" style:font-name-complex="Arial"/>
    </style:style>
    <style:style style:name="P63" style:family="paragraph" style:parent-style-name="Sangría_20_3_20_de_20_t._20_independiente">
      <style:paragraph-properties fo:margin-left="1.39cm" fo:margin-right="0cm" fo:line-height="100%" fo:text-indent="0cm" style:auto-text-indent="false">
        <style:tab-stops/>
      </style:paragraph-properties>
      <style:text-properties fo:font-size="12pt" fo:font-style="italic" fo:background-color="#ffffff" style:font-size-asian="12pt" style:font-style-asian="italic" style:font-name-complex="Arial"/>
    </style:style>
    <style:style style:name="P64" style:family="paragraph" style:parent-style-name="Text_20_body">
      <style:text-properties fo:color="#000000" style:font-name="Arial" fo:font-size="12pt" fo:font-weight="normal" fo:background-color="#ffffff" style:font-size-asian="12pt" style:font-size-complex="12pt"/>
    </style:style>
    <style:style style:name="P65" style:family="paragraph" style:parent-style-name="Text_20_body">
      <style:text-properties fo:color="#000000" style:font-name="Arial" fo:font-size="12pt" fo:background-color="#ffffff" style:font-size-asian="12pt" style:font-size-complex="12pt"/>
    </style:style>
    <style:style style:name="P66"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67" style:family="paragraph" style:parent-style-name="Text_20_body">
      <style:paragraph-properties fo:margin-left="2.498cm" fo:margin-right="0cm" fo:text-indent="0cm" style:auto-text-indent="false"/>
      <style:text-properties fo:color="#000000" style:font-name="Arial" fo:font-size="12pt" fo:background-color="#ffffff" style:font-size-asian="12pt" style:font-size-complex="12pt"/>
    </style:style>
    <style:style style:name="P68" style:family="paragraph" style:parent-style-name="Text_20_body">
      <style:paragraph-properties fo:margin-left="2.54cm" fo:margin-right="0cm" fo:margin-top="0cm" fo:margin-bottom="0cm" style:contextual-spacing="false" fo:line-height="114%" fo:text-indent="0cm" style:auto-text-indent="false" style:writing-mode="lr-tb"/>
      <style:text-properties fo:color="#000000" style:font-name="Arial" fo:font-size="12pt" fo:font-weight="normal" fo:background-color="#ffffff" style:font-size-asian="12pt" style:font-size-complex="12pt"/>
    </style:style>
    <style:style style:name="P69" style:family="paragraph" style:parent-style-name="Text_20_body">
      <style:paragraph-properties fo:margin-left="1.249cm" fo:margin-right="0cm" fo:margin-top="0cm" fo:margin-bottom="0cm" style:contextual-spacing="false" fo:text-align="justify" style:justify-single-word="false" fo:text-indent="0.021cm" style:auto-text-indent="false">
        <style:tab-stops/>
      </style:paragraph-properties>
      <style:text-properties fo:font-size="12pt" fo:font-style="normal" fo:background-color="#ffffff" style:font-size-asian="12pt" style:font-style-asian="normal"/>
    </style:style>
    <style:style style:name="P70" style:family="paragraph" style:parent-style-name="Text_20_body">
      <style:paragraph-properties fo:margin-left="1.249cm" fo:margin-right="0cm" fo:margin-top="0cm" fo:margin-bottom="0cm" style:contextual-spacing="false" fo:line-height="114%" fo:text-indent="-0.635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71" style:family="paragraph" style:parent-style-name="Standard" style:list-style-name="WW8Num4">
      <style:paragraph-properties>
        <style:tab-stops>
          <style:tab-stop style:position="2cm"/>
        </style:tab-stops>
      </style:paragraph-properties>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name-complex="Candara" style:font-size-complex="12pt"/>
    </style:style>
    <style:style style:name="P72" style:family="paragraph" style:parent-style-name="Standard" style:list-style-name="L19">
      <style:paragraph-properties fo:text-align="start" style:justify-single-word="false"/>
      <style:text-properties fo:font-variant="normal" fo:text-transform="none" fo:color="#000000" style:text-line-through-style="none" style:text-line-through-type="none" style:font-name="Arial1" fo:font-size="12pt" fo:font-style="normal" style:text-underline-style="none" fo:font-weight="normal" style:text-blinking="false" fo:background-color="#ffffff" style:font-size-asian="12pt" style:font-weight-asian="bold" style:font-name-complex="Candara" style:font-size-complex="12pt" style:font-weight-complex="bold"/>
    </style:style>
    <style:style style:name="P73" style:family="paragraph" style:parent-style-name="Standard" style:list-style-name="L14">
      <style:paragraph-properties fo:margin-top="0cm" fo:margin-bottom="0cm" style:contextual-spacing="false" fo:line-height="150%" style:writing-mode="lr-tb"/>
      <style:text-properties fo:color="#000000" style:font-name="Arial" fo:font-size="12pt" fo:background-color="#ffffff" style:font-size-asian="12pt" style:font-size-complex="12pt"/>
    </style:style>
    <style:style style:name="P74" style:family="paragraph" style:parent-style-name="Standard" style:list-style-name="L19">
      <style:paragraph-properties fo:margin-top="0cm" fo:margin-bottom="0cm" style:contextual-spacing="false" fo:line-height="114%"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ffffff" style:font-size-asian="12pt" style:font-weight-asian="bold" style:font-name-complex="Candara" style:font-size-complex="12pt" style:font-weight-complex="bold"/>
    </style:style>
    <style:style style:name="P75" style:family="paragraph" style:parent-style-name="Standard" style:list-style-name="L19">
      <style:paragraph-properties fo:margin-top="0cm" fo:margin-bottom="0cm" style:contextual-spacing="false" fo:line-height="114%" fo:text-align="start"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ffffff" style:font-size-asian="12pt" style:font-weight-asian="bold" style:font-name-complex="Candara" style:font-size-complex="12pt" style:font-weight-complex="bold"/>
    </style:style>
    <style:style style:name="P76" style:family="paragraph" style:parent-style-name="Standard" style:list-style-name="WW8Num4">
      <style:paragraph-properties fo:margin-left="1.249cm" fo:margin-right="0cm" fo:margin-top="0cm" fo:margin-bottom="0cm" style:contextual-spacing="false" fo:line-height="114%" fo:text-align="start" style:justify-single-word="false" fo:text-indent="0cm" style:auto-text-indent="false" style:writing-mode="lr-tb">
        <style:tab-stops>
          <style:tab-stop style:position="2cm"/>
        </style:tab-stops>
      </style:paragraph-properties>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weight-asian="bold" style:font-name-complex="Candara" style:font-size-complex="12pt" style:font-weight-complex="bold"/>
    </style:style>
    <style:style style:name="P77" style:family="paragraph" style:parent-style-name="Título_20_2" style:list-style-name="L1">
      <style:paragraph-properties>
        <style:tab-stops>
          <style:tab-stop style:position="0cm"/>
          <style:tab-stop style:position="0.508cm"/>
        </style:tab-stops>
      </style:paragraph-properties>
      <style:text-properties fo:font-size="12pt" fo:font-style="normal" fo:background-color="#ffffff" style:font-size-asian="12pt" style:font-style-asian="normal"/>
    </style:style>
    <style:style style:name="P78" style:family="paragraph" style:parent-style-name="Título_20_2">
      <style:paragraph-properties fo:margin-left="0.635cm" fo:margin-right="0cm" fo:margin-top="0cm" fo:margin-bottom="0cm" style:contextual-spacing="false" fo:text-align="justify" style:justify-single-word="false" fo:text-indent="0cm" style:auto-text-indent="false">
        <style:tab-stops/>
      </style:paragraph-properties>
      <style:text-properties fo:font-size="12pt" fo:font-style="normal" fo:background-color="#ffffff" style:font-size-asian="12pt" style:font-style-asian="normal"/>
    </style:style>
    <style:style style:name="P79" style:family="paragraph" style:parent-style-name="Título_20_2" style:list-style-name="L1">
      <style:paragraph-properties fo:margin-top="0cm" fo:margin-bottom="0cm" style:contextual-spacing="false" fo:text-align="justify" style:justify-single-word="false"/>
    </style:style>
    <style:style style:name="P80" style:family="paragraph" style:parent-style-name="Título_20_2" style:list-style-name="L3">
      <style:paragraph-properties fo:margin-top="0cm" fo:margin-bottom="0cm" style:contextual-spacing="false" fo:text-align="justify" style:justify-single-word="false"/>
      <style:text-properties fo:font-size="12pt" fo:font-style="normal" fo:background-color="#ffffff" style:font-size-asian="12pt" style:font-style-asian="normal"/>
    </style:style>
    <style:style style:name="P81" style:family="paragraph" style:parent-style-name="Título_20_2" style:list-style-name="L2">
      <style:paragraph-properties fo:margin-left="1.588cm" fo:margin-right="0cm" fo:margin-top="0cm" fo:margin-bottom="0cm" style:contextual-spacing="false" fo:text-align="justify" style:justify-single-word="false" fo:text-indent="-0.953cm" style:auto-text-indent="false">
        <style:tab-stops>
          <style:tab-stop style:position="0cm"/>
        </style:tab-stops>
      </style:paragraph-properties>
    </style:style>
    <style:style style:name="P82" style:family="paragraph" style:parent-style-name="Título_20_2" style:list-style-name="L3">
      <style:paragraph-properties fo:margin-left="1.588cm" fo:margin-right="0cm" fo:margin-top="0cm" fo:margin-bottom="0cm" style:contextual-spacing="false" fo:text-align="justify" style:justify-single-word="false" fo:text-indent="-0.953cm" style:auto-text-indent="false">
        <style:tab-stops>
          <style:tab-stop style:position="0.318cm"/>
        </style:tab-stops>
      </style:paragraph-properties>
      <style:text-properties fo:font-size="12pt" fo:font-style="normal" fo:background-color="#ffffff" style:font-size-asian="12pt" style:font-style-asian="normal"/>
    </style:style>
    <style:style style:name="P83" style:family="paragraph" style:parent-style-name="Título_20_2" style:list-style-name="L3">
      <style:paragraph-properties fo:margin-left="1.588cm" fo:margin-right="0cm" fo:margin-top="0cm" fo:margin-bottom="0cm" style:contextual-spacing="false" fo:text-align="justify" style:justify-single-word="false" fo:text-indent="-0.953cm" style:auto-text-indent="false">
        <style:tab-stops>
          <style:tab-stop style:position="0.318cm"/>
        </style:tab-stops>
      </style:paragraph-properties>
      <style:text-properties fo:color="#000000" style:font-name="Arial" fo:font-size="12pt" fo:font-style="normal" fo:font-weight="normal" fo:background-color="#ffffff" style:font-size-asian="12pt" style:font-style-asian="normal" style:font-weight-asian="normal" style:font-size-complex="12pt" style:font-style-complex="normal" style:font-weight-complex="normal"/>
    </style:style>
    <style:style style:name="P84" style:family="paragraph" style:parent-style-name="Título_20_3" style:list-style-name="L1"/>
    <style:style style:name="P85" style:family="paragraph" style:parent-style-name="Título_20_3" style:list-style-name="L1">
      <style:text-properties fo:font-size="12pt" fo:background-color="#ffffff" style:font-size-asian="12pt"/>
    </style:style>
    <style:style style:name="P86" style:family="paragraph" style:parent-style-name="Título_20_1" style:list-style-name="L1">
      <style:paragraph-properties fo:margin-top="0cm" fo:margin-bottom="0cm" style:contextual-spacing="false"/>
      <style:text-properties fo:font-size="14pt" fo:background-color="#ffffff" style:font-size-asian="14pt"/>
    </style:style>
    <style:style style:name="P87" style:family="paragraph" style:parent-style-name="Título_20_1" style:list-style-name="L2">
      <style:paragraph-properties fo:margin-top="0cm" fo:margin-bottom="0cm" style:contextual-spacing="false"/>
      <style:text-properties fo:font-size="14pt" fo:background-color="#ffffff" style:font-size-asian="14pt"/>
    </style:style>
    <style:style style:name="P88" style:family="paragraph" style:parent-style-name="Título_20_1" style:list-style-name="L3">
      <style:paragraph-properties fo:margin-top="0cm" fo:margin-bottom="0cm" style:contextual-spacing="false"/>
      <style:text-properties fo:font-size="14pt" fo:background-color="#ffffff" style:font-size-asian="14pt"/>
    </style:style>
    <style:style style:name="P89" style:family="paragraph" style:parent-style-name="Título_20_1" style:list-style-name="L20">
      <style:paragraph-properties fo:margin-top="0cm" fo:margin-bottom="0cm" style:contextual-spacing="false"/>
      <style:text-properties fo:color="#000000" style:font-name="Arial" fo:font-size="12pt" fo:background-color="#ffffff" style:font-size-asian="12pt" style:font-size-complex="12pt"/>
    </style:style>
    <style:style style:name="P90" style:family="paragraph" style:parent-style-name="Título_20_7">
      <style:text-properties style:font-name="Arial" fo:background-color="#ffffff" style:font-name-complex="Arial"/>
    </style:style>
    <style:style style:name="P91" style:family="paragraph" style:parent-style-name="Normal" style:master-page-name="MP0">
      <style:paragraph-properties style:page-number="auto" fo:break-before="page"/>
      <style:text-properties fo:background-color="#ffffff"/>
    </style:style>
    <style:style style:name="P92" style:family="paragraph" style:parent-style-name="Normal" style:list-style-name="L3">
      <style:paragraph-properties fo:margin-left="1.588cm" fo:margin-right="0cm" fo:margin-top="0cm" fo:margin-bottom="0cm" style:contextual-spacing="false" fo:text-align="justify" style:justify-single-word="false" fo:text-indent="-0.953cm" style:auto-text-indent="false">
        <style:tab-stops>
          <style:tab-stop style:position="0.318cm"/>
        </style:tab-stops>
      </style:paragraph-properties>
      <style:text-properties fo:font-size="12pt" fo:font-style="normal" fo:background-color="#ffffff" style:font-size-asian="12pt" style:font-style-asian="normal"/>
    </style:style>
    <style:style style:name="P93" style:family="paragraph" style:parent-style-name="Normal">
      <style:paragraph-properties fo:margin-left="1.249cm" fo:margin-right="0cm" fo:text-indent="0cm" style:auto-text-indent="false">
        <style:tab-stops/>
      </style:paragraph-properties>
      <style:text-properties fo:color="#000000" style:font-name="Arial" fo:font-size="12pt" fo:background-color="#ffff00" style:font-size-asian="12pt" style:font-size-complex="12pt"/>
    </style:style>
    <style:style style:name="P94" style:family="paragraph" style:parent-style-name="Text_20_body" style:list-style-name="L13">
      <style:text-properties fo:color="#000000" style:font-name="Arial" fo:font-size="12pt" fo:background-color="#ffffff" style:font-size-asian="12pt" style:font-size-complex="12pt"/>
    </style:style>
    <style:style style:name="P95" style:family="paragraph" style:parent-style-name="Text_20_body" style:list-style-name="L14">
      <style:text-properties fo:color="#000000" style:font-name="Arial" fo:font-size="12pt" fo:background-color="#ffffff" style:font-size-asian="12pt" style:font-size-complex="12pt"/>
    </style:style>
    <style:style style:name="P96" style:family="paragraph" style:parent-style-name="Text_20_body" style:list-style-name="L14">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97" style:family="paragraph" style:parent-style-name="Text_20_body" style:list-style-name="L14">
      <style:text-properties fo:font-variant="normal" fo:text-transform="none" fo:color="#000000" style:text-line-through-style="none" style:text-line-through-type="none" style:font-name="Arial" fo:font-size="12pt" fo:font-style="normal" style:text-underline-style="none" fo:font-weight="bold" style:text-blinking="false" fo:background-color="#ffffff" style:font-size-asian="12pt" style:font-size-complex="12pt"/>
    </style:style>
    <style:style style:name="P98" style:family="paragraph" style:parent-style-name="Text_20_body" style:list-style-name="L4">
      <style:paragraph-properties fo:margin-left="1.249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99" style:family="paragraph" style:parent-style-name="Text_20_body" style:list-style-name="L5">
      <style:paragraph-properties fo:margin-left="1.249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00" style:family="paragraph" style:parent-style-name="Text_20_body" style:list-style-name="L6">
      <style:paragraph-properties fo:margin-left="1.249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01" style:family="paragraph" style:parent-style-name="Text_20_body" style:list-style-name="L8">
      <style:paragraph-properties fo:margin-left="1.249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02" style:family="paragraph" style:parent-style-name="Text_20_body" style:list-style-name="L9">
      <style:paragraph-properties fo:margin-left="1.249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03" style:family="paragraph" style:parent-style-name="Text_20_body" style:list-style-name="L11">
      <style:paragraph-properties fo:margin-left="1.249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04" style:family="paragraph" style:parent-style-name="Text_20_body" style:list-style-name="L12">
      <style:paragraph-properties fo:margin-left="1.249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05" style:family="paragraph" style:parent-style-name="Text_20_body" style:list-style-name="L14">
      <style:paragraph-properties fo:margin-left="1.249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06" style:family="paragraph" style:parent-style-name="Text_20_body" style:list-style-name="L15">
      <style:paragraph-properties fo:margin-left="1.249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07" style:family="paragraph" style:parent-style-name="Text_20_body" style:list-style-name="L16">
      <style:paragraph-properties fo:margin-left="1.249cm" fo:margin-right="0cm" fo:margin-top="0cm" fo:margin-bottom="0cm" style:contextual-spacing="false" fo:line-height="114%" fo:text-align="start"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08" style:family="paragraph" style:parent-style-name="Text_20_body" style:list-style-name="L17">
      <style:paragraph-properties fo:margin-left="1.249cm" fo:margin-right="0cm" fo:margin-top="0cm" fo:margin-bottom="0cm" style:contextual-spacing="false" fo:line-height="114%" fo:text-align="start"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09" style:family="paragraph" style:parent-style-name="Text_20_body" style:list-style-name="L18">
      <style:paragraph-properties fo:margin-left="1.249cm" fo:margin-right="0cm" fo:margin-top="0cm" fo:margin-bottom="0cm" style:contextual-spacing="false" fo:line-height="114%" fo:text-align="start"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10" style:family="paragraph" style:parent-style-name="Text_20_body" style:list-style-name="L8">
      <style:paragraph-properties fo:margin-left="1.249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11" style:family="paragraph" style:parent-style-name="Text_20_body" style:list-style-name="L9">
      <style:paragraph-properties fo:margin-left="1.249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12" style:family="paragraph" style:parent-style-name="Text_20_body" style:list-style-name="L11">
      <style:paragraph-properties fo:margin-left="1.249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13" style:family="paragraph" style:parent-style-name="Text_20_body" style:list-style-name="L9">
      <style:paragraph-properties fo:margin-left="1.249cm" fo:margin-right="0cm" fo:margin-top="0cm" fo:margin-bottom="0cm" style:contextual-spacing="false" fo:line-height="114%" fo:text-indent="0cm" style:auto-text-indent="false" style:writing-mode="lr-tb"/>
      <style:text-properties style:font-name="Arial1" fo:font-size="12pt" fo:background-color="#ffffff" style:font-size-asian="12pt" style:font-size-complex="12pt"/>
    </style:style>
    <style:style style:name="P114" style:family="paragraph" style:parent-style-name="Text_20_body" style:list-style-name="L4">
      <style:paragraph-properties fo:margin-left="1.249cm" fo:margin-right="0cm" fo:text-indent="0cm" style:auto-text-indent="false"/>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15" style:family="paragraph" style:parent-style-name="Text_20_body" style:list-style-name="L6">
      <style:paragraph-properties fo:margin-left="1.249cm" fo:margin-right="0cm" fo:text-indent="0cm" style:auto-text-indent="false"/>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16" style:family="paragraph" style:parent-style-name="Text_20_body" style:list-style-name="L15">
      <style:paragraph-properties fo:margin-left="1.249cm" fo:margin-right="0cm" fo:text-indent="0cm" style:auto-text-indent="false"/>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17" style:family="paragraph" style:parent-style-name="Text_20_body" style:list-style-name="L5">
      <style:paragraph-properties fo:margin-top="0cm" fo:margin-bottom="0cm" style:contextual-spacing="false" fo:line-height="114%"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18" style:family="paragraph" style:parent-style-name="Text_20_body" style:list-style-name="L10">
      <style:paragraph-properties fo:margin-top="0cm" fo:margin-bottom="0cm" style:contextual-spacing="false" fo:line-height="114%"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19" style:family="paragraph" style:parent-style-name="Text_20_body" style:list-style-name="L13">
      <style:paragraph-properties fo:margin-top="0cm" fo:margin-bottom="0cm" style:contextual-spacing="false" fo:line-height="114%"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20" style:family="paragraph" style:parent-style-name="Text_20_body" style:list-style-name="L14">
      <style:paragraph-properties fo:margin-top="0cm" fo:margin-bottom="0cm" style:contextual-spacing="false" fo:line-height="114%"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21" style:family="paragraph" style:parent-style-name="Text_20_body" style:list-style-name="L14">
      <style:paragraph-properties fo:margin-top="0cm" fo:margin-bottom="0cm" style:contextual-spacing="false" fo:line-height="114%" style:writing-mode="lr-tb"/>
      <style:text-properties fo:font-variant="normal" fo:text-transform="none" fo:color="#000000" style:text-line-through-style="none" style:text-line-through-type="none" style:font-name="Arial" fo:font-size="12pt" fo:font-style="normal" style:text-underline-style="none" fo:font-weight="normal" officeooo:paragraph-rsid="001b6de7" style:text-blinking="false" fo:background-color="#ffffff" style:font-size-asian="12pt" style:font-size-complex="12pt"/>
    </style:style>
    <style:style style:name="P122" style:family="paragraph" style:parent-style-name="Text_20_body" style:list-style-name="L14">
      <style:paragraph-properties fo:margin-top="0cm" fo:margin-bottom="0cm" style:contextual-spacing="false" fo:line-height="114%" style:writing-mode="lr-tb"/>
      <style:text-properties fo:font-variant="normal" fo:text-transform="none" fo:color="#000000" style:text-line-through-style="none" style:text-line-through-type="none" style:font-name="Arial" fo:font-size="12pt" fo:font-style="normal" style:text-underline-style="none" fo:font-weight="normal" officeooo:paragraph-rsid="001d7b7a" style:text-blinking="false" fo:background-color="#ffffff" style:font-size-asian="12pt" style:font-size-complex="12pt"/>
    </style:style>
    <style:style style:name="P123" style:family="paragraph" style:parent-style-name="Text_20_body" style:list-style-name="L14">
      <style:paragraph-properties fo:margin-top="0cm" fo:margin-bottom="0cm" style:contextual-spacing="false" fo:line-height="114%" style:writing-mode="lr-tb"/>
      <style:text-properties fo:font-variant="normal" fo:text-transform="none" fo:color="#000000" style:text-line-through-style="none" style:text-line-through-type="none" style:font-name="Arial" fo:font-size="12pt" fo:font-style="normal" style:text-underline-style="none" fo:font-weight="normal" officeooo:paragraph-rsid="001e2b2b" style:text-blinking="false" fo:background-color="#ffffff" style:font-size-asian="12pt" style:font-size-complex="12pt"/>
    </style:style>
    <style:style style:name="P124" style:family="paragraph" style:parent-style-name="Text_20_body" style:list-style-name="L14">
      <style:paragraph-properties fo:margin-top="0cm" fo:margin-bottom="0cm" style:contextual-spacing="false" fo:line-height="114%" style:writing-mode="lr-tb"/>
      <style:text-properties fo:font-variant="normal" fo:text-transform="none" fo:color="#000000" style:text-line-through-style="none" style:text-line-through-type="none" style:font-name="Arial" fo:font-size="12pt" fo:font-style="normal" style:text-underline-style="none" fo:font-weight="normal" officeooo:paragraph-rsid="001faddf" style:text-blinking="false" fo:background-color="#ffffff" style:font-size-asian="12pt" style:font-size-complex="12pt"/>
    </style:style>
    <style:style style:name="P125" style:family="paragraph" style:parent-style-name="Text_20_body" style:list-style-name="L15">
      <style:paragraph-properties fo:margin-top="0cm" fo:margin-bottom="0cm" style:contextual-spacing="false" fo:line-height="114%"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26" style:family="paragraph" style:parent-style-name="Text_20_body" style:list-style-name="L18">
      <style:paragraph-properties fo:margin-top="0cm" fo:margin-bottom="0cm" style:contextual-spacing="false" fo:line-height="114%"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27" style:family="paragraph" style:parent-style-name="Text_20_body" style:list-style-name="L17">
      <style:paragraph-properties fo:margin-top="0cm" fo:margin-bottom="0cm" style:contextual-spacing="false" fo:line-height="114%"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weight-asian="bold" style:font-name-complex="Candara" style:font-size-complex="12pt" style:font-weight-complex="bold"/>
    </style:style>
    <style:style style:name="P128" style:family="paragraph" style:parent-style-name="Text_20_body" style:list-style-name="L13">
      <style:paragraph-properties fo:margin-top="0cm" fo:margin-bottom="0cm" style:contextual-spacing="false" fo:line-height="114%"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29" style:family="paragraph" style:parent-style-name="Text_20_body" style:list-style-name="L14">
      <style:paragraph-properties fo:margin-top="0cm" fo:margin-bottom="0cm" style:contextual-spacing="false" fo:line-height="114%"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30" style:family="paragraph" style:parent-style-name="Text_20_body" style:list-style-name="L13">
      <style:paragraph-properties fo:margin-top="0cm" fo:margin-bottom="0cm" style:contextual-spacing="false" fo:line-height="114%"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ffffff" style:font-size-asian="12pt" style:font-size-complex="12pt"/>
    </style:style>
    <style:style style:name="P131" style:family="paragraph" style:parent-style-name="Text_20_body" style:list-style-name="L14">
      <style:paragraph-properties fo:margin-top="0cm" fo:margin-bottom="0cm" style:contextual-spacing="false" fo:line-height="114%"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ffffff" style:font-size-asian="12pt" style:font-size-complex="12pt"/>
    </style:style>
    <style:style style:name="P132" style:family="paragraph" style:parent-style-name="Text_20_body" style:list-style-name="L14">
      <style:paragraph-properties fo:margin-top="0cm" fo:margin-bottom="0cm" style:contextual-spacing="false" fo:line-height="114%"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ffffff" style:font-size-asian="12pt" style:font-weight-asian="bold" style:font-size-complex="12pt" style:font-weight-complex="bold"/>
    </style:style>
    <style:style style:name="P133" style:family="paragraph" style:parent-style-name="Text_20_body" style:list-style-name="L14">
      <style:paragraph-properties fo:margin-top="0cm" fo:margin-bottom="0cm" style:contextual-spacing="false" fo:line-height="114%"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34" style:family="paragraph" style:parent-style-name="Text_20_body" style:list-style-name="L16">
      <style:paragraph-properties fo:margin-top="0cm" fo:margin-bottom="0cm" style:contextual-spacing="false" fo:line-height="114%" fo:text-align="start" style:justify-single-word="false" style:writing-mode="lr-tb"/>
      <style:text-properties fo:font-variant="normal" fo:text-transform="none" fo:color="#000000" style:text-line-through-style="none" style:text-line-through-type="none" style:font-name="Candara" fo:font-size="12pt" fo:font-style="normal" style:text-underline-style="none" fo:font-weight="normal" style:text-blinking="false" fo:background-color="#ffffff" style:font-size-asian="12pt" style:font-weight-asian="bold" style:font-name-complex="Candara" style:font-size-complex="12pt" style:font-weight-complex="bold"/>
    </style:style>
    <style:style style:name="P135" style:family="paragraph" style:parent-style-name="Text_20_body" style:list-style-name="L19">
      <style:paragraph-properties fo:margin-top="0cm" fo:margin-bottom="0cm" style:contextual-spacing="false" fo:line-height="114%" fo:text-align="start"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ffffff" style:font-size-asian="12pt" style:font-weight-asian="bold" style:font-name-complex="Candara" style:font-size-complex="12pt" style:font-weight-complex="bold"/>
    </style:style>
    <style:style style:name="P136" style:family="paragraph" style:parent-style-name="Text_20_body" style:list-style-name="L14">
      <style:paragraph-properties fo:margin-top="0cm" fo:margin-bottom="0cm" style:contextual-spacing="false" fo:line-height="114%" style:writing-mode="lr-tb"/>
      <style:text-properties fo:font-variant="normal" fo:text-transform="none" fo:color="#ff0000" style:text-line-through-style="none" style:text-line-through-type="none" style:font-name="Arial" fo:font-size="12pt" fo:font-style="normal" style:text-underline-style="none" fo:font-weight="normal" officeooo:rsid="001b78fe" officeooo:paragraph-rsid="001b78fe" style:text-blinking="false" fo:background-color="#ffffff" style:font-size-asian="12pt" style:font-size-complex="12pt"/>
    </style:style>
    <style:style style:name="P137" style:family="paragraph" style:parent-style-name="Text_20_body" style:list-style-name="L14">
      <style:paragraph-properties fo:margin-top="0cm" fo:margin-bottom="0cm" style:contextual-spacing="false" fo:line-height="114%" style:writing-mode="lr-tb"/>
      <style:text-properties fo:font-variant="normal" fo:text-transform="none" fo:color="#ff0000" style:text-line-through-style="none" style:text-line-through-type="none" style:font-name="Arial" fo:font-size="12pt" fo:font-style="normal" style:text-underline-style="none" fo:font-weight="normal" officeooo:rsid="00171492" officeooo:paragraph-rsid="0017e323" style:text-blinking="false" fo:background-color="transparent" style:font-size-asian="12pt" style:font-size-complex="12pt"/>
    </style:style>
    <style:style style:name="P138" style:family="paragraph" style:parent-style-name="Text_20_body" style:list-style-name="L14">
      <style:paragraph-properties fo:margin-top="0cm" fo:margin-bottom="0cm" style:contextual-spacing="false" fo:line-height="114%" style:writing-mode="lr-tb"/>
      <style:text-properties fo:font-variant="normal" fo:text-transform="none" fo:color="#ff3333" style:text-line-through-style="none" style:text-line-through-type="none" style:font-name="Arial" fo:font-size="12pt" fo:font-style="normal" style:text-underline-style="none" fo:font-weight="normal" officeooo:rsid="00194af9" officeooo:paragraph-rsid="001b6de7" style:text-blinking="false" fo:background-color="#ffff00" style:font-size-asian="12pt" style:font-size-complex="12pt"/>
    </style:style>
    <style:style style:name="P139" style:family="paragraph" style:parent-style-name="Text_20_body" style:list-style-name="L14">
      <style:paragraph-properties fo:margin-top="0cm" fo:margin-bottom="0cm" style:contextual-spacing="false" fo:line-height="114%" style:writing-mode="lr-tb"/>
      <style:text-properties fo:font-variant="normal" fo:text-transform="none" fo:color="#ff3333" style:text-line-through-style="none" style:text-line-through-type="none" style:font-name="Arial" fo:font-size="12pt" fo:font-style="normal" style:text-underline-style="none" fo:font-weight="normal" officeooo:rsid="001b78fe" officeooo:paragraph-rsid="001b78fe" style:text-blinking="false" fo:background-color="#ffff00" style:font-size-asian="12pt" style:font-size-complex="12pt"/>
    </style:style>
    <style:style style:name="P140" style:family="paragraph" style:parent-style-name="Text_20_body" style:list-style-name="L14">
      <style:paragraph-properties fo:margin-top="0cm" fo:margin-bottom="0cm" style:contextual-spacing="false" fo:line-height="114%" style:writing-mode="lr-tb"/>
      <style:text-properties fo:font-variant="normal" fo:text-transform="none" fo:color="#ff3333" style:text-line-through-style="none" style:text-line-through-type="none" style:font-name="Arial" fo:font-size="12pt" fo:font-style="normal" style:text-underline-style="none" fo:font-weight="normal" officeooo:rsid="00221557" officeooo:paragraph-rsid="001d7b7a" style:text-blinking="false" fo:background-color="#ffffff" style:font-size-asian="12pt" style:font-size-complex="12pt"/>
    </style:style>
    <style:style style:name="P141" style:family="paragraph" style:parent-style-name="Text_20_body" style:list-style-name="L14">
      <style:paragraph-properties fo:margin-top="0cm" fo:margin-bottom="0cm" style:contextual-spacing="false" fo:line-height="114%" style:writing-mode="lr-tb"/>
      <style:text-properties fo:color="#000000" style:font-name="Arial" fo:font-size="12pt" fo:background-color="#ffffff" style:font-size-asian="12pt" style:font-size-complex="12pt"/>
    </style:style>
    <style:style style:name="P142" style:family="paragraph" style:parent-style-name="Text_20_body" style:list-style-name="L14">
      <style:paragraph-properties fo:margin-top="0cm" fo:margin-bottom="0cm" style:contextual-spacing="false" fo:line-height="114%" style:writing-mode="lr-tb"/>
      <style:text-properties fo:color="#000000" style:font-name="Arial" fo:font-size="12pt" officeooo:paragraph-rsid="001b6de7" fo:background-color="#ffffff" style:font-size-asian="12pt" style:font-size-complex="12pt"/>
    </style:style>
    <style:style style:name="P143" style:family="paragraph" style:parent-style-name="Text_20_body" style:list-style-name="L14">
      <style:paragraph-properties fo:margin-top="0cm" fo:margin-bottom="0cm" style:contextual-spacing="false" fo:line-height="114%" style:writing-mode="lr-tb"/>
      <style:text-properties fo:color="#ff3333" style:font-name="Arial" fo:font-size="12pt" officeooo:rsid="00194af9" officeooo:paragraph-rsid="001b6de7" fo:background-color="#ffff00" style:font-size-asian="12pt" style:font-size-complex="12pt"/>
    </style:style>
    <style:style style:name="P144" style:family="paragraph" style:parent-style-name="Text_20_body" style:list-style-name="L14">
      <style:paragraph-properties fo:margin-top="0cm" fo:margin-bottom="0cm" style:contextual-spacing="false" fo:line-height="114%" style:writing-mode="lr-tb"/>
      <style:text-properties fo:color="#ff3333" style:font-name="Arial" fo:font-size="12pt" officeooo:paragraph-rsid="0017e323" fo:background-color="#ffffff" style:font-size-asian="12pt" style:font-size-complex="12pt"/>
    </style:style>
    <style:style style:name="P145" style:family="paragraph" style:parent-style-name="Text_20_body" style:list-style-name="L14">
      <style:paragraph-properties fo:margin-top="0cm" fo:margin-bottom="0cm" style:contextual-spacing="false" fo:line-height="114%" style:writing-mode="lr-tb"/>
      <style:text-properties style:font-name="Arial" fo:font-size="12pt" style:text-underline-style="none" fo:font-weight="bold" fo:background-color="#ffffff" style:font-size-asian="12pt" style:font-weight-asian="bold" style:font-size-complex="12pt" style:font-weight-complex="bold"/>
    </style:style>
    <style:style style:name="P146" style:family="paragraph" style:parent-style-name="Text_20_body" style:list-style-name="L14">
      <style:paragraph-properties fo:margin-top="0cm" fo:margin-bottom="0cm"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rial" fo:font-size="12pt" fo:font-style="normal" style:text-underline-style="none" fo:font-weight="bold" style:text-blinking="false" fo:background-color="#ffffff" style:font-size-asian="12pt" style:font-size-complex="12pt"/>
    </style:style>
    <style:style style:name="P147" style:family="paragraph" style:parent-style-name="Text_20_body" style:list-style-name="L6">
      <style:paragraph-properties fo:margin-left="2.498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48" style:family="paragraph" style:parent-style-name="Text_20_body" style:list-style-name="L13">
      <style:paragraph-properties fo:margin-left="2.498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49" style:family="paragraph" style:parent-style-name="Text_20_body" style:list-style-name="L14">
      <style:paragraph-properties fo:margin-left="2.498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50" style:family="paragraph" style:parent-style-name="Text_20_body" style:list-style-name="L10">
      <style:paragraph-properties fo:margin-left="2.498cm" fo:margin-right="0cm" fo:margin-top="0cm" fo:margin-bottom="0cm" style:contextual-spacing="false" fo:line-height="114%" fo:text-indent="0cm" style:auto-text-indent="false" style:writing-mode="lr-tb"/>
      <style:text-properties fo:background-color="#ffffff"/>
    </style:style>
    <style:style style:name="P151" style:family="paragraph" style:parent-style-name="Text_20_body" style:list-style-name="L7">
      <style:paragraph-properties fo:margin-left="0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52" style:family="paragraph" style:parent-style-name="Text_20_body" style:list-style-name="L7">
      <style:paragraph-properties fo:margin-left="0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53" style:family="paragraph" style:parent-style-name="Text_20_body" style:list-style-name="L12">
      <style:paragraph-properties fo:margin-left="0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54" style:family="paragraph" style:parent-style-name="Text_20_body" style:list-style-name="L15">
      <style:paragraph-properties fo:margin-left="0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55" style:family="paragraph" style:parent-style-name="Text_20_body" style:list-style-name="L14">
      <style:paragraph-properties fo:margin-left="0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ffffff" style:font-size-asian="12pt" style:font-size-complex="12pt"/>
    </style:style>
    <style:style style:name="P156" style:family="paragraph" style:parent-style-name="Text_20_body" style:list-style-name="L15" style:master-page-name="">
      <style:paragraph-properties fo:margin-left="1.877cm" fo:margin-right="0cm" fo:margin-top="0cm" fo:margin-bottom="0cm" style:contextual-spacing="false" fo:line-height="114%" fo:text-indent="0cm" style:auto-text-indent="false" style:page-number="auto"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57" style:family="paragraph" style:parent-style-name="Text_20_body" style:list-style-name="L15">
      <style:paragraph-properties fo:margin-left="1.877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58" style:family="paragraph" style:parent-style-name="Text_20_body" style:list-style-name="L15" style:master-page-name="">
      <style:paragraph-properties fo:margin-left="1.924cm" fo:margin-right="0cm" fo:margin-top="0cm" fo:margin-bottom="0cm" style:contextual-spacing="false" fo:line-height="114%" fo:text-indent="0cm" style:auto-text-indent="false" style:page-number="auto"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59" style:family="paragraph" style:parent-style-name="Text_20_body" style:list-style-name="L15">
      <style:paragraph-properties fo:margin-left="1.924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60" style:family="paragraph" style:parent-style-name="Text_20_body" style:list-style-name="L14" style:master-page-name="">
      <style:paragraph-properties fo:margin-left="2.406cm" fo:margin-right="0cm" fo:margin-top="0cm" fo:margin-bottom="0cm" style:contextual-spacing="false" fo:line-height="114%" fo:text-indent="0cm" style:auto-text-indent="false" style:page-number="auto"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61" style:family="paragraph" style:parent-style-name="Text_20_body" style:list-style-name="L14">
      <style:paragraph-properties fo:margin-left="2.406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62" style:family="paragraph" style:parent-style-name="Text_20_body" style:list-style-name="L14" style:master-page-name="">
      <style:paragraph-properties fo:margin-left="0cm" fo:margin-right="0cm" fo:margin-top="0cm" fo:margin-bottom="0cm" style:contextual-spacing="false" fo:line-height="114%" fo:text-indent="1.251cm" style:auto-text-indent="false" style:page-number="auto"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63" style:family="paragraph" style:parent-style-name="Text_20_body" style:list-style-name="L14">
      <style:paragraph-properties fo:margin-left="0cm" fo:margin-right="0cm" fo:margin-top="0cm" fo:margin-bottom="0cm" style:contextual-spacing="false" fo:line-height="114%" fo:text-indent="1.251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64" style:family="paragraph" style:parent-style-name="Text_20_body" style:list-style-name="L14" style:master-page-name="">
      <style:paragraph-properties fo:margin-left="1.298cm" fo:margin-right="0cm" fo:margin-top="0cm" fo:margin-bottom="0cm" style:contextual-spacing="false" fo:line-height="114%" fo:text-indent="0cm" style:auto-text-indent="false" style:page-number="auto" fo:background-color="transparent" style:writing-mode="lr-tb">
        <style:background-image/>
      </style:paragraph-properties>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65" style:family="paragraph" style:parent-style-name="Text_20_body" style:list-style-name="L14" style:master-page-name="">
      <style:paragraph-properties fo:margin-left="1.298cm" fo:margin-right="0cm" fo:margin-top="0cm" fo:margin-bottom="0cm" style:contextual-spacing="false" fo:line-height="114%" fo:text-indent="0cm" style:auto-text-indent="false" style:page-number="auto"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66" style:family="paragraph" style:parent-style-name="Text_20_body" style:list-style-name="L14">
      <style:paragraph-properties fo:margin-left="1.298cm" fo:margin-right="0cm" fo:margin-top="0cm" fo:margin-bottom="0cm" style:contextual-spacing="false" fo:line-height="114%" fo:text-indent="0cm" style:auto-text-indent="false" style:writing-mode="lr-tb"/>
      <style:text-properties style:font-name="Arial" fo:font-size="12pt" fo:background-color="#ffffff" style:font-size-asian="12pt" style:font-size-complex="12pt"/>
    </style:style>
    <style:style style:name="P167" style:family="paragraph" style:parent-style-name="Text_20_body" style:list-style-name="L14">
      <style:paragraph-properties fo:margin-left="1.298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68" style:family="paragraph" style:parent-style-name="Text_20_body" style:list-style-name="L14" style:master-page-name="">
      <style:paragraph-properties fo:margin-left="1.011cm" fo:margin-right="0cm" fo:margin-top="0cm" fo:margin-bottom="0cm" style:contextual-spacing="false" fo:line-height="114%" fo:text-indent="0.025cm" style:auto-text-indent="false" style:page-number="auto"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69" style:family="paragraph" style:parent-style-name="Text_20_body" style:list-style-name="L14">
      <style:paragraph-properties fo:margin-left="1.011cm" fo:margin-right="0cm" fo:margin-top="0cm" fo:margin-bottom="0cm" style:contextual-spacing="false" fo:line-height="114%" fo:text-indent="0.025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70" style:family="paragraph" style:parent-style-name="Text_20_body" style:list-style-name="L14" style:master-page-name="">
      <style:paragraph-properties fo:margin-left="1.011cm" fo:margin-right="0cm" fo:margin-top="0cm" fo:margin-bottom="0cm" style:contextual-spacing="false" fo:line-height="114%" fo:text-indent="1.515cm" style:auto-text-indent="false" style:page-number="auto"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71" style:family="paragraph" style:parent-style-name="Text_20_body" style:list-style-name="L14">
      <style:paragraph-properties fo:margin-left="1.011cm" fo:margin-right="0cm" fo:margin-top="0cm" fo:margin-bottom="0cm" style:contextual-spacing="false" fo:line-height="114%" fo:text-indent="1.515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72" style:family="paragraph" style:parent-style-name="Text_20_body" style:list-style-name="L14" style:master-page-name="">
      <style:paragraph-properties fo:margin-left="2.621cm" fo:margin-right="0cm" fo:margin-top="0cm" fo:margin-bottom="0cm" style:contextual-spacing="false" fo:line-height="114%" fo:text-indent="0.025cm" style:auto-text-indent="false" style:page-number="auto"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73" style:family="paragraph" style:parent-style-name="Text_20_body" style:list-style-name="L14">
      <style:paragraph-properties fo:margin-left="2.621cm" fo:margin-right="0cm" fo:margin-top="0cm" fo:margin-bottom="0cm" style:contextual-spacing="false" fo:line-height="114%" fo:text-indent="0.025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74" style:family="paragraph" style:parent-style-name="Text_20_body" style:list-style-name="L14" style:master-page-name="">
      <style:paragraph-properties fo:margin-left="1.348cm" fo:margin-right="0cm" fo:margin-top="0cm" fo:margin-bottom="0cm" style:contextual-spacing="false" fo:line-height="114%" fo:text-indent="0cm" style:auto-text-indent="false" style:page-number="auto"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75" style:family="paragraph" style:parent-style-name="Text_20_body" style:list-style-name="L14">
      <style:paragraph-properties fo:margin-left="1.348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76" style:family="paragraph" style:parent-style-name="Text_20_body" style:list-style-name="L14" style:master-page-name="">
      <style:paragraph-properties fo:margin-left="1.323cm" fo:margin-right="0cm" fo:margin-top="0cm" fo:margin-bottom="0cm" style:contextual-spacing="false" fo:line-height="114%" fo:text-indent="0cm" style:auto-text-indent="false" style:page-number="auto"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77" style:family="paragraph" style:parent-style-name="Text_20_body" style:list-style-name="L14">
      <style:paragraph-properties fo:margin-left="1.323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78" style:family="paragraph" style:parent-style-name="Text_20_body" style:list-style-name="L14">
      <style:paragraph-properties fo:margin-left="1.323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ffffff" style:font-size-asian="12pt" style:font-size-complex="12pt"/>
    </style:style>
    <style:style style:name="P179" style:family="paragraph" style:parent-style-name="Text_20_body" style:list-style-name="L14">
      <style:paragraph-properties fo:margin-left="1.323cm" fo:margin-right="0cm" fo:margin-top="0cm" fo:margin-bottom="0cm" style:contextual-spacing="false" fo:line-height="114%" fo:text-indent="0cm" style:auto-text-indent="false" style:writing-mode="lr-tb"/>
      <style:text-properties fo:color="#000000" style:font-name="Arial" fo:font-size="12pt" fo:background-color="#ffffff" style:font-size-asian="12pt" style:font-size-complex="12pt"/>
    </style:style>
    <style:style style:name="P180" style:family="paragraph" style:parent-style-name="Text_20_body" style:list-style-name="L14" style:master-page-name="">
      <style:paragraph-properties fo:margin-left="1.395cm" fo:margin-right="0cm" fo:margin-top="0cm" fo:margin-bottom="0cm" style:contextual-spacing="false" fo:line-height="114%" fo:text-indent="0cm" style:auto-text-indent="false" style:page-number="auto" style:writing-mode="lr-tb"/>
      <style:text-properties style:font-name="Arial" fo:font-size="12pt" fo:background-color="#ffffff" style:font-size-asian="12pt" style:font-size-complex="12pt"/>
    </style:style>
    <style:style style:name="P181" style:family="paragraph" style:parent-style-name="Text_20_body" style:list-style-name="L14">
      <style:paragraph-properties fo:margin-left="1.395cm" fo:margin-right="0cm" fo:margin-top="0cm" fo:margin-bottom="0cm" style:contextual-spacing="false" fo:line-height="114%" fo:text-indent="0cm" style:auto-text-indent="false" style:writing-mode="lr-tb"/>
      <style:text-properties style:font-name="Arial" fo:font-size="12pt" fo:background-color="#ffffff" style:font-size-asian="12pt" style:font-size-complex="12pt"/>
    </style:style>
    <style:style style:name="P182" style:family="paragraph" style:parent-style-name="Text_20_body" style:list-style-name="L14">
      <style:paragraph-properties fo:margin-left="1.395cm" fo:margin-right="0cm" fo:margin-top="0cm" fo:margin-bottom="0cm" style:contextual-spacing="false" fo:line-height="114%"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183" style:family="paragraph" style:parent-style-name="Text_20_body" style:list-style-name="L14" style:master-page-name="">
      <style:paragraph-properties fo:margin-left="1.251cm" fo:margin-right="0cm" fo:margin-top="0cm" fo:margin-bottom="0cm" style:contextual-spacing="false" fo:line-height="114%" fo:text-indent="0cm" style:auto-text-indent="false" style:page-number="auto" style:writing-mode="lr-tb"/>
      <style:text-properties style:font-name="Arial" fo:font-size="12pt" fo:background-color="#ffffff" style:font-size-asian="12pt" style:font-size-complex="12pt"/>
    </style:style>
    <style:style style:name="P184" style:family="paragraph" style:parent-style-name="Text_20_body" style:list-style-name="L14">
      <style:paragraph-properties fo:margin-left="1.251cm" fo:margin-right="0cm" fo:margin-top="0cm" fo:margin-bottom="0cm" style:contextual-spacing="false" fo:line-height="114%" fo:text-indent="0cm" style:auto-text-indent="false" style:writing-mode="lr-tb"/>
      <style:text-properties style:font-name="Arial" fo:font-size="12pt" fo:background-color="#ffffff" style:font-size-asian="12pt" style:font-size-complex="12pt"/>
    </style:style>
    <style:style style:name="T1" style:family="text">
      <style:text-properties fo:color="#ff0000" style:font-name="Arial" fo:font-size="10pt" fo:language="es" fo:country="PY" style:font-size-asian="10pt" style:language-asian="es" style:country-asian="PY" style:font-name-complex="Arial" style:font-size-complex="10pt"/>
    </style:style>
    <style:style style:name="T2" style:family="text">
      <style:text-properties style:font-name="Arial"/>
    </style:style>
    <style:style style:name="T3" style:family="text">
      <style:text-properties style:font-name="Arial" fo:font-size="10pt" fo:font-weight="bold" style:font-size-asian="10pt" style:font-weight-asian="bold" style:font-name-complex="Arial" style:font-size-complex="10pt"/>
    </style:style>
    <style:style style:name="T4" style:family="text">
      <style:text-properties style:font-name="Arial" fo:font-size="10pt" fo:font-weight="bold" style:font-size-asian="10pt" style:font-weight-asian="bold" style:font-name-complex="Arial" style:font-size-complex="10pt" text:display="none"/>
    </style:style>
    <style:style style:name="T5" style:family="text">
      <style:text-properties style:font-name="Arial" fo:font-size="10pt" style:font-size-asian="10pt" style:font-name-complex="Arial" style:font-size-complex="10pt"/>
    </style:style>
    <style:style style:name="T6" style:family="text">
      <style:text-properties style:font-name="Arial" fo:font-size="9pt" fo:language="en" fo:country="US" fo:font-weight="bold" style:font-size-asian="9pt" style:font-weight-asian="bold" style:font-name-complex="Arial" style:font-size-complex="9pt"/>
    </style:style>
    <style:style style:name="T7" style:family="text">
      <style:text-properties style:font-name="Arial" fo:font-size="9pt" fo:language="en" fo:country="US" style:font-size-asian="9pt" style:font-name-complex="Arial" style:font-size-complex="9pt"/>
    </style:style>
    <style:style style:name="T8" style:family="text">
      <style:text-properties style:font-name="Book Antiqua" fo:font-size="9pt" fo:language="en" fo:country="US" style:font-size-asian="9pt" style:font-size-complex="9pt"/>
    </style:style>
    <style:style style:name="T9" style:family="text">
      <style:text-properties style:font-name="Book Antiqua" fo:background-color="#ffffff" loext:char-shading-value="0"/>
    </style:style>
    <style:style style:name="T10" style:family="text">
      <style:text-properties style:font-name="Calibri" fo:font-size="11pt" fo:language="es" fo:country="PY" fo:background-color="#ffffff" loext:char-shading-value="0" style:font-name-asian="Times New Roman" style:font-size-asian="11pt" style:language-asian="es" style:country-asian="PY" style:font-name-complex="Times New Roman" style:font-size-complex="11pt"/>
    </style:style>
    <style:style style:name="T11" style:family="text">
      <style:text-properties fo:color="#0000ff" fo:font-weight="bold" fo:background-color="#ffffff" loext:char-shading-value="0" style:font-weight-asian="bold"/>
    </style:style>
    <style:style style:name="T12" style:family="text">
      <style:text-properties fo:font-size="12pt" fo:font-style="normal" fo:font-weight="normal" fo:background-color="#ffffff" loext:char-shading-value="0" style:font-size-asian="12pt" style:font-style-asian="normal" style:font-weight-asian="normal"/>
    </style:style>
    <style:style style:name="T13" style:family="text">
      <style:text-properties fo:font-size="12pt" fo:font-style="normal" fo:background-color="#ffffff" loext:char-shading-value="0" style:font-size-asian="12pt" style:font-style-asian="normal"/>
    </style:style>
    <style:style style:name="T14" style:family="text">
      <style:text-properties fo:font-size="12pt" fo:font-weight="normal" fo:background-color="#ffffff" loext:char-shading-value="0" style:font-size-asian="12pt" style:font-weight-asian="normal"/>
    </style:style>
    <style:style style:name="T15" style:family="text">
      <style:text-properties fo:font-size="12pt" fo:background-color="#ffffff" loext:char-shading-value="0" style:font-size-asian="12pt"/>
    </style:style>
    <style:style style:name="T16" style:family="text">
      <style:text-properties fo:font-style="normal" fo:font-weight="bold" style:font-style-asian="normal" style:font-weight-asian="bold" style:font-name-complex="Arial" style:font-weight-complex="bold"/>
    </style:style>
    <style:style style:name="T17" style:family="text">
      <style:text-properties fo:font-style="normal" style:font-style-asian="normal"/>
    </style:style>
    <style:style style:name="T18" style:family="text">
      <style:text-properties fo:font-style="normal" style:font-style-asian="normal" style:font-name-complex="Arial"/>
    </style:style>
    <style:style style:name="T19"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20"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1" style:family="text">
      <style:text-properties fo:font-variant="normal" fo:text-transform="none" style:text-line-through-style="none" style:text-line-through-type="none" fo:font-style="normal" style:text-underline-style="none" style:text-blinking="false" fo:background-color="transparent" loext:char-shading-value="0" style:font-weight-asian="normal" style:font-weight-complex="normal"/>
    </style:style>
    <style:style style:name="T22" style:family="text">
      <style:text-properties fo:font-variant="normal" fo:text-transform="none" style:text-line-through-style="none" style:text-line-through-type="none" fo:font-style="normal" style:text-underline-style="none" fo:font-weight="normal" style:text-blinking="false"/>
    </style:style>
    <style:style style:name="T23"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4" style:family="text">
      <style:text-properties fo:font-variant="normal" fo:text-transform="none" style:text-line-through-style="none" style:text-line-through-type="none" fo:font-style="normal" style:text-underline-style="none" fo:font-weight="normal" officeooo:rsid="00171492" style:text-blinking="false" fo:background-color="transparent" loext:char-shading-value="0"/>
    </style:style>
    <style:style style:name="T25" style:family="text">
      <style:text-properties fo:font-variant="normal" fo:text-transform="none" style:text-line-through-style="none" style:text-line-through-type="none" style:text-underline-style="none" style:text-blinking="false" fo:background-color="transparent" loext:char-shading-value="0"/>
    </style:style>
    <style:style style:name="T2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language="es" fo:country="ES" style:text-underline-style="none" fo:font-weight="bold" style:text-blinking="false" fo:background-color="transparent" loext:char-shading-value="0" style:font-name-complex="Arial" style:font-size-complex="12pt" style:language-complex="ar" style:country-complex="SA" style:font-style-complex="normal"/>
    </style:style>
    <style:style style:name="T28" style:family="text">
      <style:text-properties fo:font-variant="normal" fo:text-transform="none" fo:color="#000000" style:text-line-through-style="none" style:text-line-through-type="none" style:font-name="Arial" fo:language="es" fo:country="ES" style:text-underline-style="none" fo:font-weight="bold" style:text-blinking="false" fo:background-color="transparent" loext:char-shading-value="0" style:font-weight-asian="bold" style:font-name-complex="Arial" style:font-size-complex="12pt" style:language-complex="ar" style:country-complex="SA" style:font-style-complex="normal" style:font-weight-complex="bold"/>
    </style:style>
    <style:style style:name="T29" style:family="text">
      <style:text-properties fo:font-variant="normal" fo:text-transform="none" fo:color="#000000" style:text-line-through-style="none" style:text-line-through-type="none" style:font-name="Arial" fo:language="es" fo:country="ES" style:text-underline-style="none" fo:font-weight="normal" style:text-blinking="false" fo:background-color="transparent" loext:char-shading-value="0" style:font-name-complex="Arial" style:font-size-complex="12pt" style:language-complex="ar" style:country-complex="SA" style:font-style-complex="normal"/>
    </style:style>
    <style:style style:name="T30" style:family="text">
      <style:text-properties fo:font-variant="normal" fo:text-transform="none" fo:color="#000000" style:text-line-through-style="none" style:text-line-through-type="none" style:font-name="Arial" fo:language="es" fo:country="ES" style:text-underline-style="none" fo:font-weight="normal" style:text-blinking="false" fo:background-color="transparent" loext:char-shading-value="0" style:font-weight-asian="normal" style:font-name-complex="Arial" style:font-size-complex="12pt" style:language-complex="ar" style:country-complex="SA" style:font-style-complex="normal" style:font-weight-complex="normal"/>
    </style:style>
    <style:style style:name="T31"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33" style:family="text">
      <style:text-properties fo:font-variant="normal" fo:text-transform="none" fo:color="#ff3333" style:text-line-through-style="none" style:text-line-through-type="none" fo:font-style="normal" style:text-underline-style="none" fo:font-weight="normal" officeooo:rsid="001b6de7" style:text-blinking="false" fo:background-color="#ffff00" loext:char-shading-value="0" style:font-weight-asian="bold" style:font-weight-complex="bold"/>
    </style:style>
    <style:style style:name="T34" style:family="text">
      <style:text-properties fo:color="#000000" style:font-name="Arial" fo:font-size="12pt" fo:font-weight="bold" fo:background-color="#ffffff" loext:char-shading-value="0" style:font-size-asian="12pt" style:font-weight-asian="bold" style:font-name-complex="Arial" style:font-size-complex="12pt" style:font-weight-complex="bold"/>
    </style:style>
    <style:style style:name="T35" style:family="text">
      <style:text-properties fo:color="#000000" style:font-name="Arial" fo:font-size="12pt" fo:language="fr" fo:country="FR" fo:background-color="#ffffff" loext:char-shading-value="0" style:font-size-asian="12pt" style:font-name-complex="Arial" style:font-size-complex="12pt"/>
    </style:style>
    <style:style style:name="T36" style:family="text">
      <style:text-properties fo:color="#000000" style:font-name="Arial" fo:font-size="12pt" fo:background-color="#ffffff" loext:char-shading-value="0" style:font-size-asian="12pt" style:font-name-complex="Arial" style:font-size-complex="12pt"/>
    </style:style>
    <style:style style:name="T37" style:family="text">
      <style:text-properties style:font-name="Arial1"/>
    </style:style>
    <style:style style:name="T38" style:family="text">
      <style:text-properties fo:background-color="transparent" loext:char-shading-value="0"/>
    </style:style>
    <style:style style:name="T39" style:family="text">
      <style:text-properties fo:background-color="#ffffff" loext:char-shading-value="0"/>
    </style:style>
    <style:style style:name="T40" style:family="text">
      <style:text-properties fo:color="#ff3333" officeooo:rsid="00194af9"/>
    </style:style>
    <style:style style:name="T41" style:family="text">
      <style:text-properties fo:color="#ff3333" fo:font-weight="bold" officeooo:rsid="00194af9" fo:background-color="#ffff00" loext:char-shading-value="0" style:font-weight-asian="bold" style:font-weight-complex="bold"/>
    </style:style>
    <style:style style:name="T42" style:family="text">
      <style:text-properties fo:color="#ff3333" fo:font-weight="bold" officeooo:rsid="001b6de7" fo:background-color="#ffff00" loext:char-shading-value="0" style:font-weight-asian="bold" style:font-weight-complex="bold"/>
    </style:style>
    <style:style style:name="T43" style:family="text">
      <style:text-properties fo:color="#ff3333" officeooo:rsid="00221557"/>
    </style:style>
    <style:style style:name="T44" style:family="text">
      <style:text-properties fo:color="#ff3333" officeooo:rsid="00261557"/>
    </style:style>
    <style:style style:name="T45" style:family="text">
      <style:text-properties officeooo:rsid="001b6de7"/>
    </style:style>
    <style:style style:name="T46" style:family="text">
      <style:text-properties officeooo:rsid="00221557"/>
    </style:style>
    <style:style style:name="T47" style:family="text">
      <style:text-properties fo:color="#ff6600"/>
    </style:style>
    <style:style style:name="T48" style:family="text">
      <style:text-properties fo:color="#ff6600" officeooo:rsid="001d7b7a"/>
    </style:style>
    <style:style style:name="T49" style:family="text">
      <style:text-properties fo:color="#ff6600" officeooo:rsid="0023746b"/>
    </style:style>
    <style:style style:name="T50" style:family="text">
      <style:text-properties officeooo:rsid="0023746b"/>
    </style:style>
    <style:style style:name="T51" style:family="text">
      <style:text-properties officeooo:rsid="00261557"/>
    </style:style>
    <style:style style:name="Sect1" style:family="section">
      <style:section-properties style:editable="false">
        <style:columns fo:column-count="1" fo:column-gap="0cm"/>
      </style:section-properties>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_5f_CharLFO1LV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4LVL1" style:num-suffix="." style:num-format="1" text:start-value="2">
        <style:list-level-properties text:list-level-position-and-space-mode="label-alignment">
          <style:list-level-label-alignment text:label-followed-by="listtab" fo:text-indent="-0.714cm" fo:margin-left="0.714cm"/>
        </style:list-level-properties>
      </text:list-level-style-number>
      <text:list-level-style-number text:level="2" text:style-name="WW_5f_CharLFO4LVL2" style:num-suffix="."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_5f_CharLFO4LV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WW_5f_CharLFO4LV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WW_5f_CharLFO4LVL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WW_5f_CharLFO4LV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WW_5f_CharLFO4LVL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WW_5f_CharLFO4LV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WW_5f_CharLFO4LVL9" style:num-suffix="."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3">
        <style:list-level-properties text:list-level-position-and-space-mode="label-alignment">
          <style:list-level-label-alignment text:label-followed-by="listtab" fo:text-indent="-0.688cm" fo:margin-left="0.688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RF"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RF"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RF"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suffix="."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RF" style:num-suffix="." style:num-format="1" text:start-value="15">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prefix="RF" style:num-suffix="."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prefix="RF" style:num-suffix="." style:num-format="1" text:display-levels="3">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prefix="RF"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prefix="RF"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prefix="RF"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prefix="RF"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prefix="RF"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prefix="RF"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prefix="RF"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8">
      <text:list-level-style-number text:level="1" style:num-prefix="RF"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prefix="RF" style:num-suffix="." style:num-format="1" text:start-value="2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RF" style:num-suffix="." style:num-format="1" text:start-value="10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RF" style:num-suffix="." style:num-format="1" text:start-value="10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RF" style:num-suffix="." style:num-format="1" text:start-value="10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RF" style:num-suffix="." style:num-format="1" text:start-value="10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RF" style:num-suffix="." style:num-format="1" text:start-value="6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2Level1" style:num-prefix="RF"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RF" style:num-suffix="." style:num-format="1" text:start-value="2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RNF"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RNF"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RNF"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RNF" style:num-suffix="." style:num-format="1" text:start-value="2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text:start-value="3">
        <style:list-level-properties text:list-level-position-and-space-mode="label-alignment">
          <style:list-level-label-alignment text:label-followed-by="listtab" fo:text-indent="-0.688cm" fo:margin-left="0.688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17"/>
      <text:p text:style-name="P11"/>
      <text:p text:style-name="P11"/>
      <text:p text:style-name="P11"/>
      <text:p text:style-name="P11"/>
      <text:p text:style-name="P11"/>
      <text:p text:style-name="P11"/>
      <text:p text:style-name="P11"/>
      <text:p text:style-name="P11"/>
      <text:p text:style-name="P11"/>
      <text:h text:style-name="P90" text:outline-level="7">ESPECIFICACIÓN DE REQUERIMIENTOS</text:h>
      <text:p text:style-name="P11"/>
      <text:p text:style-name="P11"/>
      <text:p text:style-name="P50"><text:bookmark-start text:name="_Toc23250098"/><text:bookmark-start text:name="_Toc7587327"/><text:bookmark-start text:name="_Toc20048368"/></text:p>
      <text:p text:style-name="P9">TABLA DE CONTENIDOS</text:p>
      <text:p text:style-name="P11"/>
      <text:table-of-content text:style-name="Sect1" text:name="_TOC0">
        <text:table-of-content-source text:outline-level="3" text:use-index-marks="false">
          <text:index-title-template text:style-name="Contents_20_Heading">Índice de contenid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8"><text:a xlink:type="simple" xlink:href="#_Toc395284955" office:target-frame-name="_top" xlink:show="replace" text:style-name="Internet_20_link"><text:span text:style-name="Hipervínculo"><text:span text:style-name="T39">1.</text:span></text:span></text:a><text:a xlink:type="simple" xlink:href="#_Toc395284955" office:target-frame-name="_top" xlink:show="replace" text:style-name="Internet_20_link"><text:span text:style-name="Fuente_20_de_20_párrafo_20_predeter."><text:span text:style-name="T10"><text:tab/></text:span></text:span></text:a><text:a xlink:type="simple" xlink:href="#_Toc395284955" office:target-frame-name="_top" xlink:show="replace" text:style-name="Internet_20_link"><text:span text:style-name="Hipervínculo"><text:span text:style-name="T39">Introducción</text:span></text:span></text:a><text:a xlink:type="simple" xlink:href="#_Toc395284955" office:target-frame-name="_top" xlink:show="replace" text:style-name="Internet_20_link"><text:span text:style-name="T39"><text:tab/>3</text:span></text:a></text:p>
          <text:p text:style-name="P19"><text:a xlink:type="simple" xlink:href="#_Toc395284956" office:target-frame-name="_top" xlink:show="replace" text:style-name="Internet_20_link"><text:span text:style-name="Hipervínculo"><text:span text:style-name="T9">1.1.</text:span></text:span></text:a><text:a xlink:type="simple" xlink:href="#_Toc395284956" office:target-frame-name="_top" xlink:show="replace" text:style-name="Internet_20_link"><text:span text:style-name="Fuente_20_de_20_párrafo_20_predeter."><text:span text:style-name="T10"><text:tab/></text:span></text:span></text:a><text:a xlink:type="simple" xlink:href="#_Toc395284956" office:target-frame-name="_top" xlink:show="replace" text:style-name="Internet_20_link"><text:span text:style-name="Hipervínculo"><text:span text:style-name="T39">Propósito</text:span></text:span></text:a><text:a xlink:type="simple" xlink:href="#_Toc395284956" office:target-frame-name="_top" xlink:show="replace" text:style-name="Internet_20_link"><text:span text:style-name="T39"><text:tab/>3</text:span></text:a></text:p>
          <text:p text:style-name="P19"><text:a xlink:type="simple" xlink:href="#_Toc395284957" office:target-frame-name="_top" xlink:show="replace" text:style-name="Internet_20_link"><text:span text:style-name="Hipervínculo"><text:span text:style-name="T9">1.2.</text:span></text:span></text:a><text:a xlink:type="simple" xlink:href="#_Toc395284957" office:target-frame-name="_top" xlink:show="replace" text:style-name="Internet_20_link"><text:span text:style-name="Fuente_20_de_20_párrafo_20_predeter."><text:span text:style-name="T10"><text:tab/></text:span></text:span></text:a><text:a xlink:type="simple" xlink:href="#_Toc395284957" office:target-frame-name="_top" xlink:show="replace" text:style-name="Internet_20_link"><text:span text:style-name="Hipervínculo"><text:span text:style-name="T39">Definiciones, Acrónimos y Abreviaturas</text:span></text:span></text:a><text:a xlink:type="simple" xlink:href="#_Toc395284957" office:target-frame-name="_top" xlink:show="replace" text:style-name="Internet_20_link"><text:span text:style-name="T39"><text:tab/>3</text:span></text:a></text:p>
          <text:p text:style-name="P19"><text:a xlink:type="simple" xlink:href="#_Toc395284958" office:target-frame-name="_top" xlink:show="replace" text:style-name="Internet_20_link"><text:span text:style-name="Hipervínculo"><text:span text:style-name="T9">1.3.</text:span></text:span></text:a><text:a xlink:type="simple" xlink:href="#_Toc395284958" office:target-frame-name="_top" xlink:show="replace" text:style-name="Internet_20_link"><text:span text:style-name="Fuente_20_de_20_párrafo_20_predeter."><text:span text:style-name="T10"><text:tab/></text:span></text:span></text:a><text:a xlink:type="simple" xlink:href="#_Toc395284958" office:target-frame-name="_top" xlink:show="replace" text:style-name="Internet_20_link"><text:span text:style-name="Hipervínculo"><text:span text:style-name="T39">Alcance</text:span></text:span></text:a><text:a xlink:type="simple" xlink:href="#_Toc395284958" office:target-frame-name="_top" xlink:show="replace" text:style-name="Internet_20_link"><text:span text:style-name="T39"><text:tab/>3</text:span></text:a></text:p>
          <text:p text:style-name="P19"><text:a xlink:type="simple" xlink:href="#_Toc395284959" office:target-frame-name="_top" xlink:show="replace" text:style-name="Internet_20_link"><text:span text:style-name="Hipervínculo"><text:span text:style-name="T9">1.4.</text:span></text:span></text:a><text:a xlink:type="simple" xlink:href="#_Toc395284959" office:target-frame-name="_top" xlink:show="replace" text:style-name="Internet_20_link"><text:span text:style-name="Fuente_20_de_20_párrafo_20_predeter."><text:span text:style-name="T10"><text:tab/></text:span></text:span></text:a><text:a xlink:type="simple" xlink:href="#_Toc395284959" office:target-frame-name="_top" xlink:show="replace" text:style-name="Internet_20_link"><text:span text:style-name="Hipervínculo"><text:span text:style-name="T39">Referencias</text:span></text:span></text:a><text:a xlink:type="simple" xlink:href="#_Toc395284959" office:target-frame-name="_top" xlink:show="replace" text:style-name="Internet_20_link"><text:span text:style-name="T39"><text:tab/>3</text:span></text:a></text:p>
          <text:p text:style-name="P18"><text:a xlink:type="simple" xlink:href="#_Toc395284960" office:target-frame-name="_top" xlink:show="replace" text:style-name="Internet_20_link"><text:span text:style-name="Hipervínculo"><text:span text:style-name="T39">2.</text:span></text:span></text:a><text:a xlink:type="simple" xlink:href="#_Toc395284960" office:target-frame-name="_top" xlink:show="replace" text:style-name="Internet_20_link"><text:span text:style-name="Fuente_20_de_20_párrafo_20_predeter."><text:span text:style-name="T10"><text:tab/></text:span></text:span></text:a><text:a xlink:type="simple" xlink:href="#_Toc395284960" office:target-frame-name="_top" xlink:show="replace" text:style-name="Internet_20_link"><text:span text:style-name="Hipervínculo"><text:span text:style-name="T39">Presentación del Producto</text:span></text:span></text:a><text:a xlink:type="simple" xlink:href="#_Toc395284960" office:target-frame-name="_top" xlink:show="replace" text:style-name="Internet_20_link"><text:span text:style-name="T39"><text:tab/>4</text:span></text:a></text:p>
          <text:p text:style-name="P19"><text:a xlink:type="simple" xlink:href="#_Toc395284961" office:target-frame-name="_top" xlink:show="replace" text:style-name="Internet_20_link"><text:span text:style-name="Hipervínculo"><text:span text:style-name="T9">2.1.</text:span></text:span></text:a><text:a xlink:type="simple" xlink:href="#_Toc395284961" office:target-frame-name="_top" xlink:show="replace" text:style-name="Internet_20_link"><text:span text:style-name="Fuente_20_de_20_párrafo_20_predeter."><text:span text:style-name="T10"><text:tab/></text:span></text:span></text:a><text:a xlink:type="simple" xlink:href="#_Toc395284961" office:target-frame-name="_top" xlink:show="replace" text:style-name="Internet_20_link"><text:span text:style-name="Hipervínculo"><text:span text:style-name="T39">Propósito del Sistema</text:span></text:span></text:a><text:a xlink:type="simple" xlink:href="#_Toc395284961" office:target-frame-name="_top" xlink:show="replace" text:style-name="Internet_20_link"><text:span text:style-name="T39"><text:tab/>4</text:span></text:a></text:p>
          <text:p text:style-name="P20"><text:a xlink:type="simple" xlink:href="#_Toc395284962" office:target-frame-name="_top" xlink:show="replace" text:style-name="Internet_20_link"><text:span text:style-name="Hipervínculo"><text:span text:style-name="T9">2.1.1.</text:span></text:span></text:a><text:a xlink:type="simple" xlink:href="#_Toc395284962" office:target-frame-name="_top" xlink:show="replace" text:style-name="Internet_20_link"><text:span text:style-name="Fuente_20_de_20_párrafo_20_predeter."><text:span text:style-name="T10"><text:tab/></text:span></text:span></text:a><text:a xlink:type="simple" xlink:href="#_Toc395284962" office:target-frame-name="_top" xlink:show="replace" text:style-name="Internet_20_link"><text:span text:style-name="Hipervínculo"><text:span text:style-name="T39">Objetivo:</text:span></text:span></text:a><text:a xlink:type="simple" xlink:href="#_Toc395284962" office:target-frame-name="_top" xlink:show="replace" text:style-name="Internet_20_link"><text:span text:style-name="T39"><text:tab/>4</text:span></text:a></text:p>
          <text:p text:style-name="P20"><text:a xlink:type="simple" xlink:href="#_Toc395284963" office:target-frame-name="_top" xlink:show="replace" text:style-name="Internet_20_link"><text:span text:style-name="Hipervínculo"><text:span text:style-name="T9">2.1.2.</text:span></text:span></text:a><text:a xlink:type="simple" xlink:href="#_Toc395284963" office:target-frame-name="_top" xlink:show="replace" text:style-name="Internet_20_link"><text:span text:style-name="Fuente_20_de_20_párrafo_20_predeter."><text:span text:style-name="T10"><text:tab/></text:span></text:span></text:a><text:a xlink:type="simple" xlink:href="#_Toc395284963" office:target-frame-name="_top" xlink:show="replace" text:style-name="Internet_20_link"><text:span text:style-name="Hipervínculo"><text:span text:style-name="T39">Alcance:</text:span></text:span></text:a><text:a xlink:type="simple" xlink:href="#_Toc395284963" office:target-frame-name="_top" xlink:show="replace" text:style-name="Internet_20_link"><text:span text:style-name="T39"><text:tab/>4</text:span></text:a></text:p>
          <text:p text:style-name="P20"><text:a xlink:type="simple" xlink:href="#_Toc395284964" office:target-frame-name="_top" xlink:show="replace" text:style-name="Internet_20_link"><text:span text:style-name="Hipervínculo"><text:span text:style-name="T9">2.1.3.</text:span></text:span></text:a><text:a xlink:type="simple" xlink:href="#_Toc395284964" office:target-frame-name="_top" xlink:show="replace" text:style-name="Internet_20_link"><text:span text:style-name="Fuente_20_de_20_párrafo_20_predeter."><text:span text:style-name="T10"><text:tab/></text:span></text:span></text:a><text:a xlink:type="simple" xlink:href="#_Toc395284964" office:target-frame-name="_top" xlink:show="replace" text:style-name="Internet_20_link"><text:span text:style-name="Hipervínculo"><text:span text:style-name="T39">El Sistema no contempla:</text:span></text:span></text:a><text:a xlink:type="simple" xlink:href="#_Toc395284964" office:target-frame-name="_top" xlink:show="replace" text:style-name="Internet_20_link"><text:span text:style-name="T39"><text:tab/>4</text:span></text:a></text:p>
          <text:p text:style-name="P19"><text:a xlink:type="simple" xlink:href="#_Toc395284965" office:target-frame-name="_top" xlink:show="replace" text:style-name="Internet_20_link"><text:span text:style-name="Hipervínculo"><text:span text:style-name="T39">2.2.</text:span></text:span></text:a><text:a xlink:type="simple" xlink:href="#_Toc395284965" office:target-frame-name="_top" xlink:show="replace" text:style-name="Internet_20_link"><text:span text:style-name="Fuente_20_de_20_párrafo_20_predeter."><text:span text:style-name="T10"><text:tab/></text:span></text:span></text:a><text:a xlink:type="simple" xlink:href="#_Toc395284965" office:target-frame-name="_top" xlink:show="replace" text:style-name="Internet_20_link"><text:span text:style-name="Hipervínculo"><text:span text:style-name="T39">Restricciones y Supuestos:</text:span></text:span></text:a><text:a xlink:type="simple" xlink:href="#_Toc395284965" office:target-frame-name="_top" xlink:show="replace" text:style-name="Internet_20_link"><text:span text:style-name="T39"><text:tab/>4</text:span></text:a></text:p>
          <text:p text:style-name="P18"><text:a xlink:type="simple" xlink:href="#_Toc395284966" office:target-frame-name="_top" xlink:show="replace" text:style-name="Internet_20_link"><text:span text:style-name="Hipervínculo"><text:span text:style-name="T39">3.</text:span></text:span></text:a><text:a xlink:type="simple" xlink:href="#_Toc395284966" office:target-frame-name="_top" xlink:show="replace" text:style-name="Internet_20_link"><text:span text:style-name="Fuente_20_de_20_párrafo_20_predeter."><text:span text:style-name="T10"><text:tab/></text:span></text:span></text:a><text:a xlink:type="simple" xlink:href="#_Toc395284966" office:target-frame-name="_top" xlink:show="replace" text:style-name="Internet_20_link"><text:span text:style-name="Hipervínculo"><text:span text:style-name="T39">Descripción General</text:span></text:span></text:a><text:a xlink:type="simple" xlink:href="#_Toc395284966" office:target-frame-name="_top" xlink:show="replace" text:style-name="Internet_20_link"><text:span text:style-name="T39"><text:tab/>4</text:span></text:a></text:p>
          <text:p text:style-name="P19"><text:a xlink:type="simple" xlink:href="#_Toc395284967" office:target-frame-name="_top" xlink:show="replace" text:style-name="Internet_20_link"><text:span text:style-name="Hipervínculo"><text:span text:style-name="T39">3.1.</text:span></text:span></text:a><text:a xlink:type="simple" xlink:href="#_Toc395284967" office:target-frame-name="_top" xlink:show="replace" text:style-name="Internet_20_link"><text:span text:style-name="Fuente_20_de_20_párrafo_20_predeter."><text:span text:style-name="T10"><text:tab/></text:span></text:span></text:a><text:a xlink:type="simple" xlink:href="#_Toc395284967" office:target-frame-name="_top" xlink:show="replace" text:style-name="Internet_20_link"><text:span text:style-name="Hipervínculo"><text:span text:style-name="T39">Listado de la Funcionalidad del Sistema</text:span></text:span></text:a><text:a xlink:type="simple" xlink:href="#_Toc395284967" office:target-frame-name="_top" xlink:show="replace" text:style-name="Internet_20_link"><text:span text:style-name="T39"><text:tab/>4</text:span></text:a></text:p>
          <text:p text:style-name="P19"><text:a xlink:type="simple" xlink:href="#_Toc395284968" office:target-frame-name="_top" xlink:show="replace" text:style-name="Internet_20_link"><text:span text:style-name="Hipervínculo"><text:span text:style-name="T39">3.2.</text:span></text:span></text:a><text:a xlink:type="simple" xlink:href="#_Toc395284968" office:target-frame-name="_top" xlink:show="replace" text:style-name="Internet_20_link"><text:span text:style-name="Fuente_20_de_20_párrafo_20_predeter."><text:span text:style-name="T10"><text:tab/></text:span></text:span></text:a><text:a xlink:type="simple" xlink:href="#_Toc395284968" office:target-frame-name="_top" xlink:show="replace" text:style-name="Internet_20_link"><text:span text:style-name="Hipervínculo"><text:span text:style-name="T39">Contexto del Producto</text:span></text:span></text:a><text:a xlink:type="simple" xlink:href="#_Toc395284968" office:target-frame-name="_top" xlink:show="replace" text:style-name="Internet_20_link"><text:span text:style-name="T39"><text:tab/>4</text:span></text:a></text:p>
          <text:p text:style-name="P19"><text:a xlink:type="simple" xlink:href="#_Toc395284969" office:target-frame-name="_top" xlink:show="replace" text:style-name="Internet_20_link"><text:span text:style-name="Hipervínculo"><text:span text:style-name="T39">3.3.</text:span></text:span></text:a><text:a xlink:type="simple" xlink:href="#_Toc395284969" office:target-frame-name="_top" xlink:show="replace" text:style-name="Internet_20_link"><text:span text:style-name="Fuente_20_de_20_párrafo_20_predeter."><text:span text:style-name="T10"><text:tab/></text:span></text:span></text:a><text:a xlink:type="simple" xlink:href="#_Toc395284969" office:target-frame-name="_top" xlink:show="replace" text:style-name="Internet_20_link"><text:span text:style-name="Hipervínculo"><text:span text:style-name="T39">Perspectivas futuras del producto</text:span></text:span></text:a><text:a xlink:type="simple" xlink:href="#_Toc395284969" office:target-frame-name="_top" xlink:show="replace" text:style-name="Internet_20_link"><text:span text:style-name="T39"><text:tab/>5</text:span></text:a></text:p>
          <text:p text:style-name="P19"><text:a xlink:type="simple" xlink:href="#_Toc395284970" office:target-frame-name="_top" xlink:show="replace" text:style-name="Internet_20_link"><text:span text:style-name="Hipervínculo"><text:span text:style-name="T39">3.4.</text:span></text:span></text:a><text:a xlink:type="simple" xlink:href="#_Toc395284970" office:target-frame-name="_top" xlink:show="replace" text:style-name="Internet_20_link"><text:span text:style-name="Fuente_20_de_20_párrafo_20_predeter."><text:span text:style-name="T10"><text:tab/></text:span></text:span></text:a><text:a xlink:type="simple" xlink:href="#_Toc395284970" office:target-frame-name="_top" xlink:show="replace" text:style-name="Internet_20_link"><text:span text:style-name="Hipervínculo"><text:span text:style-name="T39">Reglas y Funciones de Negocio</text:span></text:span></text:a><text:a xlink:type="simple" xlink:href="#_Toc395284970" office:target-frame-name="_top" xlink:show="replace" text:style-name="Internet_20_link"><text:span text:style-name="T39"><text:tab/>5</text:span></text:a></text:p>
          <text:p text:style-name="P18"><text:a xlink:type="simple" xlink:href="#_Toc395284971" office:target-frame-name="_top" xlink:show="replace" text:style-name="Internet_20_link"><text:span text:style-name="Hipervínculo"><text:span text:style-name="T39">4.</text:span></text:span></text:a><text:a xlink:type="simple" xlink:href="#_Toc395284971" office:target-frame-name="_top" xlink:show="replace" text:style-name="Internet_20_link"><text:span text:style-name="Fuente_20_de_20_párrafo_20_predeter."><text:span text:style-name="T10"><text:tab/></text:span></text:span></text:a><text:a xlink:type="simple" xlink:href="#_Toc395284971" office:target-frame-name="_top" xlink:show="replace" text:style-name="Internet_20_link"><text:span text:style-name="Hipervínculo"><text:span text:style-name="T39">Descripción Detallada de Requerimientos</text:span></text:span></text:a><text:a xlink:type="simple" xlink:href="#_Toc395284971" office:target-frame-name="_top" xlink:show="replace" text:style-name="Internet_20_link"><text:span text:style-name="T39"><text:tab/>5</text:span></text:a></text:p>
          <text:p text:style-name="P19"><text:a xlink:type="simple" xlink:href="#_Toc395284972" office:target-frame-name="_top" xlink:show="replace" text:style-name="Internet_20_link"><text:span text:style-name="Hipervínculo"><text:span text:style-name="T39">4.1.</text:span></text:span></text:a><text:a xlink:type="simple" xlink:href="#_Toc395284972" office:target-frame-name="_top" xlink:show="replace" text:style-name="Internet_20_link"><text:span text:style-name="Fuente_20_de_20_párrafo_20_predeter."><text:span text:style-name="T10"><text:tab/></text:span></text:span></text:a><text:a xlink:type="simple" xlink:href="#_Toc395284972" office:target-frame-name="_top" xlink:show="replace" text:style-name="Internet_20_link"><text:span text:style-name="Hipervínculo"><text:span text:style-name="T39">Actores</text:span></text:span></text:a><text:a xlink:type="simple" xlink:href="#_Toc395284972" office:target-frame-name="_top" xlink:show="replace" text:style-name="Internet_20_link"><text:span text:style-name="T39"><text:tab/>5</text:span></text:a></text:p>
          <text:p text:style-name="P19"><text:a xlink:type="simple" xlink:href="#_Toc395284973" office:target-frame-name="_top" xlink:show="replace" text:style-name="Internet_20_link"><text:span text:style-name="Hipervínculo"><text:span text:style-name="T39">4.2.</text:span></text:span></text:a><text:a xlink:type="simple" xlink:href="#_Toc395284973" office:target-frame-name="_top" xlink:show="replace" text:style-name="Internet_20_link"><text:span text:style-name="Fuente_20_de_20_párrafo_20_predeter."><text:span text:style-name="T10"><text:tab/></text:span></text:span></text:a><text:a xlink:type="simple" xlink:href="#_Toc395284973" office:target-frame-name="_top" xlink:show="replace" text:style-name="Internet_20_link"><text:span text:style-name="Hipervínculo"><text:span text:style-name="T39">Requerimientos Funcionales</text:span></text:span></text:a><text:a xlink:type="simple" xlink:href="#_Toc395284973" office:target-frame-name="_top" xlink:show="replace" text:style-name="Internet_20_link"><text:span text:style-name="T39"><text:tab/>5</text:span></text:a></text:p>
          <text:p text:style-name="P21"><text:a xlink:type="simple" xlink:href="#_Toc395284974" office:target-frame-name="_top" xlink:show="replace" text:style-name="Internet_20_link"><text:span text:style-name="Hipervínculo"><text:span text:style-name="T39">Diagrama/s de Caso de Uso</text:span></text:span></text:a><text:a xlink:type="simple" xlink:href="#_Toc395284974" office:target-frame-name="_top" xlink:show="replace" text:style-name="Internet_20_link"><text:span text:style-name="T39"><text:tab/>5</text:span></text:a></text:p>
          <text:p text:style-name="P21"><text:a xlink:type="simple" xlink:href="#_Toc395284975" office:target-frame-name="_top" xlink:show="replace" text:style-name="Internet_20_link"><text:span text:style-name="Hipervínculo"><text:span text:style-name="T39">Listado de Casos de Uso</text:span></text:span></text:a><text:a xlink:type="simple" xlink:href="#_Toc395284975" office:target-frame-name="_top" xlink:show="replace" text:style-name="Internet_20_link"><text:span text:style-name="T39"><text:tab/>5</text:span></text:a></text:p>
          <text:p text:style-name="P21"><text:a xlink:type="simple" xlink:href="#_Toc395284976" office:target-frame-name="_top" xlink:show="replace" text:style-name="Internet_20_link"><text:span text:style-name="Hipervínculo"><text:span text:style-name="T39">Requerimientos funcionales</text:span></text:span></text:a><text:a xlink:type="simple" xlink:href="#_Toc395284976" office:target-frame-name="_top" xlink:show="replace" text:style-name="Internet_20_link"><text:span text:style-name="T39"><text:tab/>5</text:span></text:a></text:p>
          <text:p text:style-name="P19"><text:a xlink:type="simple" xlink:href="#_Toc395284977" office:target-frame-name="_top" xlink:show="replace" text:style-name="Internet_20_link"><text:span text:style-name="Hipervínculo"><text:span text:style-name="T39">4.3.</text:span></text:span></text:a><text:a xlink:type="simple" xlink:href="#_Toc395284977" office:target-frame-name="_top" xlink:show="replace" text:style-name="Internet_20_link"><text:span text:style-name="Fuente_20_de_20_párrafo_20_predeter."><text:span text:style-name="T10"><text:tab/></text:span></text:span></text:a><text:a xlink:type="simple" xlink:href="#_Toc395284977" office:target-frame-name="_top" xlink:show="replace" text:style-name="Internet_20_link"><text:span text:style-name="Hipervínculo"><text:span text:style-name="T39">Requerimientos No Funcionales</text:span></text:span></text:a><text:a xlink:type="simple" xlink:href="#_Toc395284977" office:target-frame-name="_top" xlink:show="replace" text:style-name="Internet_20_link"><text:span text:style-name="T39"><text:tab/>6</text:span></text:a></text:p>
          <text:p text:style-name="P18"><text:a xlink:type="simple" xlink:href="#_Toc395284978" office:target-frame-name="_top" xlink:show="replace" text:style-name="Internet_20_link"><text:span text:style-name="Hipervínculo"><text:span text:style-name="T39">5.</text:span></text:span></text:a><text:a xlink:type="simple" xlink:href="#_Toc395284978" office:target-frame-name="_top" xlink:show="replace" text:style-name="Internet_20_link"><text:span text:style-name="Fuente_20_de_20_párrafo_20_predeter."><text:span text:style-name="T10"><text:tab/></text:span></text:span></text:a><text:a xlink:type="simple" xlink:href="#_Toc395284978" office:target-frame-name="_top" xlink:show="replace" text:style-name="Internet_20_link"><text:span text:style-name="Hipervínculo"><text:span text:style-name="T39">Requerimientos de Licencia</text:span></text:span></text:a><text:a xlink:type="simple" xlink:href="#_Toc395284978" office:target-frame-name="_top" xlink:show="replace" text:style-name="Internet_20_link"><text:span text:style-name="T39"><text:tab/>6</text:span></text:a></text:p>
          <text:p text:style-name="P18"><text:a xlink:type="simple" xlink:href="#_Toc395284979" office:target-frame-name="_top" xlink:show="replace" text:style-name="Internet_20_link"><text:span text:style-name="Hipervínculo"><text:span text:style-name="T39">6.</text:span></text:span></text:a><text:a xlink:type="simple" xlink:href="#_Toc395284979" office:target-frame-name="_top" xlink:show="replace" text:style-name="Internet_20_link"><text:span text:style-name="Fuente_20_de_20_párrafo_20_predeter."><text:span text:style-name="T10"><text:tab/></text:span></text:span></text:a><text:a xlink:type="simple" xlink:href="#_Toc395284979" office:target-frame-name="_top" xlink:show="replace" text:style-name="Internet_20_link"><text:span text:style-name="Hipervínculo"><text:span text:style-name="T39">Observaciones</text:span></text:span></text:a><text:a xlink:type="simple" xlink:href="#_Toc395284979" office:target-frame-name="_top" xlink:show="replace" text:style-name="Internet_20_link"><text:span text:style-name="T39"><text:tab/>6</text:span></text:a></text:p>
          <text:p text:style-name="P18"><text:a xlink:type="simple" xlink:href="#_Toc395284980" office:target-frame-name="_top" xlink:show="replace" text:style-name="Internet_20_link"><text:span text:style-name="Hipervínculo"><text:span text:style-name="T39">7.</text:span></text:span></text:a><text:a xlink:type="simple" xlink:href="#_Toc395284980" office:target-frame-name="_top" xlink:show="replace" text:style-name="Internet_20_link"><text:span text:style-name="Fuente_20_de_20_párrafo_20_predeter."><text:span text:style-name="T10"><text:tab/></text:span></text:span></text:a><text:a xlink:type="simple" xlink:href="#_Toc395284980" office:target-frame-name="_top" xlink:show="replace" text:style-name="Internet_20_link"><text:span text:style-name="Hipervínculo"><text:span text:style-name="T39">Historia de Cambios</text:span></text:span></text:a><text:a xlink:type="simple" xlink:href="#_Toc395284980" office:target-frame-name="_top" xlink:show="replace" text:style-name="Internet_20_link"><text:span text:style-name="T39"><text:tab/>6</text:span></text:a></text:p>
        </text:index-body>
      </text:table-of-content>
      <text:p text:style-name="P17"/>
      <text:p text:style-name="P8"><text:span text:style-name="Fuente_20_de_20_párrafo_20_predeter."><text:span text:style-name="T11"/></text:span></text:p>
      <text:list xml:id="list2032887217066950314" text:style-name="L1">
        <text:list-item>
          <text:p text:style-name="P86"><text:bookmark-start text:name="_Toc40755624"/><text:bookmark-start text:name="_Toc40755840"/><text:bookmark-start text:name="_Toc40756062"/><text:bookmark-start text:name="_Toc43702661"/><text:bookmark-start text:name="_Toc46565473"/><text:bookmark-start text:name="_Toc395284955"/>Introducción<text:bookmark-end text:name="_Toc40755624"/><text:bookmark-end text:name="_Toc40755840"/><text:bookmark-end text:name="_Toc40756062"/><text:bookmark-end text:name="_Toc43702661"/><text:bookmark-end text:name="_Toc46565473"/><text:bookmark-end text:name="_Toc395284955"/> <text:s/></text:p>
          <text:list>
            <text:list-item>
              <text:p text:style-name="P77"><text:bookmark-start text:name="_Toc40755625"/><text:bookmark-start text:name="_Toc40755841"/><text:bookmark-start text:name="_Toc40756063"/><text:bookmark-start text:name="_Toc43702662"/><text:bookmark-start text:name="_Toc46565474"/><text:bookmark-start text:name="_Toc395284956"/>Propósito<text:bookmark-end text:name="_Toc40755625"/><text:bookmark-end text:name="_Toc40755841"/><text:bookmark-end text:name="_Toc40756063"/><text:bookmark-end text:name="_Toc43702662"/><text:bookmark-end text:name="_Toc46565474"/><text:bookmark-end text:name="_Toc395284956"/></text:p>
            </text:list-item>
          </text:list>
        </text:list-item>
      </text:list>
      <text:p text:style-name="P44">Este documento describe el Sistema Scrumban, con el propósito de detallar los requerimientos y necesidades para el desarrollo y funcionamiento del sistema.</text:p>
      <text:list xml:id="list134305394369783" text:continue-numbering="true" text:style-name="L1">
        <text:list-item>
          <text:list>
            <text:list-item>
              <text:p text:style-name="P77"><text:bookmark-start text:name="_Toc40755626"/><text:bookmark-start text:name="_Toc40755842"/><text:bookmark-start text:name="_Toc40756064"/><text:bookmark-start text:name="_Toc43702663"/><text:bookmark-start text:name="_Toc46565475"/><text:bookmark-start text:name="_Toc395284957"/>Definiciones, Acrónimos y Abreviaturas<text:bookmark-end text:name="_Toc40755626"/><text:bookmark-end text:name="_Toc40755842"/><text:bookmark-end text:name="_Toc40756064"/><text:bookmark-end text:name="_Toc43702663"/><text:bookmark-end text:name="_Toc46565475"/><text:bookmark-end text:name="_Toc395284957"/></text:p>
            </text:list-item>
          </text:list>
        </text:list-item>
      </text:list>
      <text:p text:style-name="P10"><text:tab/></text:p>
      <text:p text:style-name="P42">Esta sección se encarga de aclarar y explicar definiciones, acrónimos y abreviaturas utilizadas en el contexto del sistema.</text:p>
      <text:p text:style-name="P68"><text:span text:style-name="T19">Usuario: </text:span><text:span text:style-name="T20">persona que utiliza el sistema. Para acceder al mismo este deberá especificar su nombre y una contraseña.</text:span></text:p>
      <text:p text:style-name="P68"><text:span text:style-name="T19">Password: </text:span><text:span text:style-name="T20">contraseña del usuario que interactúa con el sistema</text:span></text:p>
      <text:p text:style-name="P68"><text:span text:style-name="T19">Username: </text:span><text:span text:style-name="T20">nombre del usuario que interactúa con el sistema.</text:span></text:p>
      <text:p text:style-name="P68"><text:span text:style-name="T19">Atributos: </text:span><text:span text:style-name="T20">datos que caracterizan a una entidad.</text:span></text:p>
      <text:p text:style-name="P68"><text:span text:style-name="T19">Proyectos: </text:span><text:span text:style-name="T20">Es un proceso de desarrollo de software.</text:span></text:p>
      <text:p text:style-name="P68"><text:span text:style-name="T19">Flujo: </text:span><text:span text:style-name="T20">componente de un proyecto donde se organizan las tareas a realizar para la culminación del mismo.</text:span></text:p>
      <text:p text:style-name="P68"><text:span text:style-name="T19">Estado de Flujo: </text:span><text:span text:style-name="T20">componente del sistema que permite principalmente dar prioridad en las realizaciones de los flujos que pueda tener el proyecto.</text:span></text:p>
      <text:p text:style-name="P68"><text:span text:style-name="T19">User story: </text:span><text:span text:style-name="T20">elemento base de las tareas a realizar. Representa alguna petición o funcionalidad que es demandado por el cliente. </text:span></text:p>
      <text:p text:style-name="P68"><text:span text:style-name="T19">Release: </text:span><text:span text:style-name="T20">componente de un proyecto que representa una</text:span><text:span text:style-name="T25"> </text:span><text:span text:style-name="T20">agrupación de sprints, ubicadas dentro de un flujo.</text:span></text:p>
      <text:p text:style-name="P68"><text:span text:style-name="T19">Sprint: </text:span><text:span text:style-name="T20">agrupación de users stories.</text:span></text:p>
      <text:p text:style-name="P68"><text:span text:style-name="T19">Rol: </text:span><text:span text:style-name="T21"><text:s/>conjunto de permisos que</text:span><text:span text:style-name="T20"> que tiene asociado un usuario.</text:span></text:p>
      <text:p text:style-name="P68"><text:span text:style-name="T19">Perfil: </text:span><text:span text:style-name="T20">especifica la función dentro de un determinado proyecto.</text:span></text:p>
      <text:p text:style-name="P67"><text:span text:style-name="T19">Burndown chart: </text:span><text:span text:style-name="T23">gráfico estadísticos generados por el sistema en forma de líneas y puntos que representan el trabajo restante en función al plazo de finalización</text:span><text:bookmark-start text:name="_Toc3952849581"/><text:bookmark-start text:name="_Toc465654771"/><text:bookmark-start text:name="_Toc437026651"/><text:bookmark-start text:name="_Toc407560661"/><text:bookmark-start text:name="_Toc407558441"/><text:bookmark-start text:name="_Toc407556281"/><text:span text:style-name="T17">Alcance</text:span><text:bookmark-end text:name="_Toc3952849581"/><text:bookmark-end text:name="_Toc465654771"/><text:bookmark-end text:name="_Toc437026651"/><text:bookmark-end text:name="_Toc407560661"/><text:bookmark-end text:name="_Toc407558441"/><text:bookmark-end text:name="_Toc407556281"/><text:span text:style-name="T17">.</text:span></text:p>
      <text:p text:style-name="P67"><text:span text:style-name="T16">Fallo Menor:</text:span><text:span text:style-name="T18"> Aquel que no provoca un paro total del sistema.</text:span></text:p>
      <text:list xml:id="list134305039222924" text:continue-numbering="true" text:style-name="L1">
        <text:list-item>
          <text:list>
            <text:list-item>
              <text:p text:style-name="P77"><text:bookmark-start text:name="_Toc40755628"/><text:bookmark-start text:name="_Toc40755844"/><text:bookmark-start text:name="_Toc40756066"/><text:bookmark-start text:name="_Toc43702665"/><text:bookmark-start text:name="_Toc46565477"/><text:bookmark-start text:name="_Toc395284958"/>Alcance<text:bookmark-end text:name="_Toc40755628"/><text:bookmark-end text:name="_Toc40755844"/><text:bookmark-end text:name="_Toc40756066"/><text:bookmark-end text:name="_Toc43702665"/><text:bookmark-end text:name="_Toc46565477"/><text:bookmark-end text:name="_Toc395284958"/></text:p>
            </text:list-item>
          </text:list>
        </text:list-item>
      </text:list>
      <text:p text:style-name="P59">En el documento se detalla las funcionalidades del sistema, las limitaciones y restricciones. Contendrá una serie de diagramas de casos de uso generales, donde se visualizarán los requisitos del sistema, además de datos estadísticos en un burdown chart, donde se observarán los avances en la realización del proyecto.</text:p>
      <text:list xml:id="list134305735091507" text:continue-numbering="true" text:style-name="L1">
        <text:list-item>
          <text:list>
            <text:list-item>
              <text:p text:style-name="P77"><text:bookmark-start text:name="_Toc40755629"/><text:bookmark-start text:name="_Toc40755845"/><text:bookmark-start text:name="_Toc40756067"/><text:bookmark-start text:name="_Toc43702666"/><text:bookmark-start text:name="_Toc46565478"/><text:bookmark-start text:name="_Toc395284959"/>Referencias<text:bookmark-end text:name="_Toc40755629"/><text:bookmark-end text:name="_Toc40755845"/><text:bookmark-end text:name="_Toc40756067"/><text:bookmark-end text:name="_Toc43702666"/><text:bookmark-end text:name="_Toc46565478"/><text:bookmark-end text:name="_Toc395284959"/></text:p>
            </text:list-item>
          </text:list>
        </text:list-item>
      </text:list>
      <text:p text:style-name="P58">No aplica</text:p>
      <text:list xml:id="list134305210673191" text:continue-numbering="true" text:style-name="L1">
        <text:list-item>
          <text:p text:style-name="P86"><text:bookmark-start text:name="_Toc40755632"/><text:bookmark-start text:name="_Toc40755848"/><text:bookmark-start text:name="_Toc40756069"/><text:bookmark-start text:name="_Toc43702668"/><text:bookmark-start text:name="_Toc46565480"/><text:bookmark-start text:name="_Toc395284960"/><text:soft-page-break/>Presentación del Producto<text:bookmark-end text:name="_Toc7587327"/><text:bookmark-end text:name="_Toc20048368"/><text:bookmark-end text:name="_Toc40755632"/><text:bookmark-end text:name="_Toc40755848"/><text:bookmark-end text:name="_Toc40756069"/><text:bookmark-end text:name="_Toc43702668"/><text:bookmark-end text:name="_Toc46565480"/><text:bookmark-end text:name="_Toc395284960"/> </text:p>
        </text:list-item>
      </text:list>
      <text:h text:style-name="P78" text:outline-level="2"/>
      <text:list xml:id="list134305385399633" text:continue-numbering="true" text:style-name="L1">
        <text:list-item>
          <text:list>
            <text:list-item>
              <text:p text:style-name="P79"><text:bookmark-start text:name="_Toc40755633"/><text:bookmark-start text:name="_Toc40755849"/><text:bookmark-start text:name="_Toc40756070"/><text:bookmark-start text:name="_Toc43702669"/><text:bookmark-start text:name="_Toc46565481"/><text:bookmark-start text:name="_Toc395284961"/><text:span text:style-name="Fuente_20_de_20_párrafo_20_predeter."><text:span text:style-name="T13">Propósito del Sistema</text:span></text:span><text:bookmark-end text:name="_Toc40755633"/><text:bookmark-end text:name="_Toc40755849"/><text:bookmark-end text:name="_Toc40756070"/><text:bookmark-end text:name="_Toc43702669"/><text:bookmark-end text:name="_Toc46565481"/><text:bookmark-end text:name="_Toc395284961"/></text:p>
              <text:list>
                <text:list-item>
                  <text:p text:style-name="P85"><text:bookmark-start text:name="_Toc40755634"/><text:bookmark-start text:name="_Toc40755850"/><text:bookmark-start text:name="_Toc40756071"/><text:bookmark-start text:name="_Toc43702670"/><text:bookmark-start text:name="_Toc46565482"/><text:bookmark-start text:name="_Toc395284962"/>Objetivo:<text:bookmark-end text:name="_Toc40755634"/><text:bookmark-end text:name="_Toc40755850"/><text:bookmark-end text:name="_Toc40756071"/><text:bookmark-end text:name="_Toc43702670"/><text:bookmark-end text:name="_Toc46565482"/><text:bookmark-end text:name="_Toc395284962"/> </text:p>
                </text:list-item>
              </text:list>
            </text:list-item>
          </text:list>
        </text:list-item>
      </text:list>
      <text:p text:style-name="P61">El sistema permitirá la gestión de proyectos que incluye el seguimiento de incidentes o User Stories desarrollados en los Sprints con sus respectivos flujos y actividades y las relaciones que puedan existir entre los componentes mencionados.</text:p>
      <text:list xml:id="list134304665283250" text:continue-numbering="true" text:style-name="L1">
        <text:list-item>
          <text:list>
            <text:list-item>
              <text:list>
                <text:list-item>
                  <text:p text:style-name="P84"><text:bookmark-start text:name="_Toc40755636"/><text:bookmark-start text:name="_Toc40755852"/><text:bookmark-start text:name="_Toc40756072"/><text:bookmark-start text:name="_Toc43702671"/><text:bookmark-start text:name="_Toc46565483"/><text:bookmark-start text:name="_Toc395284963"/><text:bookmark-start text:name="Alcance"/><text:span text:style-name="Fuente_20_de_20_párrafo_20_predeter."><text:span text:style-name="T15">Alcance</text:span></text:span><text:bookmark-end text:name="Alcance"/><text:span text:style-name="Fuente_20_de_20_párrafo_20_predeter."><text:span text:style-name="T14">:</text:span></text:span><text:bookmark-end text:name="_Toc40755636"/><text:bookmark-end text:name="_Toc40755852"/><text:bookmark-end text:name="_Toc40756072"/><text:bookmark-end text:name="_Toc43702671"/><text:bookmark-end text:name="_Toc46565483"/><text:bookmark-end text:name="_Toc395284963"/><text:span text:style-name="Fuente_20_de_20_párrafo_20_predeter."><text:span text:style-name="T15"> </text:span></text:span></text:p>
                </text:list-item>
              </text:list>
            </text:list-item>
          </text:list>
        </text:list-item>
      </text:list>
      <text:p text:style-name="P59"><text:bookmark-start text:name="_Toc407558531"/><text:bookmark-start text:name="_Toc407556371"/>L<text:bookmark-end text:name="_Toc407558531"/><text:bookmark-end text:name="_Toc407556371"/>a importancia del sistema radica en la agilización en la administración de las tareas por parte del cliente mediante las diferentes herramientas ofrecidas.</text:p>
      <text:list xml:id="list134304689071572" text:continue-numbering="true" text:style-name="L1">
        <text:list-item>
          <text:list>
            <text:list-item>
              <text:list>
                <text:list-item>
                  <text:p text:style-name="P84"><text:bookmark-start text:name="_Toc40755638"/><text:bookmark-start text:name="_Toc40755854"/><text:bookmark-start text:name="_Toc40756073"/><text:bookmark-start text:name="_Toc43702672"/><text:bookmark-start text:name="_Toc46565484"/><text:bookmark-start text:name="_Toc395284964"/><text:span text:style-name="Fuente_20_de_20_párrafo_20_predeter."><text:span text:style-name="T15">El Sistema no contempla</text:span></text:span><text:span text:style-name="Fuente_20_de_20_párrafo_20_predeter."><text:span text:style-name="T14">:</text:span></text:span><text:bookmark-end text:name="_Toc40755638"/><text:bookmark-end text:name="_Toc40755854"/><text:bookmark-end text:name="_Toc40756073"/><text:bookmark-end text:name="_Toc43702672"/><text:bookmark-end text:name="_Toc46565484"/><text:bookmark-end text:name="_Toc395284964"/></text:p>
                </text:list-item>
              </text:list>
            </text:list-item>
          </text:list>
        </text:list-item>
      </text:list>
      <text:p text:style-name="P59">El sistema no contempla la re-definición de un User Story al finalizar un Sprint.</text:p>
      <text:p text:style-name="P60">El sistema no contempla más de un Administrador (Scrum Master).</text:p>
      <text:p text:style-name="P59">El sistema no contempla la administración de los recursos humanos de los proyectos.</text:p>
      <text:p text:style-name="P59">El sistema no contempla la asignación de nuevas actividades a un flujo, las mismas son definidas en la creación del flujo.</text:p>
      <text:p text:style-name="P59">El sistema no contempla que Un proyecto tenga más de un Sprint activo.</text:p>
      <text:p text:style-name="P59">El sistema no contempla la creación dinámica de los estados de las actividades correspondiente a un flujo, las mismas son estáticas</text:p>
      <text:p text:style-name="P59"/>
      <text:list xml:id="list409137100314774582" text:style-name="L2">
        <text:list-item>
          <text:list>
            <text:list-item>
              <text:p text:style-name="P81"><text:bookmark-start text:name="_Toc40755640"/><text:bookmark-start text:name="_Toc40755856"/><text:bookmark-start text:name="_Toc40756074"/><text:bookmark-start text:name="_Toc43702673"/><text:bookmark-start text:name="_Toc46565485"/><text:bookmark-start text:name="_Toc395284965"/><text:bookmark-start text:name="_Toc7587330"/><text:bookmark-start text:name="_Toc20048370"/><text:span text:style-name="Fuente_20_de_20_párrafo_20_predeter."><text:span text:style-name="T13">Restricciones y Supuestos</text:span></text:span><text:bookmark-end text:name="_Toc7587330"/><text:bookmark-end text:name="_Toc20048370"/><text:span text:style-name="Fuente_20_de_20_párrafo_20_predeter."><text:span text:style-name="T12">:</text:span></text:span><text:bookmark-end text:name="_Toc40755640"/><text:bookmark-end text:name="_Toc40755856"/><text:bookmark-end text:name="_Toc40756074"/><text:bookmark-end text:name="_Toc43702673"/><text:bookmark-end text:name="_Toc46565485"/><text:bookmark-end text:name="_Toc395284965"/><text:span text:style-name="Fuente_20_de_20_párrafo_20_predeter."><text:span text:style-name="T12"> </text:span></text:span></text:p>
            </text:list-item>
          </text:list>
        </text:list-item>
      </text:list>
      <text:p text:style-name="P39">La cantidad de flujos deberá ser definida al crear el proyecto.</text:p>
      <text:p text:style-name="P39">El software que se usará para desarrollar este sistema es libre por lo que no se necesitará licencias comerciales de ningún tipo.</text:p>
      <text:p text:style-name="P39">Los estados de las actividades de un flujo son estáticas.</text:p>
      <text:p text:style-name="P39">En un proyecto sólo hay un sprint activo a la vez.</text:p>
      <text:p text:style-name="P11"/>
      <text:list xml:id="list134306349953253" text:continue-numbering="true" text:style-name="L2">
        <text:list-item>
          <text:p text:style-name="P87"><text:bookmark-start text:name="_Toc7587331"/><text:bookmark-start text:name="_Toc20048371"/><text:bookmark-start text:name="_Toc40755642"/><text:bookmark-start text:name="_Toc40755858"/><text:bookmark-start text:name="_Toc40756075"/><text:bookmark-start text:name="_Toc43702674"/><text:bookmark-start text:name="_Toc46565486"/><text:bookmark-start text:name="_Toc395284966"/>Descripción General<text:bookmark-end text:name="_Toc7587331"/><text:bookmark-end text:name="_Toc20048371"/><text:bookmark-end text:name="_Toc40755642"/><text:bookmark-end text:name="_Toc40755858"/><text:bookmark-end text:name="_Toc40756075"/><text:bookmark-end text:name="_Toc43702674"/><text:bookmark-end text:name="_Toc46565486"/><text:bookmark-end text:name="_Toc395284966"/> </text:p>
        </text:list-item>
      </text:list>
      <text:p text:style-name="P11"/>
      <text:list xml:id="list8788688494181283470" text:style-name="L3">
        <text:list-item>
          <text:list>
            <text:list-item>
              <text:p text:style-name="P80"><text:bookmark-start text:name="_Toc7587332"/><text:bookmark-start text:name="_Toc20048372"/><text:bookmark-start text:name="_Toc40755643"/><text:bookmark-start text:name="_Toc40755859"/><text:bookmark-start text:name="_Toc40756076"/><text:bookmark-start text:name="_Toc43702675"/><text:bookmark-start text:name="_Toc46565487"/><text:bookmark-start text:name="_Toc395284967"/>Listado de la Funcionalidad del Sistema<text:bookmark-end text:name="_Toc20048372"/><text:bookmark-end text:name="_Toc40755643"/><text:bookmark-end text:name="_Toc40755859"/><text:bookmark-end text:name="_Toc40756076"/><text:bookmark-end text:name="_Toc43702675"/><text:bookmark-end text:name="_Toc46565487"/><text:bookmark-end text:name="_Toc395284967"/> <text:bookmark-end text:name="_Toc7587332"/></text:p>
            </text:list-item>
          </text:list>
        </text:list-item>
      </text:list>
      <text:p text:style-name="P40">Módulo de Administración</text:p>
      <text:p text:style-name="P41">Administración de proyectos.</text:p>
      <text:p text:style-name="P41">Administración de usuarios.</text:p>
      <text:p text:style-name="P41">Definición y asignación de Roles a los Usuarios.</text:p>
      <text:p text:style-name="P41">Definición y asignación de Flujos al Proyecto.</text:p>
      <text:p text:style-name="P93">Definición y asignación de Actividades al Flujo.</text:p>
      <text:p text:style-name="P41">Definición y asignación de Sprints al Proyecto.</text:p>
      <text:p text:style-name="P41">Definición y asignación de Users Stories a los Sprints.</text:p>
      <text:p text:style-name="P93">Definición y asignación de Estados a las Actividades.</text:p>
      <text:p text:style-name="P41"/>
      <text:p text:style-name="P41"/>
      <text:p text:style-name="P41"><text:soft-page-break/></text:p>
      <text:p text:style-name="P40"/>
      <text:p text:style-name="P40"/>
      <text:p text:style-name="P40">Módulo Estadístico</text:p>
      <text:p text:style-name="P41">Generación de estadísticas automatizada.</text:p>
      <text:p text:style-name="P41"/>
      <text:p text:style-name="P40">Módulo de Mensajería</text:p>
      <text:p text:style-name="P41">Envío de notificaciones automatizadas.</text:p>
      <text:p text:style-name="P51"/>
      <text:p text:style-name="P62"/>
      <text:list xml:id="list181552433154807" text:style-name="L3">
        <text:list-item>
          <text:list>
            <text:list-item>
              <text:p text:style-name="P82"><text:bookmark-start text:name="_Toc7587334"/><text:bookmark-start text:name="_Toc20048374"/><text:bookmark-start text:name="_Toc40755649"/><text:bookmark-start text:name="_Toc40755862"/><text:bookmark-start text:name="_Toc40756077"/><text:bookmark-start text:name="_Toc43702676"/><text:bookmark-start text:name="_Toc46565488"/><text:bookmark-start text:name="_Toc395284968"/>Contexto del Producto<text:bookmark-end text:name="_Toc7587334"/><text:bookmark-end text:name="_Toc20048374"/><text:bookmark-end text:name="_Toc40755649"/><text:bookmark-end text:name="_Toc40755862"/><text:bookmark-end text:name="_Toc40756077"/><text:bookmark-end text:name="_Toc43702676"/><text:bookmark-end text:name="_Toc46565488"/><text:bookmark-end text:name="_Toc395284968"/></text:p>
              <text:p text:style-name="P83">El producto es independiente y totalmente auto-contenido. Las funcionalidades como el envío de notificaciones a través de correo electrónico podría verse alterado al depender de software complementario.</text:p>
            </text:list-item>
          </text:list>
        </text:list-item>
      </text:list>
      <text:p text:style-name="P49"><text:bookmark text:name="_Toc40755650"/></text:p>
      <text:p text:style-name="P63"/>
      <text:list xml:id="list134304772851258" text:continue-numbering="true" text:style-name="L3">
        <text:list-item>
          <text:list>
            <text:list-item>
              <text:p text:style-name="P82"><text:bookmark-start text:name="_Toc40755651"/><text:bookmark-start text:name="_Toc40755863"/><text:bookmark-start text:name="_Toc40756078"/><text:bookmark-start text:name="_Toc43702677"/><text:bookmark-start text:name="_Toc46565489"/><text:bookmark-start text:name="_Toc395284969"/>Perspectivas futuras del producto<text:bookmark-end text:name="_Toc40755651"/><text:bookmark-end text:name="_Toc40755863"/><text:bookmark-end text:name="_Toc40756078"/><text:bookmark-end text:name="_Toc43702677"/><text:bookmark-end text:name="_Toc46565489"/><text:bookmark-end text:name="_Toc395284969"/></text:p>
            </text:list-item>
          </text:list>
        </text:list-item>
      </text:list>
      <text:p text:style-name="P48"><text:bookmark-start text:name="_Toc40755652"/>Se espera que el sistema amplie sus funcionalidades como creación de reportes automáticos <text:s/>mensuales y que la misma tenga una wiki en donde se especifican las funcionalidades de los proyectos.<text:bookmark-end text:name="_Toc40755652"/></text:p>
      <text:p text:style-name="P48">En próximas versiones se podran agregar nuevas estadísticas en base a las nuevas necesidades del cliente.</text:p>
      <text:p text:style-name="P63"/>
      <text:list xml:id="list134306727101068" text:continue-numbering="true" text:style-name="L3">
        <text:list-item>
          <text:list>
            <text:list-item>
              <text:p text:style-name="P82"><text:bookmark-start text:name="_Toc40755653"/><text:bookmark-start text:name="_Toc40755864"/><text:bookmark-start text:name="_Toc40756079"/><text:bookmark-start text:name="_Toc43702678"/><text:bookmark-start text:name="_Toc46565490"/><text:bookmark-start text:name="_Toc395284970"/>Reglas y Funciones de Negocio<text:bookmark-end text:name="_Toc40755653"/><text:bookmark-end text:name="_Toc40755864"/><text:bookmark-end text:name="_Toc40756079"/><text:bookmark-end text:name="_Toc43702678"/><text:bookmark-end text:name="_Toc46565490"/><text:bookmark-end text:name="_Toc395284970"/></text:p>
            </text:list-item>
          </text:list>
        </text:list-item>
      </text:list>
      <text:p text:style-name="P49"/>
      <text:p text:style-name="P48">El usuario tiene acceso solo a las funcionalidades para las cuales tiene asignado permisos.</text:p>
      <text:p text:style-name="P48"><text:bookmark-start text:name="_Toc407556541"/>A<text:bookmark-end text:name="_Toc407556541"/>gilización de procesos de desarrollo.</text:p>
      <text:p text:style-name="P48">El uso de las distintas funciones permiten la aplicación de metodologías ágiles de manera efectiva.<text:bookmark text:name="_Toc40755654"/></text:p>
      <text:p text:style-name="P11"/>
      <text:p text:style-name="P11"/>
      <text:list xml:id="list134306396925597" text:continue-numbering="true" text:style-name="L3">
        <text:list-item>
          <text:p text:style-name="P88"><text:bookmark-start text:name="_Toc40755655"/><text:bookmark-start text:name="_Toc40755865"/><text:bookmark-start text:name="_Toc40756080"/><text:bookmark-start text:name="_Toc43702679"/><text:bookmark-start text:name="_Toc46565491"/><text:bookmark-start text:name="_Toc395284971"/><text:bookmark-start text:name="_Toc7587335"/><text:bookmark-start text:name="_Toc20048375"/>Descripción Detallada de Requ<text:bookmark-end text:name="_Toc7587335"/><text:bookmark-end text:name="_Toc20048375"/>erimientos<text:bookmark-end text:name="_Toc40755655"/><text:bookmark-end text:name="_Toc40755865"/><text:bookmark-end text:name="_Toc40756080"/><text:bookmark-end text:name="_Toc43702679"/><text:bookmark-end text:name="_Toc46565491"/><text:bookmark-end text:name="_Toc395284971"/> </text:p>
          <text:list>
            <text:list-item>
              <text:p text:style-name="P82"><text:bookmark-start text:name="_Toc395284972"/>Actores<text:bookmark-end text:name="_Toc395284972"/></text:p>
            </text:list-item>
          </text:list>
        </text:list-item>
      </text:list>
      <text:p text:style-name="P69"><text:span text:style-name="T27">Administrador (Scrum Master): </text:span><text:span text:style-name="T29">Es el primer usuario del sistema. Este usuario posee todos los permisos existentes. Todas sus atribuciones vienen dadas por el rol de “Administrador”, este rol no podrá ser asignado a ningún otro usuario.</text:span></text:p>
      <text:p text:style-name="P69"><text:span text:style-name="T28">Dueño del Producto (Product Owner):</text:span><text:span text:style-name="T29"> Este usuario se encarga de la administración del proyecto y es asignado por el Scrum Master, organiza el backlog y maneja las prioridades del mismo. Este rol es asignado solo a un usuario dentro de un proyecto.</text:span></text:p>
      <text:p text:style-name="P69"><text:span text:style-name="T28">Equipo de Desarrollo (Development Team): </text:span><text:span text:style-name="T30">Representa al conjunto de usuarios que se encarga del desarrollo del proyecto.</text:span></text:p>
      <text:p text:style-name="P43"/>
      <text:h text:style-name="P78" text:outline-level="2"/>
      <text:p text:style-name="P23"/>
      <text:p text:style-name="P23"><text:soft-page-break/></text:p>
      <text:p text:style-name="P23"/>
      <text:p text:style-name="P23"/>
      <text:p text:style-name="P11"/>
      <text:list xml:id="list134305851129926" text:continue-numbering="true" text:style-name="L3">
        <text:list-item>
          <text:list>
            <text:list-item>
              <text:p text:style-name="P82"><text:bookmark-start text:name="_Toc40755656"/><text:bookmark-start text:name="_Toc40755866"/><text:bookmark-start text:name="_Toc40756081"/><text:bookmark-start text:name="_Toc43702680"/><text:bookmark-start text:name="_Toc46565492"/><text:bookmark-start text:name="DefinirRequerimientosFuncionales"/><text:bookmark-start text:name="_Toc395284973"/>Requerimientos Funcionales<text:bookmark-end text:name="_Toc40755656"/><text:bookmark-end text:name="_Toc40755866"/><text:bookmark-end text:name="_Toc40756081"/><text:bookmark-end text:name="_Toc43702680"/><text:bookmark-end text:name="_Toc46565492"/><text:bookmark-end text:name="DefinirRequerimientosFuncionales"/><text:bookmark-end text:name="_Toc395284973"/></text:p>
              <text:p text:style-name="P92"/>
            </text:list-item>
          </text:list>
        </text:list-item>
      </text:list>
      <text:p text:style-name="P54"><text:tab/><text:tab/>Administración de Sesiones</text:p>
      <text:p text:style-name="P54"/>
      <text:p text:style-name="P34">Inicio y Finalización</text:p>
      <text:list xml:id="list5214351220802142437" text:style-name="L4">
        <text:list-item>
          <text:p text:style-name="P98">El usuario podrá acceder al sistema proporcionando su “username” y “password” en los campos correspondientes.</text:p>
        </text:list-item>
        <text:list-item>
          <text:p text:style-name="P98">Los datos de “username” y “password” deben coincidir con los registrados en el sistema.</text:p>
        </text:list-item>
        <text:list-item>
          <text:p text:style-name="P98">El campo password debe ocultar la contraseña escrita.</text:p>
        </text:list-item>
        <text:list-item>
          <text:p text:style-name="P98">Solamente una vez iniciada una sesión el sistema proporcionará el botón para finalizar sesión.</text:p>
        </text:list-item>
        <text:list-item>
          <text:p text:style-name="P114">El sistema cerrará la sesión del usuario mediante el botón de finalización o cuando el usuario cierre la ventana del navegador.</text:p>
          <text:p text:style-name="P114"/>
        </text:list-item>
      </text:list>
      <text:p text:style-name="P45"><text:bookmark text:name="docs-internal-guid-c2968452-24d7-dfa3-ba24-bed7dc245d47"/>Modificación de contraseña</text:p>
      <text:p text:style-name="P32">RF6. El sistema permitirá cambiar la contraseña del usuario.</text:p>
      <text:list xml:id="list2801567568800298494" text:style-name="L5">
        <text:list-item>
          <text:p text:style-name="P99">El usuario con los permisos asignados puede cambiar la contraseña de todos los usuarios.</text:p>
        </text:list-item>
        <text:list-item>
          <text:p text:style-name="P99">El usuario puede cambiar su propia contraseña.</text:p>
          <text:p text:style-name="P117">RF9. <text:s/>Para cambiar la contraseña, el sistema solicita al usuario su contrasenha anterior una vez y la actual dos veces para la confirmacion de la misma.</text:p>
          <text:p text:style-name="P117">RF10. Si el usuario olvida su contrasenha, solicita una nueva al usuario con el permiso asignado para realizar esta funcionalidad.</text:p>
        </text:list-item>
      </text:list>
      <text:p text:style-name="P28"/>
      <text:p text:style-name="P45">Módulo de Administración</text:p>
      <text:p text:style-name="P34">Usuario</text:p>
      <text:list xml:id="list8673383266850292256" text:style-name="L6">
        <text:list-item>
          <text:p text:style-name="P100">El sistema permitirá la creación de nuevos Usuarios. Los atributos serán: IDUsuario, Nombre, Apellido, Correo Electronico, Contraseña, Username. El usuario está asociado a Perfiles . Al usuario podrá relacionarse con Proyectos, los cuales se encontrarán listados en el atributo "Proyectos Asignados".</text:p>
          <text:list>
            <text:list-item>
              <text:p text:style-name="P147">El atributo "IDUsuario" es un código numérico único generado por el sistema. Es utilizado para identificar al usuario dentro del mismo.</text:p>
            </text:list-item>
            <text:list-item>
              <text:p text:style-name="P147">El atributo "Nombre" es el nombre del usuario y es proveído por el mismo. Completar este campo es obligatorio y no puede ser vacío.</text:p>
            </text:list-item>
            <text:list-item>
              <text:p text:style-name="P147">El atributo "Apellido" es el apellido del usuario y es proveído por el mismo.Completar este campo es obligatorio y no puede ser vacío.</text:p>
            </text:list-item>
            <text:list-item>
              <text:p text:style-name="P147"><text:soft-page-break/>El atributo “Correo Electronico” es la dirección de correo electrónico utilizada para contactar con el usuario y es proveído por el mismo. Completar este campo es obligatorio y no puede ser vacío.</text:p>
            </text:list-item>
            <text:list-item>
              <text:p text:style-name="P147">El atributo “Username” sirve para identificar al usuario en el momento de iniciar sesión para ingresar al sistema. Completar este campo es obligatorio y no puede ser vacío.</text:p>
            </text:list-item>
            <text:list-item>
              <text:p text:style-name="P147">El atributo “Contraseña” es la credencial de acceso proveída por el usuario para autenticarse en el sistema. Completar este campo es obligatorio.</text:p>
            </text:list-item>
            <text:list-item>
              <text:p text:style-name="P147">El atributo “Proyectos Asignados” es el conjunto de proyectos asociados.</text:p>
            </text:list-item>
          </text:list>
        </text:list-item>
        <text:list-item>
          <text:p text:style-name="P100">El atributo "Perfiles" corresponde al perfil <text:s/>asociados al usuario por cada proyecto.</text:p>
        </text:list-item>
        <text:list-item>
          <text:p text:style-name="P100">Por cada Proyecto del campo "Proyectos Asignados" se corresponderá un "Perfil" el cual se corresponde con el Perfil asignado para dicho Proyecto.</text:p>
        </text:list-item>
        <text:list-item>
          <text:p text:style-name="P115">Solo el usuario con los permisos requeridos puede crear nuevos usuarios.</text:p>
        </text:list-item>
      </text:list>
      <text:p text:style-name="P55"/>
      <text:p text:style-name="P37"><text:bookmark text:name="docs-internal-guid-c2968452-24e4-43f3-0c98-b3ce014690fa"/>Modificación y eliminación de usuarios.</text:p>
      <text:list xml:id="list6138005169701244048" text:style-name="L7">
        <text:list-header>
          <text:p text:style-name="P151"><text:s text:c="10"/>RF15. La modificación de los atributos de los usuarios está permitida.</text:p>
          <text:list>
            <text:list-item>
              <text:list>
                <text:list-header>
                  <text:p text:style-name="P151"><text:s text:c="10"/>RF16. Los atributos modificables son: Nombre, Apellido, Contraseña, Proyectos <text:tab/>Asignados y el conjunto de Perfiles asignados al mismo.</text:p>
                </text:list-header>
              </text:list>
            </text:list-item>
          </text:list>
          <text:p text:style-name="P152"><text:s text:c="10"/>RF17. El usuario con los permisos necesarios asignados puede modificar los <text:tab/>atri<text:tab/>butos de todos los usuarios.</text:p>
          <text:p text:style-name="P152"><text:s text:c="10"/>RF18. El usuario con los permisos necesarios asignados puede eliminar usuarios.</text:p>
        </text:list-header>
      </text:list>
      <text:p text:style-name="P70"/>
      <text:p text:style-name="P34"><text:bookmark text:name="docs-internal-guid-c2968452-24e5-f9d7-71a8-7910466ec0ca"/>Consulta de atributos</text:p>
      <text:list xml:id="list4141217953422271934" text:style-name="L8">
        <text:list-header>
          <text:p text:style-name="P110">RF19. El usuario podrá consultar sus propios atributos.</text:p>
        </text:list-header>
        <text:list-item>
          <text:p text:style-name="P101">El usuario con permisos puede consultar los atributos de cualquier usuario.</text:p>
        </text:list-item>
        <text:list-item>
          <text:p text:style-name="P101">Al consultar el atributo "Proyectos Asignados" el sistema despliega una lista con los atributos "Nombre" de los proyectos asignados.</text:p>
        </text:list-item>
        <text:list-item>
          <text:p text:style-name="P101">Al consultar el atributo "Perfiles" el sistema despliega una lista con los atributos "Nombre" de los perfiles asociados, seguidos de los atributos "Nombre" de los proyectos relacionados.</text:p>
        </text:list-item>
      </text:list>
      <text:p text:style-name="P46"/>
      <text:p text:style-name="P34">Restricciones de Usuarios</text:p>
      <text:list xml:id="list5988641223414844522" text:style-name="L9">
        <text:list-header>
          <text:p text:style-name="P111">RF23. El sistema permitirá eliminar usuarios excepto el usuario "Administrador".</text:p>
        </text:list-header>
        <text:list-item>
          <text:p text:style-name="P102">El usuario puede modificar sus propios atributos, excepto Proyectos Asignados y sus Perfiles asignados.</text:p>
        </text:list-item>
      </text:list>
      <text:p text:style-name="P32"/>
      <text:p text:style-name="P32"/>
      <text:p text:style-name="P32"/>
      <text:p text:style-name="P32"/>
      <text:p text:style-name="P32"><text:soft-page-break/></text:p>
      <text:p text:style-name="P32"/>
      <text:p text:style-name="P45">Perfil</text:p>
      <text:p text:style-name="P34">Creación de Perfiles.</text:p>
      <text:list xml:id="list134305781852372" text:continue-numbering="true" text:style-name="L9">
        <text:list-header>
          <text:p text:style-name="P113"/>
        </text:list-header>
        <text:list-item>
          <text:p text:style-name="P113">El sistema permite crear Perfiles. Los atributos para cada Perfil son: IDPerfil, FechaCreación, Nombre, Roles Asociados.</text:p>
        </text:list-item>
      </text:list>
      <text:list xml:id="list6487675909446113253" text:style-name="L10">
        <text:list-item>
          <text:list>
            <text:list-header>
              <text:p text:style-name="P150"><text:span text:style-name="T32">RF25.1 El atributo IDPerfi</text:span><text:span text:style-name="T31">l, es un atributo generado por el sistema, corresponde a un identificador único para los perfiles.</text:span></text:p>
              <text:list>
                <text:list-header>
                  <text:p text:style-name="P118"><text:span text:style-name="T37">RF25.2 </text:span>El atributo FechaCreación, es un atributo asignado por el sistema, corresponde a la fecha del sistema en el momento de la creación.</text:p>
                  <text:p text:style-name="P118"><text:span text:style-name="T37">RF25.3</text:span>El atributo Nombre, es ingresado por el usuario.</text:p>
                  <text:p text:style-name="P118"><text:span text:style-name="T37">RF25.4</text:span>El atributo Roles Asociados corresponde al listado de los roles asociados al perfil.</text:p>
                </text:list-header>
              </text:list>
            </text:list-header>
          </text:list>
        </text:list-item>
      </text:list>
      <text:p text:style-name="P46"/>
      <text:p text:style-name="P34">Eliminación y Modificación de Perfiles.</text:p>
      <text:p text:style-name="P53"/>
      <text:list xml:id="list4892903758580872090" text:style-name="L11">
        <text:list-header>
          <text:p text:style-name="P112">RF26. El sistema permitirá la eliminación de perfiles por medio de los usuarios con permisos asignados para tal efecto.</text:p>
          <text:p text:style-name="P103">RF27. Los usuarios con los permisos necesarios puede modificar los roles asociados a los perfiles y el atributo nombre.</text:p>
        </text:list-header>
      </text:list>
      <text:p text:style-name="P46"/>
      <text:p text:style-name="P34">Consulta de Perfiles</text:p>
      <text:list xml:id="list1792988742584961331" text:style-name="L12">
        <text:list-header>
          <text:p text:style-name="P104">RF28. El sistema permitirá consultar perfiles.</text:p>
          <text:list>
            <text:list-item>
              <text:list>
                <text:list-item>
                  <text:list>
                    <text:list-item>
                      <text:list>
                        <text:list-item>
                          <text:list>
                            <text:list-header>
                              <text:p text:style-name="P153"><text:s text:c="11"/>RF29. El sistema permitirá consultar roles asociados.</text:p>
                            </text:list-header>
                          </text:list>
                        </text:list-item>
                      </text:list>
                    </text:list-item>
                  </text:list>
                </text:list-item>
              </text:list>
            </text:list-item>
          </text:list>
        </text:list-header>
      </text:list>
      <text:p text:style-name="P52"/>
      <text:p text:style-name="P45">Rol</text:p>
      <text:p text:style-name="P34">Creación de Roles.</text:p>
      <text:list xml:id="list134305355016298" text:continue-list="list134305781852372" text:style-name="L9">
        <text:list-header>
          <text:p text:style-name="P113">RF30. El sistema permite crear Roles. Los atributos para cada Rol son: IDRol, FechaCreación, Nombre, Permisos Asociados.</text:p>
        </text:list-header>
      </text:list>
      <text:list xml:id="list311903820203072330" text:style-name="L13">
        <text:list-item>
          <text:list>
            <text:list-header>
              <text:p text:style-name="P148"><text:span text:style-name="T37">RF30.1 El atributo IDRol</text:span>, es un atributo generado por el sistema, corresponde a un identificador único para los roles.</text:p>
              <text:list>
                <text:list-header>
                  <text:p text:style-name="P119"><text:span text:style-name="T37">RF30.2 </text:span>El atributo FechaCreación, es un atributo asignado por el sistema, corresponde a la fecha del sistema en el momento de la creación.</text:p>
                  <text:p text:style-name="P119"><text:span text:style-name="T37">RF30.3</text:span>El atributo Nombre, es ingresado por el usuario.</text:p>
                  <text:p text:style-name="P119"><text:span text:style-name="T37">RF30.4</text:span>El atributo Permisos Asociados corresponde al listado de los permisos asociados al rol.</text:p>
                </text:list-header>
              </text:list>
            </text:list-header>
          </text:list>
        </text:list-item>
      </text:list>
      <text:p text:style-name="P28"/>
      <text:p text:style-name="P28"/>
      <text:p text:style-name="P28"/>
      <text:p text:style-name="P28"/>
      <text:p text:style-name="P28"><text:soft-page-break/></text:p>
      <text:list xml:id="list134306256576448" text:continue-numbering="true" text:style-name="L13">
        <text:list-header>
          <text:p text:style-name="P94"/>
          <text:p text:style-name="P130">Eliminación y Modificación de Roles.</text:p>
          <text:p text:style-name="P128">RF31. <text:s/>El sistema permitirá la eliminación de roles por medio de los usuarios con permisos asignados para tal efecto.</text:p>
          <text:p text:style-name="P128">RF32. Los usuarios con los permisos necesarios puede modificar los permisos asociados a los roles y el atributo nombre.</text:p>
          <text:p text:style-name="P94"/>
          <text:p text:style-name="P130">Consulta de Roles</text:p>
          <text:p text:style-name="P119">RF33. El sistema permitirá consultar roles.</text:p>
          <text:p text:style-name="P119">RF34. El sistema permitirá consultar permisos asociados.</text:p>
          <text:p text:style-name="P119"/>
        </text:list-header>
      </text:list>
      <text:p text:style-name="P32"/>
      <text:p text:style-name="P34"><text:bookmark text:name="docs-internal-guid-c2968452-2524-cf13-b97e-728f6e44e800"/>Permisos</text:p>
      <text:list xml:id="list1524889610149459542" text:style-name="L14">
        <text:list-header>
          <text:p text:style-name="P105">El sistema definirá los siguientes permisos:</text:p>
          <text:p text:style-name="P105">RF35. Permisos de Sistema:</text:p>
          <text:list>
            <text:list-header>
              <text:p text:style-name="P149">RF35.1 Referente a Proyectos:</text:p>
              <text:list>
                <text:list-item>
                  <text:list>
                    <text:list-header>
                      <text:p text:style-name="P120">RF35.1.1 Crear/Eliminar proyectos.</text:p>
                      <text:p text:style-name="P120">RF35.1.2 Modificar atributos de proyectos.</text:p>
                      <text:p text:style-name="P120">RF35.1.3 Consultar detalles de un proyecto.</text:p>
                      <text:p text:style-name="P120">RF35.1.4 Asociar usuarios a proyectos.</text:p>
                    </text:list-header>
                  </text:list>
                  <text:p text:style-name="P129">RF35.2 Referente a Usuarios:</text:p>
                  <text:list text:continue-numbering="true">
                    <text:list-header>
                      <text:p text:style-name="P120">RF35.2.1 Crear/Eliminar usuarios.</text:p>
                      <text:p text:style-name="P120">RF35.2.2 Modificar atributos de usuarios.</text:p>
                      <text:p text:style-name="P120">RF35.2.3 Consultar detalles de usuarios.</text:p>
                      <text:p text:style-name="P120">RF35.2.4 Asociar perfiles de sistema.</text:p>
                    </text:list-header>
                  </text:list>
                  <text:p text:style-name="P120">RF35.3 Referente a Perfiles:</text:p>
                  <text:list text:continue-numbering="true">
                    <text:list-header>
                      <text:p text:style-name="P120">RF35.3.1 Crear/Eliminar perfiles.</text:p>
                      <text:p text:style-name="P120">RF35.3.2 Modificar perfiles.</text:p>
                      <text:p text:style-name="P120">RF35.3.3 Asignar/Descartar perfiles a usuarios.</text:p>
                      <text:p text:style-name="P120">RF35.3.4 Consultar detalles de los perfiles.</text:p>
                    </text:list-header>
                  </text:list>
                  <text:p text:style-name="P120">RF35.4 Referente a Roles:</text:p>
                  <text:list text:continue-numbering="true">
                    <text:list-header>
                      <text:p text:style-name="P120">RF35.4.1 Crear/Eliminar roles.</text:p>
                      <text:p text:style-name="P120">RF35.4.2 Modificar roles.</text:p>
                      <text:p text:style-name="P120">RF35.4.3 Asignar/Descartar roles a perfiles.</text:p>
                      <text:p text:style-name="P120">RF35.4.3 Consultar detalles de los roles.</text:p>
                    </text:list-header>
                  </text:list>
                  <text:p text:style-name="P120">RF35.5 Referente a Permisos:</text:p>
                  <text:list text:continue-numbering="true">
                    <text:list-header>
                      <text:p text:style-name="P120">RF35.5.1Asociar/Descargar permisos a roles.</text:p>
                    </text:list-header>
                  </text:list>
                </text:list-item>
              </text:list>
            </text:list-header>
          </text:list>
        </text:list-header>
      </text:list>
      <text:p text:style-name="P28"/>
      <text:p text:style-name="P28"/>
      <text:p text:style-name="P28"/>
      <text:p text:style-name="P28"/>
      <text:p text:style-name="P28"><text:soft-page-break/></text:p>
      <text:p text:style-name="P28"/>
      <text:p text:style-name="P28"/>
      <text:list xml:id="list134305911499059" text:continue-numbering="true" text:style-name="L14">
        <text:list-header>
          <text:p text:style-name="P120">RF36. Permisos de Proyectos:</text:p>
          <text:list>
            <text:list-item>
              <text:list>
                <text:list-header>
                  <text:p text:style-name="P120">RF36.1 Referente a Flujos</text:p>
                  <text:list>
                    <text:list-header>
                      <text:p text:style-name="P120">RF36.1.2 Crear/Eliminar flujos.</text:p>
                      <text:p text:style-name="P120">RF36.1.3 Modificar atributos de flujos.</text:p>
                      <text:p text:style-name="P120">RF36.1.4 Consultar detalles de flujos.</text:p>
                      <text:p text:style-name="P120">RF36.1.5 Asignar flujo a un proyecto</text:p>
                    </text:list-header>
                  </text:list>
                  <text:p text:style-name="P120">RF36.2 Referente a User Stories:</text:p>
                  <text:list text:continue-numbering="true">
                    <text:list-header>
                      <text:p text:style-name="P120">RF36.2.1 Crear/Eliminar user stories.</text:p>
                      <text:p text:style-name="P120">RF36.2.2 Modificar atributos de user stories.</text:p>
                      <text:p text:style-name="P120">RF36.2.3 Consultar atributos de user stories.</text:p>
                      <text:p text:style-name="P120">RF36.2.4 Asignar User Story a un Sprint</text:p>
                    </text:list-header>
                  </text:list>
                  <text:p text:style-name="P120">RF36.3 Referente a Adjunto:</text:p>
                  <text:list text:continue-numbering="true">
                    <text:list-header>
                      <text:p text:style-name="P120">RF36.3.1 Crear/Eliminar Adjunto.</text:p>
                      <text:p text:style-name="P120">RF36.3.2 Modificar atributos de Adjunto.</text:p>
                      <text:p text:style-name="P120">RF36.3.4 Consultar atributos de Adjunto.</text:p>
                      <text:p text:style-name="P120">RF36.3.4 Asignar Adjunto a un User Story</text:p>
                    </text:list-header>
                  </text:list>
                  <text:p text:style-name="P120">RF36.4 Referente a Sprints:</text:p>
                  <text:list text:continue-numbering="true">
                    <text:list-header>
                      <text:p text:style-name="P120">RF36.4.1 Crear/Eliminar sprints.</text:p>
                      <text:p text:style-name="P120">RF36.4.2 Modificar atributos de sprints.</text:p>
                      <text:p text:style-name="P120">RF36.4.3 Consultar atributos de sprints.</text:p>
                      <text:p text:style-name="P120">RF36.4.4 Adjuntar Sprint a un Release</text:p>
                    </text:list-header>
                  </text:list>
                  <text:p text:style-name="P120">RF36.5 Referente a Releases:</text:p>
                  <text:list text:continue-numbering="true">
                    <text:list-header>
                      <text:p text:style-name="P120">RF36.5.1 Crear/Eliminar releases.</text:p>
                      <text:p text:style-name="P120">RF36.5.2 Modificar atributos de releases.</text:p>
                      <text:p text:style-name="P120">RF36.5.3 Consultar atributos de releases.</text:p>
                    </text:list-header>
                  </text:list>
                </text:list-header>
              </text:list>
            </text:list-item>
          </text:list>
        </text:list-header>
      </text:list>
      <text:p text:style-name="P28"/>
      <text:p text:style-name="P34">Proyectos</text:p>
      <text:p text:style-name="P65"/>
      <text:p text:style-name="P34">Creación de Proyectos</text:p>
      <text:p text:style-name="P46"/>
      <text:list xml:id="list3290121008944511032" text:style-name="L15">
        <text:list-header>
          <text:p text:style-name="P106">RF37. El sistema permitirá la creación de proyectos. Un proyecto contiene los siguientes atributos: IDProyecto, Nombre, Descripción, Fecha de Inicio, Fecha de Finalización, Duración Estimada y Estado. Un proyecto tendrá asociado un equipo de trabajo el cual se definirá en el atributo Equipo, también se encontrará relacionado con uno o mas User Stories y con uno o mas Flujos</text:p>
          <text:list>
            <text:list-item>
              <text:list>
                <text:list-item>
                  <text:list>
                    <text:list-item>
                      <text:list>
                        <text:list-item>
                          <text:list>
                            <text:list-item>
                              <text:list>
                                <text:list-item>
                                  <text:list>
                                    <text:list-item>
                                      <text:list>
                                        <text:list-item>
                                          <text:list>
                                            <text:list-header>
                                              <text:p text:style-name="P154"><text:s text:c="17"/>RF37.1 El valor del atributo “IDProyecto” debe ser un valor único asignado por <text:s text:c="3"/><text:tab/> <text:s text:c="5"/>el sistema.<text:tab/></text:p>
                                              <text:p text:style-name="P154"><text:soft-page-break/><text:s text:c="17"/>RF37.2 El atributo “Nombre” debe ser unívoco y es un campo obligatorio asigna <text:tab/> <text:s text:c="5"/>do por el usuario creador del proyecto. El atributo “Nombre” sirve para identifi<text:tab/> <text:s text:c="5"/>car con un nombre al proyecto.</text:p>
                                            </text:list-header>
                                          </text:list>
                                        </text:list-item>
                                      </text:list>
                                    </text:list-item>
                                  </text:list>
                                </text:list-item>
                              </text:list>
                            </text:list-item>
                          </text:list>
                        </text:list-item>
                      </text:list>
                    </text:list-item>
                  </text:list>
                </text:list-item>
              </text:list>
              <text:p text:style-name="P125">RF37.3 El atributo “Descripción” es un campo opcional provisto por el usuario creador del proyecto.</text:p>
              <text:list>
                <text:list-item>
                  <text:list>
                    <text:list-item>
                      <text:list>
                        <text:list-item>
                          <text:list>
                            <text:list-item>
                              <text:list>
                                <text:list-item>
                                  <text:list>
                                    <text:list-item>
                                      <text:list>
                                        <text:list-item>
                                          <text:list>
                                            <text:list-header>
                                              <text:p text:style-name="P154"><text:s text:c="6"/><text:tab/> <text:s text:c="4"/>RF37.4 El atributo "Fecha de Inicio" es un atributo ingresado por el sistema. <text:tab/><text:tab/> <text:s text:c="4"/>Consiste en la fecha prevista cuando el proyecto es creado.</text:p>
                                            </text:list-header>
                                          </text:list>
                                        </text:list-item>
                                      </text:list>
                                    </text:list-item>
                                  </text:list>
                                </text:list-item>
                              </text:list>
                            </text:list-item>
                          </text:list>
                        </text:list-item>
                      </text:list>
                    </text:list-item>
                  </text:list>
                </text:list-item>
              </text:list>
              <text:p text:style-name="P156">RF37.5 El atributo "Fecha de Finalización" es un atributo asignado por el sistema cuando el usuario cierra el proyecto mediante la opción de finalización.</text:p>
              <text:p text:style-name="P157">RF37.6 El atributo "Equipo" se compone del listado de los usuarios asignados al proyecto.</text:p>
              <text:p text:style-name="P157">RF37.7 El atributo "Duración Estimada" corresponde a un valor asignado por el usuario.</text:p>
              <text:p text:style-name="P157">RF37.8 El atributo "Estado" se corresponde al estado del Proyecto. Los estado posibles: Iniciado, Finalizado, Cancelado.</text:p>
              <text:p text:style-name="P158">RF37.9 El atributo "Estado" es “Iniciado” cuando la fecha del sistema se corresponde con el atributo "Fecha de Inicio"</text:p>
              <text:p text:style-name="P159">RF37.10 El atributo "Estado" es establecido por el sistema como “Finalizado” cuando el usuario finaliza el proyecto.</text:p>
              <text:p text:style-name="P159">RF37.11 El atributo "Estado" es establecido por el sistema como “Cancelado” cuando el usuario cancela el proyecto.</text:p>
              <text:p text:style-name="P159">RF37.12 El atributo “Flujo” es un campo obligatorio en el momento de creacion de proyecto. Un flujo es asignado por el usuario.</text:p>
            </text:list-item>
          </text:list>
          <text:p text:style-name="P116">RF38. La cantidad mínima de proyectos que pueden ser creados es de 1 (uno)</text:p>
          <text:p text:style-name="P116"/>
        </text:list-header>
      </text:list>
      <text:p text:style-name="P34">Eliminación y modificación de Proyectos</text:p>
      <text:list xml:id="list134305819715773" text:continue-list="list134305911499059" text:style-name="L14">
        <text:list-header>
          <text:p text:style-name="P120">RF39. Se podrá eliminar proyectos completos. Al hacerlo se perderán todas las entidades asociadas al mismo.</text:p>
          <text:p text:style-name="P120">RF40. El sistema permitirá modificar un Proyecto a los usuarios con los permisos asignados. Se podrá modificar el "Nombre", la "Descripción", los componentes del "Equipo", Fecha de Inicio y el valor de la "Duración Estimada".</text:p>
          <text:p text:style-name="P95"/>
          <text:p text:style-name="P131">Consulta sobre Proyectos</text:p>
          <text:p text:style-name="P120">RF41. El sistema permitirá consultar todos los proyectos.</text:p>
          <text:p text:style-name="P120">RF42. El sistema permitirá la consulta de los atributos de un proyecto.</text:p>
          <text:p text:style-name="P120">RF43. El sistema permitirá listar todos los <text:span text:style-name="T38">flujos asociados a un proyecto.</text:span></text:p>
          <text:p text:style-name="P120">RF44. El sistema permitirá listar todos los<text:span text:style-name="T38"> releases asociados a un proyecto.</text:span></text:p>
          <text:p text:style-name="P120">RF45. El sistema permitirá listar todos los sprints asociados a un proyecto.</text:p>
          <text:p text:style-name="P120">RF46. El sistema permitirá listar todos los user stories asociados a un proyecto.</text:p>
        </text:list-header>
      </text:list>
      <text:p text:style-name="P64"/>
      <text:p text:style-name="P64"/>
      <text:p text:style-name="P64"><text:soft-page-break/></text:p>
      <text:p text:style-name="P64"/>
      <text:list xml:id="list134305139456504" text:continue-numbering="true" text:style-name="L14">
        <text:list-header>
          <text:p text:style-name="P131">Restricciones de Proyectos</text:p>
          <text:p text:style-name="P120">RF47. Dos proyectos o más proyectos no pueden tener el mismo “IDProyecto”.</text:p>
          <text:p text:style-name="P120">RF48. El atributo Fecha de Inicio no puede ser modificado si un Proyecto tiene el estado distinto a Creado.</text:p>
          <text:p text:style-name="P96">RF49. Ningún atributo puede ser modificado si el atributo Estado es Finalizado Cancelado.</text:p>
          <text:p text:style-name="P96">RF50. Solo debe haber un Sprint con el estado “Activo” dentro del proyecto.</text:p>
          <text:p text:style-name="P96">RF51. El proyecto debe tener como minimo un Flujo asignado una vez asignada la “Fecha de Inicio”. El flujo debe crearse antes de la creacion del proyecto.</text:p>
          <text:p text:style-name="P96">RF52. El proyeto debe tener como minimo un User Story una <text:s/>vez asignada la “Fecha de Inicio”.</text:p>
        </text:list-header>
      </text:list>
      <text:p text:style-name="P66"><text:s/></text:p>
      <text:list xml:id="list134306147870591" text:continue-numbering="true" text:style-name="L14">
        <text:list-header>
          <text:p text:style-name="P97"><text:bookmark text:name="docs-internal-guid-c2968452-24ed-97fd-0b6b-ec9a6d5f8808"/>Flujos</text:p>
          <text:p text:style-name="P131">Creación de Flujos</text:p>
          <text:p text:style-name="P120">RF53. El sistema permitirá la creación de Flujos. Los atributos serán: IDFlujo, Nombre y Actividades.</text:p>
          <text:p text:style-name="P120">RF54. El atributo IDFlujo es un identificador generado por el sistema, cuyo valor es único entre los demás flujos.</text:p>
          <text:p text:style-name="P120">RF55. El atributo Nombre es el identificador asignado por el usuario para el Flujo.</text:p>
          <text:p text:style-name="P120">RF56. El atributo Actividades es el conjunto de Actividades asignados a un Flujo</text:p>
          <text:p text:style-name="P95"/>
          <text:p text:style-name="P131">Eliminación y modificación de Flujos</text:p>
          <text:p text:style-name="P120">RF57. El sistema permitirá la eliminación del Flujo solo si el mismo no se encuentra asignado a ningun proyecto</text:p>
          <text:p text:style-name="P120">RF58. El sistema permitira la eliminacion del Flujo solo a usuarios que tengan los permisos correspondientes para hacerlo.</text:p>
          <text:p text:style-name="P120">RF59. El sistema permitira desasignar un flujo de un proyecto.</text:p>
          <text:p text:style-name="P120">RF60. El sistema solo permite desasignar un flujo de un proyecto a los usuarios con los permisos necesarios.</text:p>
          <text:p text:style-name="P120">RF61. Al desasignar un flujo de un Proyecto, todos los User Stories que se estaban desarrollando dentro del mismo vuelven a su estado Inicial (Nuevo) </text:p>
          <text:p text:style-name="P120">RF62. Se permite la modificación del atributo Nombre a los usuarios con los permisos necesarios.</text:p>
        </text:list-header>
      </text:list>
      <text:p text:style-name="P28"/>
      <text:p text:style-name="P28"/>
      <text:p text:style-name="P28"/>
      <text:p text:style-name="P28"><text:soft-page-break/></text:p>
      <text:list xml:id="list134305572061275" text:continue-numbering="true" text:style-name="L14">
        <text:list-header>
          <text:p text:style-name="P141"/>
          <text:p text:style-name="P131">Restricciones de Flujos</text:p>
          <text:p text:style-name="P121">RF63. Proyecto tiene asignado un solo Flujo, dicho Flujo no puede ser desasignado ni eiminado.</text:p>
          <text:p text:style-name="P136">Se pueden asignar actividades a un flujos, si el mismo no tiene un Proyecto asignado.</text:p>
          <text:p text:style-name="P136">Se pueden desasignar actividades a lo flujo, si el mismo no tiene un Proyecto asignado.</text:p>
          <text:p text:style-name="P121"/>
          <text:p text:style-name="P142"><text:span text:style-name="T33">V</text:span><text:span text:style-name="T41">isualizar </text:span><text:span text:style-name="T42">Flujo</text:span></text:p>
          <text:p text:style-name="P143">– El sistema permite listar l<text:span text:style-name="T45">os flujos</text:span></text:p>
          <text:p text:style-name="P143">– Todos los usuarios del sistema tienen acceso a esta funcionalidad</text:p>
          <text:p text:style-name="P138">– El sistema permite seleccionar un <text:span text:style-name="T45">flujo</text:span> y visualizar sus atributos.</text:p>
          <text:p text:style-name="P138"/>
          <text:p text:style-name="P139"/>
          <text:p text:style-name="P141"/>
          <text:p text:style-name="P132">Actividades</text:p>
          <text:p text:style-name="P131">Creación de Actividades</text:p>
          <text:p text:style-name="P120">RF64. El sistema permitirá la creación de Actividades. Los atributos serán: IDActividad, Nombre y Estados, Orden.</text:p>
          <text:list text:continue-numbering="true">
            <text:list-item>
              <text:p text:style-name="P160">El atributo IDActividad es un identificador generado por el sistema, cuyo valor es único entre las demás actividades.</text:p>
            </text:list-item>
            <text:list-item>
              <text:p text:style-name="P161">El atributo Nombre es el identificador asignado por el usuario para la Actividad.</text:p>
            </text:list-item>
            <text:list-item>
              <text:p text:style-name="P161">El atributo Orden define el orden en que se realizan las actividades dentro del flujo.</text:p>
            </text:list-item>
            <text:list-item>
              <text:p text:style-name="P161">El atributo Estado es el estado en el que se encuentra una actividad, el mismo puede ser:</text:p>
              <text:list>
                <text:list-item>
                  <text:list>
                    <text:list-item>
                      <text:list>
                        <text:list-header>
                          <text:p text:style-name="P120">RF64.4.1 ToDo: antes de que el User Story empiece a ser desarrollado en la Actividad correspondiente </text:p>
                          <text:p text:style-name="P120">RF64.4.2 Doing: el desarrollo de un User Story en la Actividad correspondiente </text:p>
                          <text:p text:style-name="P120">RF64.4.3 Done: la finalizacion de un User Story en la Actividad correspondiente.</text:p>
                        </text:list-header>
                      </text:list>
                    </text:list-item>
                  </text:list>
                </text:list-item>
              </text:list>
            </text:list-item>
          </text:list>
          <text:p text:style-name="P95"/>
          <text:p text:style-name="P131">Eliminación y modificación de Actividades</text:p>
        </text:list-header>
        <text:list-item>
          <text:p text:style-name="P162">El sistema permitirá la eliminación del Actividades solo si el mismo no se en<text:tab/>cuentra asignado a ningun Flujo</text:p>
        </text:list-item>
        <text:list-item>
          <text:p text:style-name="P163">El sistema permitira la eliminacion de Actividades solo a usuarios que tengan los permisos correspondientes para hacerlo.</text:p>
          <text:p text:style-name="P144"><text:soft-page-break/><text:span text:style-name="T23">– El sistema permitira la </text:span><text:span text:style-name="T24">modificación</text:span><text:span text:style-name="T23"> de Actividades solo a usuarios que tengan los permisos correspondientes para hacerlo </text:span><text:span text:style-name="T24">y si las mismas no están asociadas a un flujo</text:span><text:span text:style-name="T23">.</text:span></text:p>
          <text:p text:style-name="P137">– Los campos que pueden modificarse son el de Nombre y Orden</text:p>
        </text:list-item>
      </text:list>
      <text:p text:style-name="P29"/>
      <text:p text:style-name="P29"><text:tab/><text:span text:style-name="T40">Visualizar Actividades</text:span></text:p>
      <text:p text:style-name="P30">– El sistema permite listar las actividades</text:p>
      <text:p text:style-name="P30">– Todos los usuarios del sistema tienen acceso a esta funcionalidad</text:p>
      <text:p text:style-name="P30">– El sistema permite seleccionar un actividad y visualizar sus atributos.</text:p>
      <text:list xml:id="list134306568757785" text:continue-numbering="true" text:style-name="L14">
        <text:list-header>
          <text:p text:style-name="P133">Restricciones de Actividades</text:p>
          <text:p text:style-name="P146"/>
        </text:list-header>
        <text:list-item>
          <text:p text:style-name="P164"><text:s/>Una Actividad no puede ser desasignada de un Flujo.</text:p>
        </text:list-item>
      </text:list>
      <text:p text:style-name="P31"/>
      <text:list xml:id="list134306531786368" text:continue-numbering="true" text:style-name="L14">
        <text:list-header>
          <text:p text:style-name="P97">User Story</text:p>
          <text:p text:style-name="P131">Creación de User Story</text:p>
        </text:list-header>
        <text:list-item>
          <text:p text:style-name="P164">El sistema permitirá la creación de User Stories. Los atributos son: IDUS, Nombre, Descripción, TiempoEstimado, TiempoTrabajado, AdjuntosAsociados, Comentarios, UsuarioAsignado, FlujoAsociado,SprintAsociado, Estado y Prioridad, Porcentaje Realizado, Historial</text:p>
          <text:list>
            <text:list-item>
              <text:p text:style-name="P168">El atributo IDUS es un identificador único generado por el sistema que identifica a un User Story en el sistema.</text:p>
            </text:list-item>
            <text:list-item>
              <text:p text:style-name="P169">El atributo Nombre es establecido por el usuario, el mismo es obligatorio</text:p>
            </text:list-item>
            <text:list-item>
              <text:p text:style-name="P169">El atributo Descripción presenta la explicación detallada del User Story en cuestión.</text:p>
            </text:list-item>
            <text:list-item>
              <text:p text:style-name="P169">El atributo TiempoEstimado indica el plazo de tiempo (en dias) en que se cree se finalizará el User Story y es ingresado por el usuario.</text:p>
            </text:list-item>
            <text:list-item>
              <text:p text:style-name="P169">El atributo TiempoTrabajado indica el tiempo dedicado a la realizacion en horas del User Story, es un atributo asignado por el usuario.</text:p>
            </text:list-item>
            <text:list-item>
              <text:p text:style-name="P169">El atributo AdjuntosAsociados es una lista de archivos adjuntos asociados al User story.</text:p>
            </text:list-item>
            <text:list-item>
              <text:p text:style-name="P169">El atributo Comentarios es una lista de Comentarios insertados por los usuarios asignados.</text:p>
            </text:list-item>
            <text:list-item>
              <text:p text:style-name="P169">El atributo UsuarioAsignado es el usuario asignado al User Story.</text:p>
            </text:list-item>
            <text:list-item>
              <text:p text:style-name="P169">El atributo FujoAsociado indica el Flujo asociado al User Story. Es asignado por el usuario.</text:p>
            </text:list-item>
            <text:list-item>
              <text:p text:style-name="P169">El atributo SprintAsociado indica el Sprint asociado al User Story. Es asignado por el usuario.</text:p>
            </text:list-item>
            <text:list-item>
              <text:p text:style-name="P169">El atributo Prioridad indica la preponderancia en la realización y antelación en la finalización de un User Story. La prioridad puede ser:</text:p>
              <text:list>
                <text:list-item>
                  <text:p text:style-name="P170">Normal</text:p>
                </text:list-item>
                <text:list-item>
                  <text:p text:style-name="P171">Baja</text:p>
                </text:list-item>
                <text:list-item>
                  <text:p text:style-name="P171"><text:soft-page-break/>Alta</text:p>
                </text:list-item>
              </text:list>
            </text:list-item>
            <text:list-item>
              <text:p text:style-name="P169">El atributo Estado indica el Estado de Flujo en el que se encuentra el User Story. Por defecto es &lt;no asignado&gt; y se corresponde con atributo IDEFlujo cuyo atributo nombre es "&lt;Nombre de Flujo&gt; Backlog” del flujo al cual se encuentra asociado.</text:p>
            </text:list-item>
            <text:list-item>
              <text:p text:style-name="P169">El atributo Estado indica el estado del User Story. El mismo puede ser:</text:p>
              <text:list>
                <text:list-item>
                  <text:p text:style-name="P172">Nueva: Los user stories que se encuentran en el Backlog</text:p>
                </text:list-item>
                <text:list-item>
                  <text:p text:style-name="P173">InPlanning: Los User Stories que entran dentro de un Sprint</text:p>
                </text:list-item>
                <text:list-item>
                  <text:p text:style-name="P173">EnCurso: Los User Stories que se encuentran en desarrollo (estos user stories se encuentran en desarrollo en el Kanban)</text:p>
                </text:list-item>
                <text:list-item>
                  <text:p text:style-name="P173">Resuelta: Cuando se termina el desarrollo del User Story, el mismo se encuentra en el estado “Done” de la ultima actividad del Flujo (Kanban)</text:p>
                </text:list-item>
                <text:list-item>
                  <text:p text:style-name="P173">Comentarios: Cuando el User Story se encuentra en pausa</text:p>
                </text:list-item>
                <text:list-item>
                  <text:p text:style-name="P173">Validado: Una vez “Resuelta” el User Story, el mismo puede ser validado, por un usuario que tenga permiso para hacerlo, y asi esta preparado para entrar dentro de un release.</text:p>
                </text:list-item>
                <text:list-item>
                  <text:p text:style-name="P173">Cancelado: Una eliminacion logica del User Story.</text:p>
                </text:list-item>
              </text:list>
            </text:list-item>
            <text:list-item>
              <text:p text:style-name="P169">Por defecto el atributo TiempoTrabajado es 0(cero), AdjuntosAsociados, FlujoAsociado y SprintAsociado son vacío&gt;.</text:p>
            </text:list-item>
            <text:list-item>
              <text:p text:style-name="P174">El atributo Porcentaje Realizado es un atributo ingresado por el usuario y describe el avance del User Story.</text:p>
            </text:list-item>
            <text:list-item>
              <text:p text:style-name="P175">El atributo Historial almacenara todos los cambios realizados por el usuario al User Story y la fecha de los cambios.</text:p>
            </text:list-item>
          </text:list>
          <text:p text:style-name="P73"/>
          <text:p text:style-name="P131">Eliminación y modificación de User Story</text:p>
        </text:list-item>
        <text:list-item>
          <text:p text:style-name="P176">El sistema permitira la eliminacion de User Story solo si el mismo se encuentra dentro del Backlog.</text:p>
        </text:list-item>
        <text:list-item>
          <text:p text:style-name="P177">El sistema permitira la eliminacion del User Story por parte de usuarios con privilegios del sistema.</text:p>
        </text:list-item>
        <text:list-item>
          <text:p text:style-name="P177">Si el User Story se encuentra en un estado en los siguientes estados: InPlanning, EnCurso, Resuelta, Comentarios, dicho UserStory puede ser eliminado de manera logica, es decir puede pasar a un estado “Cancelado”</text:p>
        </text:list-item>
        <text:list-item>
          <text:p text:style-name="P177">El sistema permitirá la selección de múltiples User Story dentro del Backlog para su eliminación.</text:p>
        </text:list-item>
        <text:list-item>
          <text:p text:style-name="P177">Se permite la modificación de los atributos Nombre, Descripción, TiempoEstimado, Flujo, SprintAsociado, Estado y Prioridad.</text:p>
        </text:list-item>
        <text:list-item>
          <text:p text:style-name="P177">Se permite la modificacion de un User Story solo por usuarios con privilegios para hacerlo.</text:p>
        </text:list-item>
        <text:list-item>
          <text:p text:style-name="P177">Si un usuario modifica el Flujo de un User Story, dicho User Story reinica su desarrollo en el nuevo flujo y pasa el estado “En Curso”.</text:p>
        </text:list-item>
        <text:list-item>
          <text:p text:style-name="P177"><text:soft-page-break/>Si un usuario modifica el SprintAsociado de un User Story el mismo permanece en el mismo estado dentro del Kanban</text:p>
          <text:p text:style-name="P178"/>
          <text:p text:style-name="P178">Consulta de User Stories</text:p>
        </text:list-item>
        <text:list-item>
          <text:p text:style-name="P177">El sistema permitirá la consulta de los atributos de los User Story.</text:p>
        </text:list-item>
        <text:list-item>
          <text:p text:style-name="P177">El sistema desplegará la consulta de User Stories ordenados por prioridad</text:p>
          <text:p text:style-name="P178"/>
          <text:p text:style-name="P178">Restricciones de User Stories.</text:p>
        </text:list-item>
        <text:list-item>
          <text:p text:style-name="P177">Un User Story puede estar asociado únicamente a un Flujo.</text:p>
        </text:list-item>
        <text:list-item>
          <text:p text:style-name="P177">Un User Story puede estar asociado únicamente a un Sprint.</text:p>
          <text:p text:style-name="P177"/>
          <text:p text:style-name="P178"><text:bookmark text:name="docs-internal-guid-c2968452-250b-67f6-3031-ea5dd5a5ac70"/>Adjunto.</text:p>
        </text:list-item>
        <text:list-item>
          <text:p text:style-name="P177">El sistema permitirá anexar Adjuntos a los Users Stories. Cada adjunto tendrá los siguientes atributos: IDAdjunto, Nombre, Descripción y Archivo.</text:p>
        </text:list-item>
        <text:list-item>
          <text:p text:style-name="P177">El atributo IDAdjunto es un valor generado por el Sistema que identifica de manera única al Adjunto dentro del sistema.</text:p>
        </text:list-item>
        <text:list-item>
          <text:p text:style-name="P177">El atributo Nombre es un valor ingresado por el usuario.</text:p>
        </text:list-item>
        <text:list-item>
          <text:p text:style-name="P177">El atributo Descripción presenta una breve reseña de lo que representa el adjunto.</text:p>
        </text:list-item>
        <text:list-item>
          <text:p text:style-name="P177">El atributo Archivo referencia al archivo.</text:p>
          <text:p text:style-name="P178"/>
          <text:p text:style-name="P179"><text:span text:style-name="T19">Eliminación y Modificación de Adjunto</text:span><text:span text:style-name="T22">. </text:span></text:p>
        </text:list-item>
        <text:list-item>
          <text:p text:style-name="P177">El sistema permitirá la eliminación de Adjuntos por usuarios autorizado</text:p>
          <text:p text:style-name="P178"/>
          <text:p text:style-name="P178">Consulta de Adjunto</text:p>
        </text:list-item>
        <text:list-item>
          <text:p text:style-name="P177">El sistema permitirá la consulta de atributos de Adjunto.</text:p>
          <text:p text:style-name="P178"/>
          <text:p text:style-name="P178"><text:bookmark text:name="docs-internal-guid-c2968452-251a-b3d9-a699-9d8926de5c5b"/>Sprint</text:p>
          <text:p text:style-name="P178">Creación de Sprints </text:p>
        </text:list-item>
        <text:list-item>
          <text:p text:style-name="P177">El sistema permitirá la creación de Sprints dentro de un Proyecto. Los atributos para Sprint son: IDSprint,Estado,FechaInicio, TiempoAcumulado, Duracion, FechaFin.</text:p>
        </text:list-item>
        <text:list-item>
          <text:p text:style-name="P177">El atributo IDSprint es un valor único generado por el sistema que identifica al Sprint dentro de sistema</text:p>
        </text:list-item>
        <text:list-item>
          <text:p text:style-name="P122">El atributo Estado indica el estado en que se encuentra el Sprint. Dichos estados pueden ser: <text:s/><text:span text:style-name="T43">Creado,</text:span><text:span text:style-name="T46"> </text:span>Iniciado y Finalizado.</text:p>
          <text:p text:style-name="P140">Creado:indica que el sistema fue creado</text:p>
        </text:list-item>
        <text:list-item>
          <text:p text:style-name="P177">El estado Iniciado indica que un Sprint esta en desarrollo.<text:span text:style-name="T47"> Esto es asignado por el sistema de manera automática cuando el Sprint es creado.</text:span><text:span text:style-name="T48">(Quitar- Esmuy dificil)</text:span></text:p>
        </text:list-item>
        <text:list-item>
          <text:p text:style-name="P177">El estado Finalizado indica que un Sprint ha llegado a la FechaFin.</text:p>
        </text:list-item>
        <text:list-item>
          <text:p text:style-name="P177"><text:soft-page-break/>El atributo FechaInicio indica la fecha en que un Sprint empieza a ser desarrollado. Es asignado por el usuario. Este campo es requerido antes del inicio del desarrollo del Sprint.</text:p>
        </text:list-item>
        <text:list-item>
          <text:p text:style-name="P177">El atributo Duracion indica la cantidad de dias que durara el Sprint.</text:p>
        </text:list-item>
        <text:list-item>
          <text:p text:style-name="P177">El atributo TiempoAcumulado es establecido por el sistema calculando los tiempos del atributo "TiempoEstimado" de los User Stories relacionados al Sprint.</text:p>
        </text:list-item>
        <text:list-item>
          <text:p text:style-name="P177">El atributo FechaFin indica la fecha en que un Sprint es concluido. Es asignado por el sistema de acuerdo al atributo Duracion.</text:p>
          <text:p text:style-name="P178"/>
          <text:p text:style-name="P178">Eliminacion y Modificación de Sprint.</text:p>
        </text:list-item>
        <text:list-item>
          <text:p text:style-name="P123">El sistema permitirá la modificación de los siguientes atributos de un Sprint: Duracion <text:span text:style-name="T49">Nombre si ya tiene fecha de inicio</text:span><text:span text:style-name="T50"> </text:span><text:span text:style-name="T49">y fecha de Inicio si todavía no tenía una</text:span></text:p>
        </text:list-item>
        <text:list-item>
          <text:p text:style-name="P177">El sistema permitira la modificacion de un Sprint solo por usuarios con privilegios.</text:p>
        </text:list-item>
        <text:list-item>
          <text:p text:style-name="P177">El sistema permitira la eliminacion de un Sprint solo si el campo FechaInicio aun no fue completado.</text:p>
          <text:p text:style-name="P178"/>
          <text:p text:style-name="P178">Consulta de Sprints</text:p>
        </text:list-item>
        <text:list-item>
          <text:p text:style-name="P177">El sistema permitirá consultar Sprints</text:p>
        </text:list-item>
        <text:list-item>
          <text:p text:style-name="P177">El sistema permitirá consultar User Stories relacionados.</text:p>
        </text:list-item>
        <text:list-item>
          <text:p text:style-name="P177">El sistema permitirá consultar los atributos del Sprint.</text:p>
          <text:p text:style-name="P178"/>
          <text:p text:style-name="P178"/>
          <text:p text:style-name="P178"/>
          <text:p text:style-name="P178"/>
          <text:p text:style-name="P178"/>
          <text:p text:style-name="P178"/>
          <text:p text:style-name="P178">Restricciones de Sprint.</text:p>
        </text:list-item>
        <text:list-item>
          <text:p text:style-name="P124">El FechaInicio no puede ser modificado <text:span text:style-name="T44">una vez que se haya establecido</text:span>. </text:p>
        </text:list-item>
        <text:list-item>
          <text:p text:style-name="P177">El atributo Estado no puede ser modificado por el usuario porque dichos campos son modificados automaticamente por el sistema.</text:p>
          <text:p text:style-name="P178"/>
          <text:p text:style-name="P178">Release</text:p>
          <text:p text:style-name="P178">Creación de Release.</text:p>
        </text:list-item>
        <text:list-item>
          <text:p text:style-name="P177">El sistema permitirá la creación de Releases. Los atributos para cada Release son: IDRelease, Nombre, FechaCreación y SprintAsociados. </text:p>
        </text:list-item>
        <text:list-item>
          <text:p text:style-name="P179"><text:span text:style-name="T23">El atributo IDRelease es un atributo generado por el sistema, único en valor y que</text:span><text:span text:style-name="T26"> </text:span><text:span text:style-name="T23">identifica a un Release en el sistema.</text:span></text:p>
        </text:list-item>
        <text:list-item>
          <text:p text:style-name="P177">El atributo FechaCreación indica la fecha en fue creado un Release. El sistema le asigna la fecha del día en que es establecido el Release.</text:p>
        </text:list-item>
        <text:list-item>
          <text:p text:style-name="P177">El atributo SprintAsociados contiene una lista de los identificadores de Sprint(IDSprint) que se incluyeron en el Release.</text:p>
          <text:p text:style-name="P178"><text:soft-page-break/></text:p>
          <text:p text:style-name="P178">Consulta de Release.</text:p>
        </text:list-item>
        <text:list-item>
          <text:p text:style-name="P177">El sistema permitirá consultar los releases.</text:p>
        </text:list-item>
        <text:list-item>
          <text:p text:style-name="P177">El sistema permitirá consultar los sprints asociados.</text:p>
        </text:list-item>
        <text:list-item>
          <text:p text:style-name="P177">El sistema permitirá consultar los user stories asociados.</text:p>
          <text:p text:style-name="P178"/>
          <text:p text:style-name="P178">Usuario Administrador</text:p>
          <text:p text:style-name="P178">Atributos</text:p>
          <text:p text:style-name="P178"/>
        </text:list-item>
        <text:list-item>
          <text:p text:style-name="P177">El usuario "Administrador" viene predefinido en el sistema.</text:p>
        </text:list-item>
        <text:list-item>
          <text:p text:style-name="P177">El atributo "IDUsuario" es el numero 1 (uno).</text:p>
        </text:list-item>
        <text:list-item>
          <text:p text:style-name="P177">El atributo "Nombre" es "Scrum Master".</text:p>
        </text:list-item>
        <text:list-item>
          <text:p text:style-name="P177">El atributo "Apellido" es "Manager"</text:p>
        </text:list-item>
        <text:list-item>
          <text:p text:style-name="P177">El atributo “CorreoElectronico” es la dirección de correo registrada al instalar el software.</text:p>
        </text:list-item>
        <text:list-item>
          <text:p text:style-name="P177">El atributo “Username” es "Administrador"</text:p>
        </text:list-item>
        <text:list-item>
          <text:p text:style-name="P177">El atributo “Contraseña” aquella establecida durante la instalación del software.</text:p>
        </text:list-item>
        <text:list-item>
          <text:p text:style-name="P177">El atributo "Proyectos Asignados" es vacio.</text:p>
        </text:list-item>
        <text:list-item>
          <text:p text:style-name="P177">El atributo "Perfiles" es "administrador".</text:p>
          <text:p text:style-name="P178"/>
          <text:p text:style-name="P178">Restricciones sobre el usuario Administrador</text:p>
        </text:list-item>
        <text:list-item>
          <text:p text:style-name="P177">El usuario "Administrador" no puede ser borrado del sistema.</text:p>
        </text:list-item>
        <text:list-item>
          <text:p text:style-name="P177">Los atributos Nombre, Apellido, Correo y Proyectos Asignados no pueden ser modificados por otros usuarios del sistema con permisos de administración de usuarios.</text:p>
        </text:list-item>
        <text:list-item>
          <text:p text:style-name="P177">Solo el usuario "Administrador" puede cambiar su atributo "Correo".</text:p>
        </text:list-item>
        <text:list-item>
          <text:p text:style-name="P177">No se puede asociar otro perfil al usuario "Administrador" además del perfil "administrador".</text:p>
          <text:p text:style-name="P178"/>
          <text:p text:style-name="P178">Perfil Administrador</text:p>
        </text:list-item>
        <text:list-item>
          <text:p text:style-name="P177">El sistema tiene por defecto el perfil "administrador".</text:p>
        </text:list-item>
        <text:list-item>
          <text:p text:style-name="P177">El atributo IDPerfil se encuentra codificado como 1 (uno).</text:p>
        </text:list-item>
        <text:list-item>
          <text:p text:style-name="P177">El atributo FechaCreación, es un atributo asignado por el sistema, corresponde a la fecha del sistema en el momento de la creación.</text:p>
        </text:list-item>
        <text:list-item>
          <text:p text:style-name="P177">El atributo Nombre, es "administrador".</text:p>
        </text:list-item>
        <text:list-item>
          <text:p text:style-name="P177">El atributo Permisos Asociados corresponde al listado de todos los permisos existentes.</text:p>
          <text:p text:style-name="P155"/>
          <text:list>
            <text:list-header>
              <text:p text:style-name="P155"><text:s text:c="11"/>Restricción del perfil "administracion".</text:p>
            </text:list-header>
          </text:list>
        </text:list-item>
        <text:list-item>
          <text:p text:style-name="P177">El sistema no permitirá la eliminación de perfil "administrador".</text:p>
        </text:list-item>
        <text:list-item>
          <text:p text:style-name="P177">El sistema no permitirá la eliminación del usuario "administrador".</text:p>
          <text:p text:style-name="P178"/>
          <text:p text:style-name="P178"><text:soft-page-break/>Módulo de Mensajería </text:p>
        </text:list-item>
        <text:list-item>
          <text:p text:style-name="P177">El sistema debera notifica mediante un mensaje de correo electronico al usuario cuando se le asigna un User Story.</text:p>
        </text:list-item>
        <text:list-item>
          <text:p text:style-name="P177">El sistema debera notifica mediante un mensaje de correo electronico al usuario cuando el mismo realice cambios en los atributos del User Story.</text:p>
          <text:p text:style-name="P131"/>
          <text:p text:style-name="P131">Módulo de Auditoria</text:p>
        </text:list-item>
        <text:list-item>
          <text:p text:style-name="P165">Se permitirá dar reportes de un proyecto con las siguientes columnas.</text:p>
        </text:list-item>
        <text:list-item>
          <text:p text:style-name="P166">Fecha y hora de creación.</text:p>
        </text:list-item>
        <text:list-item>
          <text:p text:style-name="P166">Fecha de culminación pre-establecida.</text:p>
        </text:list-item>
        <text:list-item>
          <text:p text:style-name="P166">Código de proyecto.</text:p>
        </text:list-item>
        <text:list-item>
          <text:p text:style-name="P166">Nombre de proyecto.</text:p>
        </text:list-item>
        <text:list-item>
          <text:p text:style-name="P166">Releases</text:p>
        </text:list-item>
        <text:list-item>
          <text:p text:style-name="P167">Líder de proyecto.</text:p>
        </text:list-item>
        <text:list-item>
          <text:p text:style-name="P167">Sprints y sus correspondientes User Stories</text:p>
          <text:p text:style-name="P167"/>
          <text:p text:style-name="P131">La creacion del Burn Down Chart</text:p>
        </text:list-item>
        <text:list-item>
          <text:p text:style-name="P180">El sistema deberá crear y visualizar el gráfico a solicitud del usuario con los permisos correspondientes.</text:p>
        </text:list-item>
        <text:list-item>
          <text:p text:style-name="P181">El sistema creará por cada sprint un burndown chart.</text:p>
        </text:list-item>
        <text:list-item>
          <text:p text:style-name="P181">El sistema deberá visualizar una línea de lo esperado del trabajo y otra línea de lo <text:tab/>real.</text:p>
        </text:list-item>
        <text:list-item>
          <text:p text:style-name="P182">La línea de lo esperado del trabajo está hecho en base a lo que se estima con el tiempo.</text:p>
        </text:list-item>
        <text:list-item>
          <text:p text:style-name="P183">La línea de lo real es lo que se está trabajando realmente y que tan alejado esta de lo estimado.</text:p>
        </text:list-item>
        <text:list-item>
          <text:p text:style-name="P184">En base a que se calcula el burndown chart (horas de ejecución de los sprints generado por los miembros del equipo, en base a la planificación realizada)</text:p>
        </text:list-item>
        <text:list-item>
          <text:p text:style-name="P184">El sistema permitira la exportacion del burndown chart.</text:p>
          <text:p text:style-name="P184"/>
          <text:p text:style-name="P145">Con respecto a la creación del gráfico:</text:p>
        </text:list-item>
        <text:list-item>
          <text:p text:style-name="P183">En el eje X, la duración de cada sprint.</text:p>
        </text:list-item>
        <text:list-item>
          <text:p text:style-name="P184">En el eje Y, el tiempo pendiente.</text:p>
        </text:list-item>
        <text:list-item>
          <text:p text:style-name="P184">Tomará en cuenta los valores de duración del proyecto en días y la duración en días de los sprints para el cálculo del gráfico de trabajo.</text:p>
        </text:list-item>
      </text:list>
      <text:p text:style-name="P56"/>
      <text:p text:style-name="P56"/>
      <text:list xml:id="list134305967505965" text:continue-list="list134305851129926" text:style-name="L3">
        <text:list-item>
          <text:list>
            <text:list-item>
              <text:p text:style-name="P82"><text:bookmark-start text:name="_Toc40755674"/><text:bookmark-start text:name="_Toc40755884"/><text:bookmark-start text:name="_Toc40756099"/><text:bookmark-start text:name="_Toc43702685"/><text:bookmark-start text:name="_Toc46565497"/><text:bookmark-start text:name="RequerimientosNoFuncionales"/><text:bookmark-start text:name="_Toc395284977"/>Requerimientos No Funcionales<text:bookmark-end text:name="_Toc40755674"/><text:bookmark-end text:name="_Toc40755884"/><text:bookmark-end text:name="_Toc40756099"/><text:bookmark-end text:name="_Toc43702685"/><text:bookmark-end text:name="_Toc46565497"/><text:bookmark-end text:name="RequerimientosNoFuncionales"/><text:bookmark-end text:name="_Toc395284977"/></text:p>
            </text:list-item>
          </text:list>
        </text:list-item>
      </text:list>
      <text:p text:style-name="P47"/>
      <text:p text:style-name="P36">SISTEMA</text:p>
      <text:list xml:id="list263540407159493968" text:style-name="L16">
        <text:list-item>
          <text:p text:style-name="P107"><text:s/>El sistema está preparado para ser operado a través de ratón y teclado.</text:p>
          <text:p text:style-name="P134"><text:soft-page-break/>RNF2. Disponer de un monitor con resolución mínima de 1024x720 píxeles para una óptima visualización del sistema.</text:p>
        </text:list-item>
      </text:list>
      <text:p text:style-name="P33">RNF3. Las pantallas deben ser accedidas mediante un navegador.</text:p>
      <text:p text:style-name="P33">RNF4. Todas las pantallas deben tener un modo de cancelar la operación en curso.</text:p>
      <text:p text:style-name="P33">RNF5. Los campos obligatorios deberán estar marcados con * (asterisco).</text:p>
      <text:p text:style-name="P33">RNF6. Verificar/validar límites de campos y tipos de datos de las pantallas en relación al modelo de datos.</text:p>
      <text:list xml:id="list134304813738682" text:continue-numbering="true" text:style-name="L16">
        <text:list-header>
          <text:p text:style-name="P107">RNF7. Las notificaciones deben ser claras, sean las mismas de cualquier tipo.</text:p>
        </text:list-header>
      </text:list>
      <text:p text:style-name="P33">RNF8. Las notificaciones de error deben ser diferenciables de las demás notificaciones.</text:p>
      <text:p text:style-name="P36">CONFIABILIDAD</text:p>
      <text:list xml:id="list6044455435426079339" text:style-name="L17">
        <text:list-header>
          <text:p text:style-name="P127">RNF9. Las funciones del sistema se encontrarán disponibles para cada usuario dependiendo de sus permisos por proyecto.</text:p>
          <text:p text:style-name="P108">RNF10. Tiempo mínimo entre fallas: El tiempo de promedio debe ser bajo.</text:p>
          <text:p text:style-name="P108">RNF11. En caso de fallas menores, el sistema debería ser capaz de restablecerse automáticamente y en cuestión de minutos.</text:p>
          <text:p text:style-name="P108">RNF12. En caso de fallos mayores dependiendo del tiempo que es requerida por la interacción hardware/software para el reinicio del sistema.</text:p>
        </text:list-header>
      </text:list>
      <text:p text:style-name="P36">PERFORMANCE</text:p>
      <text:list xml:id="list6175441208532872518" text:style-name="L18">
        <text:list-header>
          <text:p text:style-name="P109">RNF13. En momentos de alta carga se espera que el sistema tenga buen rendimiento.</text:p>
          <text:p text:style-name="P109">RNF14. La utilización de recursos debe ser optimizada, evitando ejecutar procesos innecesarios.</text:p>
          <text:p text:style-name="P109">RNF15. Los cálculos de tiempo no deberán tomar mas de 15 segundos.</text:p>
          <text:p text:style-name="P109">RNF16. El sistema debe responder a las interacciones con el usuario de manera rápida, con retardos no mayores a 5 segundos en casos generales.</text:p>
          <text:p text:style-name="P126">RNF17. El login de un usuario debe transcurrir en menos de 5 segundos.</text:p>
          <text:p text:style-name="P126">RNF18. El sistema deberá estar disponible, excepto en casos de problemas referentes al servidor o las redes.</text:p>
        </text:list-header>
      </text:list>
      <text:p text:style-name="P24"><text:tab/>CLIENTE DE APLICACION</text:p>
      <text:list xml:id="list5040569037702465121" text:style-name="WW8Num4">
        <text:list-header>
          <text:p text:style-name="P71">RNF19. <text:s/>El sistema podrá ejecutarse en el navegador de Mozilla Firefox, mínimamente en la versión 22.</text:p>
          <text:p text:style-name="P76">RNF20. También deberá poder ejecutarse mínimamente en el navegador Google Chrome en su versión 1.0</text:p>
        </text:list-header>
      </text:list>
      <text:p text:style-name="P35">PORTABILIDAD </text:p>
      <text:p text:style-name="P27"><text:tab/>RNF21. El sistema debe ser portable, es decir, debe poder ejecutarse en Windows <text:tab/>(versión 2000/XP/vista/7,8), Linux (versiones soportadas por Firefox y Chrome) y <text:tab/>Mac OS (10.6/10.7/10.8).</text:p>
      <text:p text:style-name="P36">HARDWARE </text:p>
      <text:list xml:id="list3089089587463553404" text:style-name="L19">
        <text:list-header>
          <text:p text:style-name="P135">RNF22. El modelo del sistema será Cliente-Servidor.</text:p>
          <text:p text:style-name="P135">RNF23. Disponer de conexión TCP/IP por medio de una interfaz de red.</text:p>
          <text:p text:style-name="P135"><text:span text:style-name="T2">RNF24. </text:span>El sistema requerirá de una estación de trabajo con un monitor, un teclado y un ratón.</text:p>
          <text:p text:style-name="P135"><text:soft-page-break/><text:span text:style-name="T2">RNF25. </text:span>Será necesario que el sistema sea montado sobre un servidor con prestaciones mínimas como procesador de 2.0 GHz Intel Dual Core o AMD Athlon X2, 4Gb de memoria RAM, 512 GB de espacio de almacenamiento o superior. Adaptadores de red.</text:p>
          <text:p text:style-name="P74">FRAMEWORKS</text:p>
          <text:p text:style-name="P75"><text:span text:style-name="T2">RNF27. </text:span>El sistema se implementará utilizando el framework Django para el desarrollo web, en su versión 1.7.5.</text:p>
          <text:p text:style-name="P75"><text:span text:style-name="T2">RNF28. </text:span>Para la documentación del código fuente en python se utilizará la herramienta Sphinx.</text:p>
          <text:p text:style-name="P74">SOFTWARE</text:p>
          <text:p text:style-name="P75"><text:span text:style-name="T2">RNF29. </text:span>El sistema utilizará PostgreSQL para la gestión de la Base de Datos.</text:p>
          <text:p text:style-name="P75"><text:span text:style-name="T2">RNF30. </text:span>El sistema se implementará en el Lenguaje de Programación Python 2.7 .</text:p>
          <text:p text:style-name="P72"><text:span text:style-name="T2">RNF31. </text:span>El servidor web utilizado es Apache2 en su versión 2.4.7. Se incorporó con el módulo integrado mod_wsgi, en su version 4.4, que permite servir aplicaciones hechas en Python. </text:p>
        </text:list-header>
      </text:list>
      <text:p text:style-name="P24"><text:tab/>INTERFACES DE COMUNICACION</text:p>
      <text:p text:style-name="P25"><text:s text:c="11"/><text:span text:style-name="T2">RNF32. </text:span>Para el lado del Cliente, se deberá contar con un mínimo de 500 Kbps de <text:s text:c="4"/><text:tab/>ancho de banda. </text:p>
      <text:p text:style-name="P26"><text:span text:style-name="T37"><text:s text:c="11"/>RNF33. Para el lado del servidor, este deberá estar con una conexión de 4 Mbps.</text:span> </text:p>
      <text:p text:style-name="P26"/>
      <text:list xml:id="list4645248228392212165" text:style-name="L20">
        <text:list-item>
          <text:p text:style-name="P89"><text:bookmark-start text:name="_Toc3952849781"/>Requerimientos de Licencia<text:bookmark-end text:name="_Toc3952849781"/></text:p>
        </text:list-item>
      </text:list>
      <text:p text:style-name="P22">No aplica</text:p>
      <text:p text:style-name="P22"/>
      <text:list xml:id="list134305159832248" text:continue-numbering="true" text:style-name="L20">
        <text:list-item>
          <text:p text:style-name="P89"><text:bookmark-start text:name="_Toc75873491"/><text:bookmark-start text:name="_Toc200483901"/><text:bookmark-start text:name="_Toc407556921"/><text:bookmark-start text:name="_Toc407559021"/><text:bookmark-start text:name="_Toc407561171"/><text:bookmark-start text:name="_Toc437027031"/><text:bookmark-start text:name="_Toc465655081"/><text:bookmark-start text:name="_Toc3952849791"/>Observaciones<text:bookmark-end text:name="_Toc75873491"/><text:bookmark-end text:name="_Toc200483901"/><text:bookmark-end text:name="_Toc407556921"/><text:bookmark-end text:name="_Toc407559021"/><text:bookmark-end text:name="_Toc407561171"/><text:bookmark-end text:name="_Toc437027031"/><text:bookmark-end text:name="_Toc465655081"/><text:bookmark-end text:name="_Toc3952849791"/></text:p>
        </text:list-item>
      </text:list>
      <text:p text:style-name="P22">No aplica</text:p>
      <text:p text:style-name="P22"/>
      <text:list xml:id="list134305646266978" text:continue-numbering="true" text:style-name="L20">
        <text:list-item>
          <text:p text:style-name="P89"><text:bookmark-start text:name="_Toc437027041"/><text:bookmark-start text:name="_Toc465655091"/><text:bookmark-start text:name="_Toc3952849801"/>Historia de Cambios<text:bookmark-end text:name="_Toc437027041"/><text:bookmark-end text:name="_Toc465655091"/><text:bookmark-end text:name="_Toc3952849801"/></text:p>
        </text:list-item>
      </text:list>
      <text:p text:style-name="P16"/>
      <table:table table:name="Tabla2" table:style-name="Tabla2">
        <table:table-column table:style-name="Tabla2.A"/>
        <table:table-column table:style-name="Tabla2.B" table:number-columns-repeated="2"/>
        <table:table-column table:style-name="Tabla2.D"/>
        <table:table-column table:style-name="Tabla2.E"/>
        <table:table-row table:style-name="Tabla2.1">
          <table:table-cell table:style-name="Tabla2.A1" office:value-type="string">
            <text:p text:style-name="P14">Fecha</text:p>
          </table:table-cell>
          <table:table-cell table:style-name="Tabla2.A1" office:value-type="string">
            <text:p text:style-name="P14">Versión Física</text:p>
          </table:table-cell>
          <table:table-cell table:style-name="Tabla2.A1" office:value-type="string">
            <text:p text:style-name="P14">Versión Lógica</text:p>
          </table:table-cell>
          <table:table-cell table:style-name="Tabla2.A1" office:value-type="string">
            <text:p text:style-name="P13"><text:span text:style-name="Fuente_20_de_20_párrafo_20_predeter."><text:span text:style-name="T34">Descripción</text:span></text:span></text:p>
          </table:table-cell>
          <table:table-cell table:style-name="Tabla2.A1" office:value-type="string">
            <text:p text:style-name="P14">Autor</text:p>
          </table:table-cell>
        </table:table-row>
        <table:table-row table:style-name="Tabla2.2">
          <table:table-cell table:style-name="Tabla2.A1" office:value-type="string">
            <text:p text:style-name="P13"><text:span text:style-name="Fuente_20_de_20_párrafo_20_predeter."><text:span text:style-name="T36">09/03/2015</text:span></text:span></text:p>
          </table:table-cell>
          <table:table-cell table:style-name="Tabla2.A1" office:value-type="string">
            <text:p text:style-name="P15"/>
          </table:table-cell>
          <table:table-cell table:style-name="Tabla2.A1" office:value-type="string">
            <text:p text:style-name="P13"><text:span text:style-name="Fuente_20_de_20_párrafo_20_predeter."><text:span text:style-name="T35">0.1</text:span></text:span></text:p>
          </table:table-cell>
          <table:table-cell table:style-name="Tabla2.A1" office:value-type="string">
            <text:p text:style-name="P13"><text:span text:style-name="Fuente_20_de_20_párrafo_20_predeter."><text:span text:style-name="T36">Documentación primera edición</text:span></text:span></text:p>
          </table:table-cell>
          <table:table-cell table:style-name="Tabla2.A1" office:value-type="string">
            <text:p text:style-name="P13"><text:span text:style-name="Fuente_20_de_20_párrafo_20_predeter."><text:span text:style-name="T36">Mauricio Allegretti</text:span></text:span></text:p>
            <text:p text:style-name="P13"><text:span text:style-name="Fuente_20_de_20_párrafo_20_predeter."><text:span text:style-name="T36">Andrea Benítez</text:span></text:span></text:p>
            <text:p text:style-name="P13"><text:span text:style-name="Fuente_20_de_20_párrafo_20_predeter."><text:span text:style-name="T36">Gabriela Vázquez</text:span></text:span></text:p>
          </table:table-cell>
        </table:table-row>
      </table:table>
      <text:p text:style-name="P38"/>
      <text:p text:style-name="P12"><text:bookmark-end text:name="_Toc23250098"/></text:p>
      <text:p text:style-name="P57"><text:bookmark text:name="_Toc43702704"/><text:bookmark text:name="_Toc46565509"/><text:bookmark text:name="_Toc3952849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Book Antiqua" svg:font-family="'Book Antiqu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PY" fo:font-style="normal" style:text-underline-style="none" fo:font-weight="normal" style:letter-kerning="false" style:font-name-asian="Times New Roman" style:font-size-asian="10pt" style:language-asian="es" style:country-asian="PY"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PY" fo:font-style="normal" style:text-underline-style="none" fo:font-weight="normal" style:letter-kerning="false" fo:background-color="transparent" style:font-name-asian="Times New Roman" style:font-size-asian="10pt" style:language-asian="es" style:country-asian="PY"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423cm" fo:margin-bottom="0.106cm" style:contextual-spacing="false" fo:hyphenation-ladder-count="no-limit"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Título_20_2" style:display-name="Título 2" style:family="paragraph" style:parent-style-name="Normal" style:next-style-name="Normal" style:default-outline-level="2">
      <style:paragraph-properties fo:margin-top="0.423cm" fo:margin-bottom="0.106cm" style: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margin-top="0.423cm" fo:margin-bottom="0.106cm" style: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Título_20_4" style:display-name="Título 4" style:family="paragraph" style:parent-style-name="Normal" style:next-style-name="Normal" style:default-outline-level="4">
      <style:paragraph-properties fo:margin-left="2.025cm" fo:margin-right="0cm" fo:line-height="150%" fo:text-align="justify" style:justify-single-word="false" fo:hyphenation-ladder-count="no-limit" fo:text-indent="0cm" style:auto-text-indent="false" fo:keep-with-next="always">
        <style:tab-stops/>
      </style:paragraph-properties>
      <style:text-properties style:font-name="Arial Narrow" fo:font-family="'Arial Narrow'" style:font-family-generic="swiss" style:font-pitch="variable" fo:letter-spacing="0.035cm" fo:font-weight="bold" style:font-weight-asian="bold" style:font-name-complex="Arial" style:font-family-complex="Arial" style:font-family-generic-complex="swiss" style:font-pitch-complex="variable" style:font-weight-complex="bold" fo:hyphenate="false"/>
    </style:style>
    <style:style style:name="Título_20_7" style:display-name="Título 7" style:family="paragraph" style:parent-style-name="Normal" style:next-style-name="Normal" style:default-outline-level="7">
      <style:paragraph-properties fo:text-align="center" style:justify-single-word="false" fo:hyphenation-ladder-count="no-limit" fo:keep-with-next="always"/>
      <style:text-properties style:font-name="Book Antiqua" fo:font-family="'Book Antiqua'" style:font-family-generic="roman" style:font-pitch="variable" fo:font-size="20pt" fo:font-weight="bold" style:font-size-asian="20pt" style:font-weight-asian="bold" style:font-weight-complex="bold" fo:hyphenate="false"/>
    </style:style>
    <style:style style:name="Título_20_9" style:display-name="Título 9" style:family="paragraph" style:parent-style-name="Normal" style:next-style-name="Normal" style:default-outline-level="9">
      <style:paragraph-properties fo:text-align="center" style:justify-single-word="false" fo:hyphenation-ladder-count="no-limit" fo:keep-with-next="always"/>
      <style:text-properties style:font-name="Book Antiqua" fo:font-family="'Book Antiqua'" style:font-family-generic="roman" style:font-pitch="variable" fo:font-size="14pt" fo:font-weight="bold" style:font-size-asian="14pt" style:font-weight-asian="bold" style:font-weight-complex="bold" fo:hyphenate="false"/>
    </style:style>
    <style:style style:name="Normal" style:family="paragraph">
      <style:paragraph-properties fo:hyphenation-ladder-count="no-limit"/>
      <style:text-properties fo:font-size="12pt" fo:language="es" fo:country="ES" style:font-size-asian="12pt" style:language-asian="es" style:country-asian="ES"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style:contextual-spacing="false" fo:line-height="12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style:style>
    <style:style style:name="Título_20_de_20_índice" style:display-name="Título de índice" style:family="paragraph" style:parent-style-name="Normal" style:next-style-name="Contents_20_1">
      <style:paragraph-properties fo:hyphenation-ladder-count="no-limit"/>
      <style:text-properties fo:hyphenate="false"/>
    </style:style>
    <style:style style:name="Texto_20_independiente" style:display-name="Texto independiente" style:family="paragraph" style:parent-style-name="Normal">
      <style:paragraph-properties fo:text-align="justify" style:justify-single-word="false" fo:hyphenation-ladder-count="no-limit"/>
      <style:text-properties style:font-name="Arial" fo:font-family="Arial" style:font-family-generic="swiss" style:font-pitch="variable" fo:language="es" fo:country="AR" style:font-name-complex="Arial" style:font-family-complex="Arial" style:font-family-generic-complex="swiss" style:font-pitch-complex="variable" fo:hyphenate="false"/>
    </style:style>
    <style:style style:name="TDC_20_1" style:display-name="TDC 1" style:family="paragraph" style:parent-style-name="Normal" style:next-style-name="Normal" style:auto-update="true">
      <style:paragraph-properties fo:hyphenation-ladder-count="no-limit"/>
      <style:text-properties fo:hyphenate="false"/>
    </style:style>
    <style:style style:name="TDC_20_2" style:display-name="TDC 2" style:family="paragraph" style:parent-style-name="Normal" style:next-style-name="Normal" style:auto-update="true">
      <style:paragraph-properties fo:margin-left="0.423cm" fo:margin-right="0cm" fo:hyphenation-ladder-count="no-limit" fo:text-indent="0cm" style:auto-text-indent="false">
        <style:tab-stops/>
      </style:paragraph-properties>
      <style:text-properties fo:hyphenate="false"/>
    </style:style>
    <style:style style:name="TDC_20_3" style:display-name="TDC 3" style:family="paragraph" style:parent-style-name="Normal" style:next-style-name="Normal" style:auto-update="true">
      <style:paragraph-properties fo:margin-left="0.847cm" fo:margin-right="0cm" fo:hyphenation-ladder-count="no-limit" fo:text-indent="0cm" style:auto-text-indent="false">
        <style:tab-stops/>
      </style:paragraph-properties>
      <style:text-properties fo:hyphenate="false"/>
    </style:style>
    <style:style style:name="Texto_20_independiente_20_3" style:display-name="Texto independiente 3" style:family="paragraph" style:parent-style-name="Normal">
      <style:paragraph-properties fo:hyphenation-ladder-count="no-limit"/>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font-style-complex="italic" fo:hyphenate="false"/>
    </style:style>
    <style:style style:name="Table_20_Text" style:display-name="Table Text" style:family="paragraph" style:parent-style-name="Normal">
      <style:paragraph-properties fo:margin-top="0cm" fo:margin-bottom="0.212cm" style:contextual-spacing="false" fo:hyphenation-ladder-count="no-limit" style:text-autospace="none" style:punctuation-wrap="simple" style:vertical-align="baseline"/>
      <style:text-properties style:font-name="Arial" fo:font-family="Arial" style:font-family-generic="swiss" style:font-pitch="variable" fo:font-size="10pt" fo:language="en" fo:country="US" style:font-size-asian="10pt" style:font-size-complex="10pt" fo:hyphenate="false"/>
    </style:style>
    <style:style style:name="Sangría_20_3_20_de_20_t._20_independiente" style:display-name="Sangría 3 de t. independiente" style:family="paragraph" style:parent-style-name="Normal">
      <style:paragraph-properties fo:margin-left="0.751cm" fo:margin-right="0cm" fo:line-height="150%" fo:text-align="justify" style:justify-single-word="false" fo:hyphenation-ladder-count="no-limit" fo:text-indent="0cm" style:auto-text-indent="false">
        <style:tab-stops/>
      </style:paragraph-properties>
      <style:text-properties style:font-name="Arial" fo:font-family="Arial" style:font-family-generic="swiss" style:font-pitch="variable" fo:font-size="11pt" style:font-size-asian="11pt" style:font-size-complex="10pt"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angría_20_de_20_texto_20_normal" style:display-name="Sangría de texto normal" style:family="paragraph" style:parent-style-name="Normal">
      <style:paragraph-properties fo:margin-left="5.715cm" fo:margin-right="0cm" fo:text-align="justify" style:justify-single-word="false" fo:hyphenation-ladder-count="no-limit" fo:text-indent="-1.588cm" style:auto-text-indent="false">
        <style:tab-stops/>
      </style:paragraph-properties>
      <style:text-properties fo:color="#0000ff" style:font-name="Book Antiqua" fo:font-family="'Book Antiqua'" style:font-family-generic="roman" style:font-pitch="variable" fo:font-style="italic" style:font-style-asian="italic" fo:hyphenate="false"/>
    </style:style>
    <style:style style:name="Sangría_20_2_20_de_20_t._20_independiente" style:display-name="Sangría 2 de t. independiente" style:family="paragraph" style:parent-style-name="Normal">
      <style:paragraph-properties fo:margin-left="5.001cm" fo:margin-right="0cm" fo:text-align="justify" style:justify-single-word="false" fo:hyphenation-ladder-count="no-limit" fo:text-indent="0cm" style:auto-text-indent="false">
        <style:tab-stops/>
      </style:paragraph-properties>
      <style:text-properties fo:color="#0000ff" style:font-name="Book Antiqua" fo:font-family="'Book Antiqua'" style:font-family-generic="roman" style:font-pitch="variable" fo:font-style="italic" style:font-style-asian="italic"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Arial" fo:font-family="Arial" style:font-family-generic="swiss" style:font-pitch="variable" fo:font-size="14pt" fo:font-style="normal" fo:font-weight="bold" style:font-size-asian="14pt" style:font-style-asian="normal" style:font-weight-asian="bold"/>
    </style:style>
    <style:style style:name="WW_5f_CharLFO1LVL2" style:display-name="WW_CharLFO1LVL2" style:family="text">
      <style:text-properties style:font-name="Book Antiqua" fo:font-family="'Book Antiqua'" style:font-family-generic="roman" style:font-pitch="variable" fo:font-size="12pt" fo:font-style="normal" fo:font-weight="bold" style:font-size-asian="12pt" style:font-style-asian="normal" style:font-weight-asian="bold"/>
    </style:style>
    <style:style style:name="WW_5f_CharLFO1LVL3" style:display-name="WW_CharLFO1LVL3" style:family="text">
      <style:text-properties style:font-name="Book Antiqua" fo:font-family="'Book Antiqua'" style:font-family-generic="roman" style:font-pitch="variable" fo:font-size="12pt" fo:font-style="normal" fo:font-weight="bold" style:font-size-asian="12pt" style:font-style-asian="normal" style:font-weight-asian="bold"/>
    </style:style>
    <style:style style:name="WW_5f_CharLFO2LVL1" style:display-name="WW_CharLFO2LVL1" style:family="text">
      <style:text-properties style:use-window-font-color="true"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use-window-font-color="true"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WW_5f_CharLFO4LVL2" style:display-name="WW_CharLFO4LVL2" style:family="text">
      <style:text-properties fo:font-weight="bold" style:font-weight-asian="bold"/>
    </style:style>
    <style:style style:name="WW_5f_CharLFO4LVL3" style:display-name="WW_CharLFO4LVL3" style:family="text">
      <style:text-properties fo:font-weight="bold" style:font-weight-asian="bold"/>
    </style:style>
    <style:style style:name="WW_5f_CharLFO4LVL4" style:display-name="WW_CharLFO4LVL4" style:family="text">
      <style:text-properties fo:font-weight="bold" style:font-weight-asian="bold"/>
    </style:style>
    <style:style style:name="WW_5f_CharLFO4LVL5" style:display-name="WW_CharLFO4LVL5" style:family="text">
      <style:text-properties fo:font-weight="bold" style:font-weight-asian="bold"/>
    </style:style>
    <style:style style:name="WW_5f_CharLFO4LVL6" style:display-name="WW_CharLFO4LVL6" style:family="text">
      <style:text-properties fo:font-weight="bold" style:font-weight-asian="bold"/>
    </style:style>
    <style:style style:name="WW_5f_CharLFO4LVL7" style:display-name="WW_CharLFO4LVL7" style:family="text">
      <style:text-properties fo:font-weight="bold" style:font-weight-asian="bold"/>
    </style:style>
    <style:style style:name="WW_5f_CharLFO4LVL8" style:display-name="WW_CharLFO4LVL8" style:family="text">
      <style:text-properties fo:font-weight="bold" style:font-weight-asian="bold"/>
    </style:style>
    <style:style style:name="WW_5f_CharLFO4LVL9" style:display-name="WW_CharLFO4LVL9" style:family="text">
      <style:text-properties fo:font-weight="bold" style:font-weight-asian="bold"/>
    </style:style>
    <style:style style:name="WW_5f_CharLFO6LVL1" style:display-name="WW_CharLFO6LVL1" style:family="text">
      <style:text-properties style:use-window-font-color="true" style:font-name="Wingdings" fo:font-family="Wingdings" style:font-family-generic="system" style:font-pitch="variable" style:font-charset="x-symbol"/>
    </style:style>
    <style:style style:name="WW_5f_CharLFO6LVL2" style:display-name="WW_CharLFO6LVL2" style:family="text">
      <style:text-properties style:font-name="Wingdings" fo:font-family="Wingdings" style:font-family-generic="system" style:font-pitch="variable" style:font-charset="x-symbol"/>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Wingdings" fo:font-family="Wingdings" style:font-family-generic="system"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use-window-font-color="true"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Wingdings" fo:font-family="Wingdings" style:font-family-generic="system"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Arial" fo:font-family="Arial" style:font-family-generic="swiss" style:font-pitch="variable" fo:font-size="14pt" fo:font-style="normal" fo:font-weight="bold" style:font-size-asian="14pt" style:font-style-asian="normal" style:font-weight-asian="bold"/>
    </style:style>
    <style:style style:name="WW_5f_CharLFO10LVL2" style:display-name="WW_CharLFO10LVL2" style:family="text">
      <style:text-properties style:font-name="Book Antiqua" fo:font-family="'Book Antiqua'" style:font-family-generic="roman" style:font-pitch="variable" fo:font-size="12pt" fo:font-style="normal" fo:font-weight="bold" style:font-size-asian="12pt" style:font-style-asian="normal" style:font-weight-asian="bold"/>
    </style:style>
    <style:style style:name="WW_5f_CharLFO10LVL3" style:display-name="WW_CharLFO10LVL3" style:family="text">
      <style:text-properties style:font-name="Book Antiqua" fo:font-family="'Book Antiqua'" style:font-family-generic="roman" style:font-pitch="variable" fo:font-size="12pt" fo:font-style="normal" fo:font-weight="bold" style:font-size-asian="12pt" style:font-style-asian="normal" style:font-weight-asian="bold"/>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use-window-font-color="true" fo:font-style="normal" fo:font-weight="bold" style:font-style-asian="normal"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WW8Num4z0" style:family="text">
      <style:text-properties fo:color="#0000ff" style:font-name="Symbol1" fo:font-family="Symbol" style:font-family-generic="roman" style:font-pitch="variable" fo:font-style="italic" style:font-style-asian="italic" style:font-name-complex="Symbol1" style:font-family-complex="Symbol"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2">
      <text:list-level-style-number text:level="1" text:style-name="List2Level0" style:num-prefix="RF -" style:num-suffix="." style:num-format="1">
        <style:list-level-properties text:min-label-width="1.27cm" text:min-label-distance="0.635cm" fo:text-align="end"/>
      </text:list-level-style-number>
      <text:list-level-style-number text:level="2" text:style-name="List2Level1" style:num-prefix="RF- " style:num-suffix="." style:num-format="1" text:display-levels="2">
        <style:list-level-properties text:min-label-width="2.54cm" text:min-label-distance="0.635cm" fo:text-align="end"/>
      </text:list-level-style-number>
      <text:list-level-style-number text:level="3" text:style-name="List2Level2" style:num-prefix="RF - " style:num-suffix="." style:num-format="1" text:display-levels="3">
        <style:list-level-properties text:min-label-width="3.81cm" text:min-label-distance="0.318cm" fo:text-align="end"/>
      </text:list-level-style-number>
      <text:list-level-style-number text:level="4" text:style-name="List2Level3" style:num-prefix="RF - " style:num-suffix="." style:num-format="1" text:display-levels="4">
        <style:list-level-properties text:min-label-width="5.08cm" text:min-label-distance="0.635cm" fo:text-align="end"/>
      </text:list-level-style-number>
      <text:list-level-style-number text:level="5" text:style-name="List2Level4" style:num-suffix="." style:num-format="1" text:display-levels="5">
        <style:list-level-properties text:min-label-width="6.35cm" text:min-label-distance="0.635cm" fo:text-align="end"/>
      </text:list-level-style-number>
      <text:list-level-style-number text:level="6" text:style-name="List2Level5" style:num-suffix="." style:num-format="1" text:display-levels="6">
        <style:list-level-properties text:min-label-width="7.62cm" text:min-label-distance="0.318cm" fo:text-align="end"/>
      </text:list-level-style-number>
      <text:list-level-style-number text:level="7" text:style-name="List2Level6" style:num-suffix="." style:num-format="1" text:display-levels="7">
        <style:list-level-properties text:min-label-width="8.89cm" text:min-label-distance="0.635cm" fo:text-align="end"/>
      </text:list-level-style-number>
      <text:list-level-style-number text:level="8" text:style-name="List2Level7" style:num-suffix="." style:num-format="1" text:display-levels="8">
        <style:list-level-properties text:min-label-width="10.16cm" text:min-label-distance="0.635cm" fo:text-align="end"/>
      </text:list-level-style-number>
      <text:list-level-style-number text:level="9" text:style-name="List2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RNF-"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463cm" fo:margin-left="0.123cm" table:align="left"/>
    </style:style>
    <style:style style:name="Tabla1.A" style:family="table-column">
      <style:table-column-properties style:column-width="3.501cm"/>
    </style:style>
    <style:style style:name="Tabla1.B" style:family="table-column">
      <style:table-column-properties style:column-width="8.5cm"/>
    </style:style>
    <style:style style:name="Tabla1.C" style:family="table-column">
      <style:table-column-properties style:column-width="5.461cm"/>
    </style:style>
    <style:style style:name="Tabla1.1" style:family="table-row">
      <style:table-row-properties style:row-height="0.6cm" fo:keep-together="always" style:use-optimal-row-height="false"/>
    </style:style>
    <style:style style:name="Tabla1.A1" style:family="table-cell">
      <style:table-cell-properties style:vertical-align="middle" fo:padding-left="0.123cm" fo:padding-right="0.123cm" fo:padding-top="0cm" fo:padding-bottom="0cm" fo:border="0.5pt solid #000000" style:writing-mode="lr-tb"/>
    </style:style>
    <style:style style:name="Tabla1.2" style:family="table-row">
      <style:table-row-properties style:min-row-height="0.471cm" fo:keep-together="always" style:use-optimal-row-height="false"/>
    </style:style>
    <style:style style:name="Tabla1.3" style:family="table-row">
      <style:table-row-properties style:row-height="0.501cm" fo:keep-together="always" style:use-optimal-row-height="false"/>
    </style:style>
    <style:style style:name="MP1" style:family="paragraph" style:parent-style-name="Heading">
      <style:paragraph-properties fo:margin-left="0cm" fo:margin-right="0.635cm" fo:text-align="center" style:justify-single-word="false" fo:text-indent="0cm" style:auto-text-indent="false"/>
    </style:style>
    <style:style style:name="MP2" style:family="paragraph" style:parent-style-name="Heading">
      <style:paragraph-properties fo:text-align="center" style:justify-single-word="false"/>
    </style:style>
    <style:style style:name="MP3" style:family="paragraph" style:parent-style-name="Heading">
      <style:paragraph-properties fo:text-align="end" style:justify-single-word="false"/>
    </style:style>
    <style:style style:name="MP4" style:family="paragraph" style:parent-style-name="Heading">
      <style:text-properties fo:language="en" fo:country="US"/>
    </style:style>
    <style:style style:name="MP5" style:family="paragraph" style:parent-style-name="Footer">
      <style:paragraph-properties>
        <style:tab-stops>
          <style:tab-stop style:position="13.653cm"/>
        </style:tab-stops>
      </style:paragraph-properties>
    </style:style>
    <style:style style:name="MP6" style:family="paragraph" style:parent-style-name="Footer">
      <style:paragraph-properties>
        <style:tab-stops>
          <style:tab-stop style:position="13.018cm"/>
        </style:tab-stops>
      </style:paragraph-properties>
    </style:style>
    <style:style style:name="MP7" style:family="paragraph" style:parent-style-name="Footer">
      <style:paragraph-properties>
        <style:tab-stops>
          <style:tab-stop style:position="13.335cm"/>
        </style:tab-stops>
      </style:paragraph-properties>
    </style:style>
    <style:style style:name="MT1" style:family="text">
      <style:text-properties fo:color="#ff0000" style:font-name="Arial" fo:font-size="10pt" fo:language="es" fo:country="PY" style:font-size-asian="10pt" style:language-asian="es" style:country-asian="PY" style:font-name-complex="Arial" style:font-size-complex="10pt"/>
    </style:style>
    <style:style style:name="MT2" style:family="text">
      <style:text-properties style:font-name="Arial" fo:font-size="10pt" fo:font-weight="bold" style:font-size-asian="10pt" style:font-weight-asian="bold" style:font-name-complex="Arial" style:font-size-complex="10pt"/>
    </style:style>
    <style:style style:name="MT3" style:family="text">
      <style:text-properties style:font-name="Arial" fo:font-size="10pt" style:font-size-asian="10pt" style:font-name-complex="Arial" style:font-size-complex="10pt"/>
    </style:style>
    <style:style style:name="MT4" style:family="text">
      <style:text-properties style:font-name="Arial" fo:font-size="10pt" fo:font-weight="bold" style:font-size-asian="10pt" style:font-weight-asian="bold" style:font-name-complex="Arial" style:font-size-complex="10pt" text:display="none"/>
    </style:style>
    <style:style style:name="MT5" style:family="text">
      <style:text-properties style:font-name="Arial" fo:font-size="9pt" fo:language="en" fo:country="US" fo:font-weight="bold" style:font-size-asian="9pt" style:font-weight-asian="bold" style:font-name-complex="Arial" style:font-size-complex="9pt"/>
    </style:style>
    <style:style style:name="MT6" style:family="text">
      <style:text-properties style:font-name="Arial" fo:font-size="9pt" fo:language="en" fo:country="US" style:font-size-asian="9pt" style:font-name-complex="Arial" style:font-size-complex="9pt"/>
    </style:style>
    <style:style style:name="MT7" style:family="text">
      <style:text-properties style:font-name="Book Antiqua" fo:font-size="9pt" fo:language="en" fo:country="US"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la1" table:style-name="Tabla1">
          <table:table-column table:style-name="Tabla1.A"/>
          <table:table-column table:style-name="Tabla1.B"/>
          <table:table-column table:style-name="Tabla1.C"/>
          <table:table-row table:style-name="Tabla1.1">
            <table:table-cell table:style-name="Tabla1.A1" table:number-rows-spanned="3" office:value-type="string">
              <text:p text:style-name="MP1"><text:span text:style-name="Fuente_20_de_20_párrafo_20_predeter."><text:span text:style-name="MT1"/></text:span></text:p>
            </table:table-cell>
            <table:table-cell table:style-name="Tabla1.A1" table:number-rows-spanned="2" office:value-type="string">
              <text:p text:style-name="MP2"><text:span text:style-name="Fuente_20_de_20_párrafo_20_predeter."><text:span text:style-name="MT2">ESPECIFICACIÓN DE REQUERIMIENTOS</text:span></text:span></text:p>
            </table:table-cell>
            <table:table-cell table:style-name="Tabla1.A1" office:value-type="string">
              <text:p text:style-name="Heading"><text:span text:style-name="Fuente_20_de_20_párrafo_20_predeter."><text:span text:style-name="MT2">Producto/ Versión: ALFA</text:span></text:span></text:p>
            </table:table-cell>
          </table:table-row>
          <table:table-row table:style-name="Tabla1.2">
            <table:covered-table-cell/>
            <table:covered-table-cell/>
            <table:table-cell table:style-name="Tabla1.A1" office:value-type="string">
              <text:p text:style-name="Heading"><text:span text:style-name="Fuente_20_de_20_párrafo_20_predeter."><text:span text:style-name="MT2">Versión ERS: 0</text:span></text:span><text:span text:style-name="Fuente_20_de_20_párrafo_20_predeter."><text:span text:style-name="MT3">.1</text:span></text:span></text:p>
            </table:table-cell>
          </table:table-row>
          <table:table-row table:style-name="Tabla1.3">
            <table:covered-table-cell/>
            <table:table-cell table:style-name="Tabla1.A1" office:value-type="string">
              <text:p text:style-name="Heading"><text:span text:style-name="Page_20_Number"><text:span text:style-name="MT4"><text:s/></text:span></text:span><text:span text:style-name="Page_20_Number"><text:span text:style-name="MT2">Cliente:</text:span></text:span><text:span text:style-name="Page_20_Number"><text:span text:style-name="MT3"> Ingeniería de Software II <text:s text:c="60"/></text:span></text:span></text:p>
            </table:table-cell>
            <table:table-cell table:style-name="Tabla1.A1" office:value-type="string">
              <text:p text:style-name="MP3"><text:span text:style-name="Page_20_Number"><text:span text:style-name="MT2">Página</text:span></text:span><text:span text:style-name="Page_20_Number"><text:span text:style-name="MT3"> </text:span></text:span><text:span text:style-name="Page_20_Number"><text:span text:style-name="MT3"><text:page-number text:select-page="current">21</text:page-number></text:span></text:span><text:span text:style-name="Page_20_Number"><text:span text:style-name="MT3"> </text:span></text:span><text:span text:style-name="Page_20_Number"><text:span text:style-name="MT2">de</text:span></text:span><text:span text:style-name="Page_20_Number"><text:span text:style-name="MT3"> </text:span></text:span><text:span text:style-name="Page_20_Number"><text:span text:style-name="MT3"><text:page-count>21</text:page-count></text:span></text:span></text:p>
            </table:table-cell>
          </table:table-row>
        </table:table>
        <text:p text:style-name="MP4"/>
      </style:header>
      <style:footer>
        <text:p text:style-name="MP5"><text:span text:style-name="Page_20_Number"><text:span text:style-name="MT5">File</text:span></text:span><text:span text:style-name="Page_20_Number"><text:span text:style-name="MT6">: GRUPO_01_R_ERS<text:tab/></text:span></text:span><text:span text:style-name="Page_20_Number"><text:span text:style-name="MT5">STD-ERS Versión: </text:span></text:span><text:span text:style-name="Page_20_Number"><text:span text:style-name="MT6">1.0</text:span></text:span></text:p>
        <text:p text:style-name="MP6"><text:span text:style-name="Page_20_Number"><text:span text:style-name="MT6"><text:tab/></text:span></text:span></text:p>
        <text:p text:style-name="MP7"><text:span text:style-name="Page_20_Number"><text:span text:style-name="MT7"><text:tab/> <text:s text:c="111"/></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ESPECIFICACIÓN DE REQUERIMIENTOS</dc:title>
    <dc:description/>
    <dc:subject/>
    <meta:initial-creator>admin</meta:initial-creator>
    <meta:creation-date>2014-08-08T21:59:00Z</meta:creation-date>
    <dc:date>2015-03-13T13:43:04.460021635</dc:date>
    <meta:print-date>2005-11-08T13:54:00Z</meta:print-date>
    <meta:editing-cycles>65</meta:editing-cycles>
    <meta:editing-duration>PT14H4M36S</meta:editing-duration>
    <meta:document-statistic meta:table-count="2" meta:image-count="0" meta:object-count="0" meta:page-count="21" meta:paragraph-count="493" meta:word-count="5408" meta:character-count="35327" meta:non-whitespace-character-count="30177"/>
    <meta:template xlink:type="simple" xlink:actuate="onRequest" xlink:title="" xlink:href="../../../../C:/Users/admin/Desktop/ESPECIFICACIÓN%20DE%20REQUERIMIENTOS.odt/ESPECIFICACION-DE-REQUERIMIENTOS.dot"/>
  </office:meta>
</office:document-meta>
</file>